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69pt"/>
    </style:style>
    <style:style style:name="co2" style:family="table-column">
      <style:table-column-properties fo:break-before="auto" style:column-width="80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86pt"/>
    </style:style>
    <style:style style:name="co5" style:family="table-column">
      <style:table-column-properties fo:break-before="auto" style:column-width="83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 (Moto at hand)</text:p>
          </table:table-cell>
          <table:table-cell office:value-type="string" calcext:value-type="string">
            <text:p>X (E4 at hand)</text:p>
          </table:table-cell>
          <table:table-cell/>
          <table:table-cell office:value-type="string" calcext:value-type="string">
            <text:p>Y (Moto at hand)</text:p>
          </table:table-cell>
          <table:table-cell office:value-type="string" calcext:value-type="string">
            <text:p>Y (E4 at hand)</text:p>
          </table:table-cell>
          <table:table-cell/>
          <table:table-cell office:value-type="string" calcext:value-type="string">
            <text:p>Z (Moto at hand)</text:p>
          </table:table-cell>
          <table:table-cell office:value-type="string" calcext:value-type="string">
            <text:p>Z (E4 at hand)</text:p>
          </table:table-cell>
          <table:table-cell/>
          <table:table-cell office:value-type="string" calcext:value-type="string">
            <text:p>Avg (Moto at hand)</text:p>
          </table:table-cell>
          <table:table-cell office:value-type="string" calcext:value-type="string">
            <text:p>Avg (E4 at hand)</text:p>
          </table:table-cell>
        </table:table-row>
        <table:table-row table:style-name="ro1">
          <table:table-cell office:value-type="float" office:value="0.0018366204" calcext:value-type="float">
            <text:p>0.0018366204</text:p>
          </table:table-cell>
          <table:table-cell office:value-type="float" office:value="0.1393018" calcext:value-type="float">
            <text:p>0.1393018</text:p>
          </table:table-cell>
          <table:table-cell/>
          <table:table-cell office:value-type="float" office:value="0.00979789" calcext:value-type="float">
            <text:p>0.00979789</text:p>
          </table:table-cell>
          <table:table-cell office:value-type="float" office:value="0.2737581" calcext:value-type="float">
            <text:p>0.2737581</text:p>
          </table:table-cell>
          <table:table-cell/>
          <table:table-cell office:value-type="float" office:value="-0.0037239068" calcext:value-type="float">
            <text:p>-0.0037239068</text:p>
          </table:table-cell>
          <table:table-cell office:value-type="float" office:value="-0.022192609" calcext:value-type="float">
            <text:p>-0.022192609</text:p>
          </table:table-cell>
          <table:table-cell/>
          <table:table-cell table:formula="of:=([.A2]+[.D2]+[.G2])/3" office:value-type="float" office:value="0.00263686786666667" calcext:value-type="float">
            <text:p>0.002636867866667</text:p>
          </table:table-cell>
          <table:table-cell table:formula="of:=([.B2]+[.E2]+[.H2])/3" office:value-type="float" office:value="0.130289097" calcext:value-type="float">
            <text:p>0.130289097</text:p>
          </table:table-cell>
        </table:table-row>
        <table:table-row table:style-name="ro1">
          <table:table-cell office:value-type="float" office:value="-0.004719091" calcext:value-type="float">
            <text:p>-0.004719091</text:p>
          </table:table-cell>
          <table:table-cell office:value-type="float" office:value="0.10647516" calcext:value-type="float">
            <text:p>0.10647516</text:p>
          </table:table-cell>
          <table:table-cell/>
          <table:table-cell office:value-type="float" office:value="-0.0045852237" calcext:value-type="float">
            <text:p>-0.0045852237</text:p>
          </table:table-cell>
          <table:table-cell office:value-type="float" office:value="0.21452197" calcext:value-type="float">
            <text:p>0.21452197</text:p>
          </table:table-cell>
          <table:table-cell/>
          <table:table-cell office:value-type="float" office:value="0.0056572887" calcext:value-type="float">
            <text:p>0.0056572887</text:p>
          </table:table-cell>
          <table:table-cell office:value-type="float" office:value="-0.006570007" calcext:value-type="float">
            <text:p>-0.006570007</text:p>
          </table:table-cell>
          <table:table-cell/>
          <table:table-cell table:formula="of:=([.A3]+[.D3]+[.G3])/3" office:value-type="float" office:value="-0.00121567533333333" calcext:value-type="float">
            <text:p>-0.001215675333333</text:p>
          </table:table-cell>
          <table:table-cell table:formula="of:=([.B3]+[.E3]+[.H3])/3" office:value-type="float" office:value="0.104809041" calcext:value-type="float">
            <text:p>0.104809041</text:p>
          </table:table-cell>
        </table:table-row>
        <table:table-row table:style-name="ro1">
          <table:table-cell office:value-type="float" office:value="0.0023445939" calcext:value-type="float">
            <text:p>0.0023445939</text:p>
          </table:table-cell>
          <table:table-cell office:value-type="float" office:value="0.095827654" calcext:value-type="float">
            <text:p>0.095827654</text:p>
          </table:table-cell>
          <table:table-cell/>
          <table:table-cell office:value-type="float" office:value="0.004662365" calcext:value-type="float">
            <text:p>0.004662365</text:p>
          </table:table-cell>
          <table:table-cell office:value-type="float" office:value="0.19306977" calcext:value-type="float">
            <text:p>0.19306977</text:p>
          </table:table-cell>
          <table:table-cell/>
          <table:table-cell office:value-type="float" office:value="0.012122802" calcext:value-type="float">
            <text:p>0.012122802</text:p>
          </table:table-cell>
          <table:table-cell office:value-type="float" office:value="-0.0059130015" calcext:value-type="float">
            <text:p>-0.0059130015</text:p>
          </table:table-cell>
          <table:table-cell/>
          <table:table-cell table:formula="of:=([.A4]+[.D4]+[.G4])/3" office:value-type="float" office:value="0.00637658696666667" calcext:value-type="float">
            <text:p>0.006376586966667</text:p>
          </table:table-cell>
          <table:table-cell table:formula="of:=([.B4]+[.E4]+[.H4])/3" office:value-type="float" office:value="0.0943281408333333" calcext:value-type="float">
            <text:p>0.094328140833333</text:p>
          </table:table-cell>
        </table:table-row>
        <table:table-row table:style-name="ro1">
          <table:table-cell office:value-type="float" office:value="0.008921651" calcext:value-type="float">
            <text:p>0.008921651</text:p>
          </table:table-cell>
          <table:table-cell office:value-type="float" office:value="0.08404765" calcext:value-type="float">
            <text:p>0.08404765</text:p>
          </table:table-cell>
          <table:table-cell/>
          <table:table-cell office:value-type="float" office:value="-0.0074493815" calcext:value-type="float">
            <text:p>-0.0074493815</text:p>
          </table:table-cell>
          <table:table-cell office:value-type="float" office:value="0.1746417" calcext:value-type="float">
            <text:p>0.1746417</text:p>
          </table:table-cell>
          <table:table-cell/>
          <table:table-cell office:value-type="float" office:value="0.013547239" calcext:value-type="float">
            <text:p>0.013547239</text:p>
          </table:table-cell>
          <table:table-cell office:value-type="float" office:value="0.0093999645" calcext:value-type="float">
            <text:p>0.0093999645</text:p>
          </table:table-cell>
          <table:table-cell/>
          <table:table-cell table:formula="of:=([.A5]+[.D5]+[.G5])/3" office:value-type="float" office:value="0.00500650283333333" calcext:value-type="float">
            <text:p>0.005006502833333</text:p>
          </table:table-cell>
          <table:table-cell table:formula="of:=([.B5]+[.E5]+[.H5])/3" office:value-type="float" office:value="0.0893631048333333" calcext:value-type="float">
            <text:p>0.089363104833333</text:p>
          </table:table-cell>
        </table:table-row>
        <table:table-row table:style-name="ro1">
          <table:table-cell office:value-type="float" office:value="0.0034152425" calcext:value-type="float">
            <text:p>0.0034152425</text:p>
          </table:table-cell>
          <table:table-cell office:value-type="float" office:value="0.07476399" calcext:value-type="float">
            <text:p>0.07476399</text:p>
          </table:table-cell>
          <table:table-cell/>
          <table:table-cell office:value-type="float" office:value="-0.006484715" calcext:value-type="float">
            <text:p>-0.006484715</text:p>
          </table:table-cell>
          <table:table-cell office:value-type="float" office:value="0.16992167" calcext:value-type="float">
            <text:p>0.16992167</text:p>
          </table:table-cell>
          <table:table-cell/>
          <table:table-cell office:value-type="float" office:value="-0.017690333" calcext:value-type="float">
            <text:p>-0.017690333</text:p>
          </table:table-cell>
          <table:table-cell office:value-type="float" office:value="-0.0034052746" calcext:value-type="float">
            <text:p>-0.0034052746</text:p>
          </table:table-cell>
          <table:table-cell/>
          <table:table-cell table:formula="of:=([.A6]+[.D6]+[.G6])/3" office:value-type="float" office:value="-0.00691993516666667" calcext:value-type="float">
            <text:p>-0.006919935166667</text:p>
          </table:table-cell>
          <table:table-cell table:formula="of:=([.B6]+[.E6]+[.H6])/3" office:value-type="float" office:value="0.0804267951333333" calcext:value-type="float">
            <text:p>0.080426795133333</text:p>
          </table:table-cell>
        </table:table-row>
        <table:table-row table:style-name="ro1">
          <table:table-cell office:value-type="float" office:value="-0.0032983508" calcext:value-type="float">
            <text:p>-0.0032983508</text:p>
          </table:table-cell>
          <table:table-cell office:value-type="float" office:value="0.07278077" calcext:value-type="float">
            <text:p>0.07278077</text:p>
          </table:table-cell>
          <table:table-cell/>
          <table:table-cell office:value-type="float" office:value="-0.016602848" calcext:value-type="float">
            <text:p>-0.016602848</text:p>
          </table:table-cell>
          <table:table-cell office:value-type="float" office:value="0.13425274" calcext:value-type="float">
            <text:p>0.13425274</text:p>
          </table:table-cell>
          <table:table-cell/>
          <table:table-cell office:value-type="float" office:value="-0.0033968627" calcext:value-type="float">
            <text:p>-0.0033968627</text:p>
          </table:table-cell>
          <table:table-cell office:value-type="float" office:value="0.00528483" calcext:value-type="float">
            <text:p>0.00528483</text:p>
          </table:table-cell>
          <table:table-cell/>
          <table:table-cell table:formula="of:=([.A7]+[.D7]+[.G7])/3" office:value-type="float" office:value="-0.0077660205" calcext:value-type="float">
            <text:p>-0.0077660205</text:p>
          </table:table-cell>
          <table:table-cell table:formula="of:=([.B7]+[.E7]+[.H7])/3" office:value-type="float" office:value="0.07077278" calcext:value-type="float">
            <text:p>0.07077278</text:p>
          </table:table-cell>
        </table:table-row>
        <table:table-row table:style-name="ro1">
          <table:table-cell office:value-type="float" office:value="-0.0040671425" calcext:value-type="float">
            <text:p>-0.0040671425</text:p>
          </table:table-cell>
          <table:table-cell office:value-type="float" office:value="0.07121557" calcext:value-type="float">
            <text:p>0.07121557</text:p>
          </table:table-cell>
          <table:table-cell/>
          <table:table-cell office:value-type="float" office:value="0.007908999" calcext:value-type="float">
            <text:p>0.007908999</text:p>
          </table:table-cell>
          <table:table-cell office:value-type="float" office:value="0.13708724" calcext:value-type="float">
            <text:p>0.13708724</text:p>
          </table:table-cell>
          <table:table-cell/>
          <table:table-cell office:value-type="float" office:value="-0.004375515" calcext:value-type="float">
            <text:p>-0.004375515</text:p>
          </table:table-cell>
          <table:table-cell office:value-type="float" office:value="0.0051957997" calcext:value-type="float">
            <text:p>0.0051957997</text:p>
          </table:table-cell>
          <table:table-cell/>
          <table:table-cell table:formula="of:=([.A8]+[.D8]+[.G8])/3" office:value-type="float" office:value="-0.000177886166666667" calcext:value-type="float">
            <text:p>-0.000177886166667</text:p>
          </table:table-cell>
          <table:table-cell table:formula="of:=([.B8]+[.E8]+[.H8])/3" office:value-type="float" office:value="0.0711662032333333" calcext:value-type="float">
            <text:p>0.071166203233333</text:p>
          </table:table-cell>
        </table:table-row>
        <table:table-row table:style-name="ro1">
          <table:table-cell office:value-type="float" office:value="0.007325865" calcext:value-type="float">
            <text:p>0.007325865</text:p>
          </table:table-cell>
          <table:table-cell office:value-type="float" office:value="0.06409402" calcext:value-type="float">
            <text:p>0.06409402</text:p>
          </table:table-cell>
          <table:table-cell/>
          <table:table-cell office:value-type="float" office:value="0.0003065795" calcext:value-type="float">
            <text:p>0.0003065795</text:p>
          </table:table-cell>
          <table:table-cell office:value-type="float" office:value="0.123378515" calcext:value-type="float">
            <text:p>0.123378515</text:p>
          </table:table-cell>
          <table:table-cell/>
          <table:table-cell office:value-type="float" office:value="0.0041919113" calcext:value-type="float">
            <text:p>0.0041919113</text:p>
          </table:table-cell>
          <table:table-cell office:value-type="float" office:value="0.004676205" calcext:value-type="float">
            <text:p>0.004676205</text:p>
          </table:table-cell>
          <table:table-cell/>
          <table:table-cell table:formula="of:=([.A9]+[.D9]+[.G9])/3" office:value-type="float" office:value="0.00394145193333333" calcext:value-type="float">
            <text:p>0.003941451933333</text:p>
          </table:table-cell>
          <table:table-cell table:formula="of:=([.B9]+[.E9]+[.H9])/3" office:value-type="float" office:value="0.06404958" calcext:value-type="float">
            <text:p>0.06404958</text:p>
          </table:table-cell>
        </table:table-row>
        <table:table-row table:style-name="ro1">
          <table:table-cell office:value-type="float" office:value="0.0054946416" calcext:value-type="float">
            <text:p>0.0054946416</text:p>
          </table:table-cell>
          <table:table-cell office:value-type="float" office:value="0.038348712" calcext:value-type="float">
            <text:p>0.038348712</text:p>
          </table:table-cell>
          <table:table-cell/>
          <table:table-cell office:value-type="float" office:value="0.016535684" calcext:value-type="float">
            <text:p>0.016535684</text:p>
          </table:table-cell>
          <table:table-cell office:value-type="float" office:value="0.11389712" calcext:value-type="float">
            <text:p>0.11389712</text:p>
          </table:table-cell>
          <table:table-cell/>
          <table:table-cell office:value-type="float" office:value="-0.0017204579" calcext:value-type="float">
            <text:p>-0.0017204579</text:p>
          </table:table-cell>
          <table:table-cell office:value-type="float" office:value="-0.0054593896" calcext:value-type="float">
            <text:p>-0.0054593896</text:p>
          </table:table-cell>
          <table:table-cell/>
          <table:table-cell table:formula="of:=([.A10]+[.D10]+[.G10])/3" office:value-type="float" office:value="0.0067699559" calcext:value-type="float">
            <text:p>0.0067699559</text:p>
          </table:table-cell>
          <table:table-cell table:formula="of:=([.B10]+[.E10]+[.H10])/3" office:value-type="float" office:value="0.0489288141333333" calcext:value-type="float">
            <text:p>0.048928814133333</text:p>
          </table:table-cell>
        </table:table-row>
        <table:table-row table:style-name="ro1">
          <table:table-cell office:value-type="float" office:value="-0.0009874533" calcext:value-type="float">
            <text:p>-0.0009874533</text:p>
          </table:table-cell>
          <table:table-cell office:value-type="float" office:value="0.033854652" calcext:value-type="float">
            <text:p>0.033854652</text:p>
          </table:table-cell>
          <table:table-cell/>
          <table:table-cell office:value-type="float" office:value="0.0012590662" calcext:value-type="float">
            <text:p>0.0012590662</text:p>
          </table:table-cell>
          <table:table-cell office:value-type="float" office:value="0.09283944" calcext:value-type="float">
            <text:p>0.09283944</text:p>
          </table:table-cell>
          <table:table-cell/>
          <table:table-cell office:value-type="float" office:value="0.006361751" calcext:value-type="float">
            <text:p>0.006361751</text:p>
          </table:table-cell>
          <table:table-cell office:value-type="float" office:value="-0.00469371" calcext:value-type="float">
            <text:p>-0.00469371</text:p>
          </table:table-cell>
          <table:table-cell/>
          <table:table-cell table:formula="of:=([.A11]+[.D11]+[.G11])/3" office:value-type="float" office:value="0.0022111213" calcext:value-type="float">
            <text:p>0.0022111213</text:p>
          </table:table-cell>
          <table:table-cell table:formula="of:=([.B11]+[.E11]+[.H11])/3" office:value-type="float" office:value="0.040666794" calcext:value-type="float">
            <text:p>0.040666794</text:p>
          </table:table-cell>
        </table:table-row>
        <table:table-row table:style-name="ro1">
          <table:table-cell office:value-type="float" office:value="-0.0055029565" calcext:value-type="float">
            <text:p>-0.0055029565</text:p>
          </table:table-cell>
          <table:table-cell office:value-type="float" office:value="0.038379345" calcext:value-type="float">
            <text:p>0.038379345</text:p>
          </table:table-cell>
          <table:table-cell/>
          <table:table-cell office:value-type="float" office:value="-0.0026021907" calcext:value-type="float">
            <text:p>-0.0026021907</text:p>
          </table:table-cell>
          <table:table-cell office:value-type="float" office:value="0.10772541" calcext:value-type="float">
            <text:p>0.10772541</text:p>
          </table:table-cell>
          <table:table-cell/>
          <table:table-cell office:value-type="float" office:value="0.0008916157" calcext:value-type="float">
            <text:p>0.0008916157</text:p>
          </table:table-cell>
          <table:table-cell office:value-type="float" office:value="-0.005542682" calcext:value-type="float">
            <text:p>-0.005542682</text:p>
          </table:table-cell>
          <table:table-cell/>
          <table:table-cell table:formula="of:=([.A12]+[.D12]+[.G12])/3" office:value-type="float" office:value="-0.0024045105" calcext:value-type="float">
            <text:p>-0.0024045105</text:p>
          </table:table-cell>
          <table:table-cell table:formula="of:=([.B12]+[.E12]+[.H12])/3" office:value-type="float" office:value="0.0468540243333333" calcext:value-type="float">
            <text:p>0.046854024333333</text:p>
          </table:table-cell>
        </table:table-row>
        <table:table-row table:style-name="ro1">
          <table:table-cell office:value-type="float" office:value="0.0038363738" calcext:value-type="float">
            <text:p>0.0038363738</text:p>
          </table:table-cell>
          <table:table-cell office:value-type="float" office:value="0.02531285" calcext:value-type="float">
            <text:p>0.02531285</text:p>
          </table:table-cell>
          <table:table-cell/>
          <table:table-cell office:value-type="float" office:value="0.010402169" calcext:value-type="float">
            <text:p>0.010402169</text:p>
          </table:table-cell>
          <table:table-cell office:value-type="float" office:value="0.06992651" calcext:value-type="float">
            <text:p>0.06992651</text:p>
          </table:table-cell>
          <table:table-cell/>
          <table:table-cell office:value-type="float" office:value="0.004757504" calcext:value-type="float">
            <text:p>0.004757504</text:p>
          </table:table-cell>
          <table:table-cell office:value-type="float" office:value="0.02401547" calcext:value-type="float">
            <text:p>0.02401547</text:p>
          </table:table-cell>
          <table:table-cell/>
          <table:table-cell table:formula="of:=([.A13]+[.D13]+[.G13])/3" office:value-type="float" office:value="0.0063320156" calcext:value-type="float">
            <text:p>0.0063320156</text:p>
          </table:table-cell>
          <table:table-cell table:formula="of:=([.B13]+[.E13]+[.H13])/3" office:value-type="float" office:value="0.03975161" calcext:value-type="float">
            <text:p>0.03975161</text:p>
          </table:table-cell>
        </table:table-row>
        <table:table-row table:style-name="ro1">
          <table:table-cell office:value-type="float" office:value="-0.0029193277" calcext:value-type="float">
            <text:p>-0.0029193277</text:p>
          </table:table-cell>
          <table:table-cell office:value-type="float" office:value="0.042776693" calcext:value-type="float">
            <text:p>0.042776693</text:p>
          </table:table-cell>
          <table:table-cell/>
          <table:table-cell office:value-type="float" office:value="-0.0007454706" calcext:value-type="float">
            <text:p>-0.0007454706</text:p>
          </table:table-cell>
          <table:table-cell office:value-type="float" office:value="0.033270773" calcext:value-type="float">
            <text:p>0.033270773</text:p>
          </table:table-cell>
          <table:table-cell/>
          <table:table-cell office:value-type="float" office:value="0.0009858487" calcext:value-type="float">
            <text:p>0.0009858487</text:p>
          </table:table-cell>
          <table:table-cell office:value-type="float" office:value="0.021613937" calcext:value-type="float">
            <text:p>0.021613937</text:p>
          </table:table-cell>
          <table:table-cell/>
          <table:table-cell table:formula="of:=([.A14]+[.D14]+[.G14])/3" office:value-type="float" office:value="-0.0008929832" calcext:value-type="float">
            <text:p>-0.0008929832</text:p>
          </table:table-cell>
          <table:table-cell table:formula="of:=([.B14]+[.E14]+[.H14])/3" office:value-type="float" office:value="0.032553801" calcext:value-type="float">
            <text:p>0.032553801</text:p>
          </table:table-cell>
        </table:table-row>
        <table:table-row table:style-name="ro1">
          <table:table-cell office:value-type="float" office:value="-0.0030668525" calcext:value-type="float">
            <text:p>-0.0030668525</text:p>
          </table:table-cell>
          <table:table-cell office:value-type="float" office:value="-0.06059763" calcext:value-type="float">
            <text:p>-0.06059763</text:p>
          </table:table-cell>
          <table:table-cell/>
          <table:table-cell office:value-type="float" office:value="-0.004845732" calcext:value-type="float">
            <text:p>-0.004845732</text:p>
          </table:table-cell>
          <table:table-cell office:value-type="float" office:value="0.17540267" calcext:value-type="float">
            <text:p>0.17540267</text:p>
          </table:table-cell>
          <table:table-cell/>
          <table:table-cell office:value-type="float" office:value="-0.006363696" calcext:value-type="float">
            <text:p>-0.006363696</text:p>
          </table:table-cell>
          <table:table-cell office:value-type="float" office:value="0.08866643" calcext:value-type="float">
            <text:p>0.08866643</text:p>
          </table:table-cell>
          <table:table-cell/>
          <table:table-cell table:formula="of:=([.A15]+[.D15]+[.G15])/3" office:value-type="float" office:value="-0.00475876016666667" calcext:value-type="float">
            <text:p>-0.004758760166667</text:p>
          </table:table-cell>
          <table:table-cell table:formula="of:=([.B15]+[.E15]+[.H15])/3" office:value-type="float" office:value="0.0678238233333333" calcext:value-type="float">
            <text:p>0.067823823333333</text:p>
          </table:table-cell>
        </table:table-row>
        <table:table-row table:style-name="ro1">
          <table:table-cell office:value-type="float" office:value="-0.002760182" calcext:value-type="float">
            <text:p>-0.002760182</text:p>
          </table:table-cell>
          <table:table-cell office:value-type="float" office:value="0.086746275" calcext:value-type="float">
            <text:p>0.086746275</text:p>
          </table:table-cell>
          <table:table-cell/>
          <table:table-cell office:value-type="float" office:value="0.010580247" calcext:value-type="float">
            <text:p>0.010580247</text:p>
          </table:table-cell>
          <table:table-cell office:value-type="float" office:value="-0.04912002" calcext:value-type="float">
            <text:p>-0.04912002</text:p>
          </table:table-cell>
          <table:table-cell/>
          <table:table-cell office:value-type="float" office:value="0.007895688" calcext:value-type="float">
            <text:p>0.007895688</text:p>
          </table:table-cell>
          <table:table-cell office:value-type="float" office:value="0.0028954535" calcext:value-type="float">
            <text:p>0.0028954535</text:p>
          </table:table-cell>
          <table:table-cell/>
          <table:table-cell table:formula="of:=([.A16]+[.D16]+[.G16])/3" office:value-type="float" office:value="0.00523858433333333" calcext:value-type="float">
            <text:p>0.005238584333333</text:p>
          </table:table-cell>
          <table:table-cell table:formula="of:=([.B16]+[.E16]+[.H16])/3" office:value-type="float" office:value="0.0135072361666667" calcext:value-type="float">
            <text:p>0.013507236166667</text:p>
          </table:table-cell>
        </table:table-row>
        <table:table-row table:style-name="ro1">
          <table:table-cell office:value-type="float" office:value="0.0025695278" calcext:value-type="float">
            <text:p>0.0025695278</text:p>
          </table:table-cell>
          <table:table-cell office:value-type="float" office:value="0.022920314" calcext:value-type="float">
            <text:p>0.022920314</text:p>
          </table:table-cell>
          <table:table-cell/>
          <table:table-cell office:value-type="float" office:value="-0.00058520027" calcext:value-type="float">
            <text:p>-0.00058520027</text:p>
          </table:table-cell>
          <table:table-cell office:value-type="float" office:value="0.020391595" calcext:value-type="float">
            <text:p>0.020391595</text:p>
          </table:table-cell>
          <table:table-cell/>
          <table:table-cell office:value-type="float" office:value="-0.0030013076" calcext:value-type="float">
            <text:p>-0.0030013076</text:p>
          </table:table-cell>
          <table:table-cell office:value-type="float" office:value="-0.0811099" calcext:value-type="float">
            <text:p>-0.0811099</text:p>
          </table:table-cell>
          <table:table-cell/>
          <table:table-cell table:formula="of:=([.A17]+[.D17]+[.G17])/3" office:value-type="float" office:value="-0.000338993356666667" calcext:value-type="float">
            <text:p>-0.000338993356667</text:p>
          </table:table-cell>
          <table:table-cell table:formula="of:=([.B17]+[.E17]+[.H17])/3" office:value-type="float" office:value="-0.0125993303333333" calcext:value-type="float">
            <text:p>-0.012599330333333</text:p>
          </table:table-cell>
        </table:table-row>
        <table:table-row table:style-name="ro1">
          <table:table-cell office:value-type="float" office:value="0.0018731368" calcext:value-type="float">
            <text:p>0.0018731368</text:p>
          </table:table-cell>
          <table:table-cell office:value-type="float" office:value="0.03974446" calcext:value-type="float">
            <text:p>0.03974446</text:p>
          </table:table-cell>
          <table:table-cell/>
          <table:table-cell office:value-type="float" office:value="-0.010414373" calcext:value-type="float">
            <text:p>-0.010414373</text:p>
          </table:table-cell>
          <table:table-cell office:value-type="float" office:value="0.019451072" calcext:value-type="float">
            <text:p>0.019451072</text:p>
          </table:table-cell>
          <table:table-cell/>
          <table:table-cell office:value-type="float" office:value="0.001913057" calcext:value-type="float">
            <text:p>0.001913057</text:p>
          </table:table-cell>
          <table:table-cell office:value-type="float" office:value="-0.022901254" calcext:value-type="float">
            <text:p>-0.022901254</text:p>
          </table:table-cell>
          <table:table-cell/>
          <table:table-cell table:formula="of:=([.A18]+[.D18]+[.G18])/3" office:value-type="float" office:value="-0.00220939306666667" calcext:value-type="float">
            <text:p>-0.002209393066667</text:p>
          </table:table-cell>
          <table:table-cell table:formula="of:=([.B18]+[.E18]+[.H18])/3" office:value-type="float" office:value="0.0120980926666667" calcext:value-type="float">
            <text:p>0.012098092666667</text:p>
          </table:table-cell>
        </table:table-row>
        <table:table-row table:style-name="ro1">
          <table:table-cell office:value-type="float" office:value="-0.0022692268" calcext:value-type="float">
            <text:p>-0.0022692268</text:p>
          </table:table-cell>
          <table:table-cell office:value-type="float" office:value="0.038846184" calcext:value-type="float">
            <text:p>0.038846184</text:p>
          </table:table-cell>
          <table:table-cell/>
          <table:table-cell office:value-type="float" office:value="0.011281355" calcext:value-type="float">
            <text:p>0.011281355</text:p>
          </table:table-cell>
          <table:table-cell office:value-type="float" office:value="0.002784287" calcext:value-type="float">
            <text:p>0.002784287</text:p>
          </table:table-cell>
          <table:table-cell/>
          <table:table-cell office:value-type="float" office:value="-0.00487002" calcext:value-type="float">
            <text:p>-0.00487002</text:p>
          </table:table-cell>
          <table:table-cell office:value-type="float" office:value="-0.005230225" calcext:value-type="float">
            <text:p>-0.005230225</text:p>
          </table:table-cell>
          <table:table-cell/>
          <table:table-cell table:formula="of:=([.A19]+[.D19]+[.G19])/3" office:value-type="float" office:value="0.00138070273333333" calcext:value-type="float">
            <text:p>0.001380702733333</text:p>
          </table:table-cell>
          <table:table-cell table:formula="of:=([.B19]+[.E19]+[.H19])/3" office:value-type="float" office:value="0.0121334153333333" calcext:value-type="float">
            <text:p>0.012133415333333</text:p>
          </table:table-cell>
        </table:table-row>
        <table:table-row table:style-name="ro1">
          <table:table-cell office:value-type="float" office:value="0.0010338891" calcext:value-type="float">
            <text:p>0.0010338891</text:p>
          </table:table-cell>
          <table:table-cell office:value-type="float" office:value="-0.007445674" calcext:value-type="float">
            <text:p>-0.007445674</text:p>
          </table:table-cell>
          <table:table-cell/>
          <table:table-cell office:value-type="float" office:value="0.0070770443" calcext:value-type="float">
            <text:p>0.0070770443</text:p>
          </table:table-cell>
          <table:table-cell office:value-type="float" office:value="-0.038583014" calcext:value-type="float">
            <text:p>-0.038583014</text:p>
          </table:table-cell>
          <table:table-cell/>
          <table:table-cell office:value-type="float" office:value="-0.010755111" calcext:value-type="float">
            <text:p>-0.010755111</text:p>
          </table:table-cell>
          <table:table-cell office:value-type="float" office:value="-0.029096857" calcext:value-type="float">
            <text:p>-0.029096857</text:p>
          </table:table-cell>
          <table:table-cell/>
          <table:table-cell table:formula="of:=([.A20]+[.D20]+[.G20])/3" office:value-type="float" office:value="-0.000881392533333334" calcext:value-type="float">
            <text:p>-0.000881392533333</text:p>
          </table:table-cell>
          <table:table-cell table:formula="of:=([.B20]+[.E20]+[.H20])/3" office:value-type="float" office:value="-0.0250418483333333" calcext:value-type="float">
            <text:p>-0.025041848333333</text:p>
          </table:table-cell>
        </table:table-row>
        <table:table-row table:style-name="ro1">
          <table:table-cell office:value-type="float" office:value="0.000051589912" calcext:value-type="float">
            <text:p>5.1589912E-05</text:p>
          </table:table-cell>
          <table:table-cell office:value-type="float" office:value="0.025159247" calcext:value-type="float">
            <text:p>0.025159247</text:p>
          </table:table-cell>
          <table:table-cell/>
          <table:table-cell office:value-type="float" office:value="-0.009670695" calcext:value-type="float">
            <text:p>-0.009670695</text:p>
          </table:table-cell>
          <table:table-cell office:value-type="float" office:value="-0.0030840836" calcext:value-type="float">
            <text:p>-0.0030840836</text:p>
          </table:table-cell>
          <table:table-cell/>
          <table:table-cell office:value-type="float" office:value="0.012073352" calcext:value-type="float">
            <text:p>0.012073352</text:p>
          </table:table-cell>
          <table:table-cell office:value-type="float" office:value="-0.0053131287" calcext:value-type="float">
            <text:p>-0.0053131287</text:p>
          </table:table-cell>
          <table:table-cell/>
          <table:table-cell table:formula="of:=([.A21]+[.D21]+[.G21])/3" office:value-type="float" office:value="0.000818082304" calcext:value-type="float">
            <text:p>0.000818082304</text:p>
          </table:table-cell>
          <table:table-cell table:formula="of:=([.B21]+[.E21]+[.H21])/3" office:value-type="float" office:value="0.0055873449" calcext:value-type="float">
            <text:p>0.0055873449</text:p>
          </table:table-cell>
        </table:table-row>
        <table:table-row table:style-name="ro1">
          <table:table-cell office:value-type="float" office:value="-0.0054467474" calcext:value-type="float">
            <text:p>-0.0054467474</text:p>
          </table:table-cell>
          <table:table-cell office:value-type="float" office:value="0.01715017" calcext:value-type="float">
            <text:p>0.01715017</text:p>
          </table:table-cell>
          <table:table-cell/>
          <table:table-cell office:value-type="float" office:value="0.02667235" calcext:value-type="float">
            <text:p>0.02667235</text:p>
          </table:table-cell>
          <table:table-cell office:value-type="float" office:value="-0.006291295" calcext:value-type="float">
            <text:p>-0.006291295</text:p>
          </table:table-cell>
          <table:table-cell/>
          <table:table-cell office:value-type="float" office:value="-0.0016583652" calcext:value-type="float">
            <text:p>-0.0016583652</text:p>
          </table:table-cell>
          <table:table-cell office:value-type="float" office:value="-0.0034634774" calcext:value-type="float">
            <text:p>-0.0034634774</text:p>
          </table:table-cell>
          <table:table-cell/>
          <table:table-cell table:formula="of:=([.A22]+[.D22]+[.G22])/3" office:value-type="float" office:value="0.00652241246666667" calcext:value-type="float">
            <text:p>0.006522412466667</text:p>
          </table:table-cell>
          <table:table-cell table:formula="of:=([.B22]+[.E22]+[.H22])/3" office:value-type="float" office:value="0.00246513253333333" calcext:value-type="float">
            <text:p>0.002465132533333</text:p>
          </table:table-cell>
        </table:table-row>
        <table:table-row table:style-name="ro1">
          <table:table-cell office:value-type="float" office:value="0.0038869912" calcext:value-type="float">
            <text:p>0.0038869912</text:p>
          </table:table-cell>
          <table:table-cell office:value-type="float" office:value="0.008403905" calcext:value-type="float">
            <text:p>0.008403905</text:p>
          </table:table-cell>
          <table:table-cell/>
          <table:table-cell office:value-type="float" office:value="0.0070861676" calcext:value-type="float">
            <text:p>0.0070861676</text:p>
          </table:table-cell>
          <table:table-cell office:value-type="float" office:value="0.007521424" calcext:value-type="float">
            <text:p>0.007521424</text:p>
          </table:table-cell>
          <table:table-cell/>
          <table:table-cell office:value-type="float" office:value="-0.003250359" calcext:value-type="float">
            <text:p>-0.003250359</text:p>
          </table:table-cell>
          <table:table-cell office:value-type="float" office:value="-0.027946271" calcext:value-type="float">
            <text:p>-0.027946271</text:p>
          </table:table-cell>
          <table:table-cell/>
          <table:table-cell table:formula="of:=([.A23]+[.D23]+[.G23])/3" office:value-type="float" office:value="0.0025742666" calcext:value-type="float">
            <text:p>0.0025742666</text:p>
          </table:table-cell>
          <table:table-cell table:formula="of:=([.B23]+[.E23]+[.H23])/3" office:value-type="float" office:value="-0.00400698066666667" calcext:value-type="float">
            <text:p>-0.004006980666667</text:p>
          </table:table-cell>
        </table:table-row>
        <table:table-row table:style-name="ro1">
          <table:table-cell office:value-type="float" office:value="0.005915287" calcext:value-type="float">
            <text:p>0.005915287</text:p>
          </table:table-cell>
          <table:table-cell office:value-type="float" office:value="0.019868195" calcext:value-type="float">
            <text:p>0.019868195</text:p>
          </table:table-cell>
          <table:table-cell/>
          <table:table-cell office:value-type="float" office:value="-0.009223034" calcext:value-type="float">
            <text:p>-0.009223034</text:p>
          </table:table-cell>
          <table:table-cell office:value-type="float" office:value="-0.032781504" calcext:value-type="float">
            <text:p>-0.032781504</text:p>
          </table:table-cell>
          <table:table-cell/>
          <table:table-cell office:value-type="float" office:value="0.0025678258" calcext:value-type="float">
            <text:p>0.0025678258</text:p>
          </table:table-cell>
          <table:table-cell office:value-type="float" office:value="0.0027536664" calcext:value-type="float">
            <text:p>0.0027536664</text:p>
          </table:table-cell>
          <table:table-cell/>
          <table:table-cell table:formula="of:=([.A24]+[.D24]+[.G24])/3" office:value-type="float" office:value="-0.0002466404" calcext:value-type="float">
            <text:p>-0.0002466404</text:p>
          </table:table-cell>
          <table:table-cell table:formula="of:=([.B24]+[.E24]+[.H24])/3" office:value-type="float" office:value="-0.00338654753333333" calcext:value-type="float">
            <text:p>-0.003386547533333</text:p>
          </table:table-cell>
        </table:table-row>
        <table:table-row table:style-name="ro1">
          <table:table-cell office:value-type="float" office:value="0.010597181" calcext:value-type="float">
            <text:p>0.010597181</text:p>
          </table:table-cell>
          <table:table-cell office:value-type="float" office:value="-0.0018940452" calcext:value-type="float">
            <text:p>-0.0018940452</text:p>
          </table:table-cell>
          <table:table-cell/>
          <table:table-cell office:value-type="float" office:value="0.016308643" calcext:value-type="float">
            <text:p>0.016308643</text:p>
          </table:table-cell>
          <table:table-cell office:value-type="float" office:value="0.015320867" calcext:value-type="float">
            <text:p>0.015320867</text:p>
          </table:table-cell>
          <table:table-cell/>
          <table:table-cell office:value-type="float" office:value="0.005606963" calcext:value-type="float">
            <text:p>0.005606963</text:p>
          </table:table-cell>
          <table:table-cell office:value-type="float" office:value="-0.03377661" calcext:value-type="float">
            <text:p>-0.03377661</text:p>
          </table:table-cell>
          <table:table-cell/>
          <table:table-cell table:formula="of:=([.A25]+[.D25]+[.G25])/3" office:value-type="float" office:value="0.0108375956666667" calcext:value-type="float">
            <text:p>0.010837595666667</text:p>
          </table:table-cell>
          <table:table-cell table:formula="of:=([.B25]+[.E25]+[.H25])/3" office:value-type="float" office:value="-0.00678326273333333" calcext:value-type="float">
            <text:p>-0.006783262733333</text:p>
          </table:table-cell>
        </table:table-row>
        <table:table-row table:style-name="ro1">
          <table:table-cell office:value-type="float" office:value="-0.016829738" calcext:value-type="float">
            <text:p>-0.016829738</text:p>
          </table:table-cell>
          <table:table-cell office:value-type="float" office:value="0.049052186" calcext:value-type="float">
            <text:p>0.049052186</text:p>
          </table:table-cell>
          <table:table-cell/>
          <table:table-cell office:value-type="float" office:value="-0.0015819833" calcext:value-type="float">
            <text:p>-0.0015819833</text:p>
          </table:table-cell>
          <table:table-cell office:value-type="float" office:value="-0.08398954" calcext:value-type="float">
            <text:p>-0.08398954</text:p>
          </table:table-cell>
          <table:table-cell/>
          <table:table-cell office:value-type="float" office:value="-0.0026441654" calcext:value-type="float">
            <text:p>-0.0026441654</text:p>
          </table:table-cell>
          <table:table-cell office:value-type="float" office:value="0.016622553" calcext:value-type="float">
            <text:p>0.016622553</text:p>
          </table:table-cell>
          <table:table-cell/>
          <table:table-cell table:formula="of:=([.A26]+[.D26]+[.G26])/3" office:value-type="float" office:value="-0.0070186289" calcext:value-type="float">
            <text:p>-0.0070186289</text:p>
          </table:table-cell>
          <table:table-cell table:formula="of:=([.B26]+[.E26]+[.H26])/3" office:value-type="float" office:value="-0.00610493366666667" calcext:value-type="float">
            <text:p>-0.006104933666667</text:p>
          </table:table-cell>
        </table:table-row>
        <table:table-row table:style-name="ro1">
          <table:table-cell office:value-type="float" office:value="0.0013327799" calcext:value-type="float">
            <text:p>0.0013327799</text:p>
          </table:table-cell>
          <table:table-cell office:value-type="float" office:value="0.018219262" calcext:value-type="float">
            <text:p>0.018219262</text:p>
          </table:table-cell>
          <table:table-cell/>
          <table:table-cell office:value-type="float" office:value="-0.0073564006" calcext:value-type="float">
            <text:p>-0.0073564006</text:p>
          </table:table-cell>
          <table:table-cell office:value-type="float" office:value="-0.043949954" calcext:value-type="float">
            <text:p>-0.043949954</text:p>
          </table:table-cell>
          <table:table-cell/>
          <table:table-cell office:value-type="float" office:value="0.007068499" calcext:value-type="float">
            <text:p>0.007068499</text:p>
          </table:table-cell>
          <table:table-cell office:value-type="float" office:value="-0.011187183" calcext:value-type="float">
            <text:p>-0.011187183</text:p>
          </table:table-cell>
          <table:table-cell/>
          <table:table-cell table:formula="of:=([.A27]+[.D27]+[.G27])/3" office:value-type="float" office:value="0.000348292766666667" calcext:value-type="float">
            <text:p>0.000348292766667</text:p>
          </table:table-cell>
          <table:table-cell table:formula="of:=([.B27]+[.E27]+[.H27])/3" office:value-type="float" office:value="-0.0123059583333333" calcext:value-type="float">
            <text:p>-0.012305958333333</text:p>
          </table:table-cell>
        </table:table-row>
        <table:table-row table:style-name="ro1">
          <table:table-cell office:value-type="float" office:value="0.0020784268" calcext:value-type="float">
            <text:p>0.0020784268</text:p>
          </table:table-cell>
          <table:table-cell office:value-type="float" office:value="0.021011584" calcext:value-type="float">
            <text:p>0.021011584</text:p>
          </table:table-cell>
          <table:table-cell/>
          <table:table-cell office:value-type="float" office:value="0.012275725" calcext:value-type="float">
            <text:p>0.012275725</text:p>
          </table:table-cell>
          <table:table-cell office:value-type="float" office:value="-0.03230399" calcext:value-type="float">
            <text:p>-0.03230399</text:p>
          </table:table-cell>
          <table:table-cell/>
          <table:table-cell office:value-type="float" office:value="-0.005943051" calcext:value-type="float">
            <text:p>-0.005943051</text:p>
          </table:table-cell>
          <table:table-cell office:value-type="float" office:value="-0.014462972" calcext:value-type="float">
            <text:p>-0.014462972</text:p>
          </table:table-cell>
          <table:table-cell/>
          <table:table-cell table:formula="of:=([.A28]+[.D28]+[.G28])/3" office:value-type="float" office:value="0.00280370026666667" calcext:value-type="float">
            <text:p>0.002803700266667</text:p>
          </table:table-cell>
          <table:table-cell table:formula="of:=([.B28]+[.E28]+[.H28])/3" office:value-type="float" office:value="-0.008585126" calcext:value-type="float">
            <text:p>-0.008585126</text:p>
          </table:table-cell>
        </table:table-row>
        <table:table-row table:style-name="ro1">
          <table:table-cell office:value-type="float" office:value="-0.00032665508" calcext:value-type="float">
            <text:p>-0.00032665508</text:p>
          </table:table-cell>
          <table:table-cell office:value-type="float" office:value="0.0019914873" calcext:value-type="float">
            <text:p>0.0019914873</text:p>
          </table:table-cell>
          <table:table-cell/>
          <table:table-cell office:value-type="float" office:value="-0.007628603" calcext:value-type="float">
            <text:p>-0.007628603</text:p>
          </table:table-cell>
          <table:table-cell office:value-type="float" office:value="0.023001608" calcext:value-type="float">
            <text:p>0.023001608</text:p>
          </table:table-cell>
          <table:table-cell/>
          <table:table-cell office:value-type="float" office:value="-0.0075460337" calcext:value-type="float">
            <text:p>-0.0075460337</text:p>
          </table:table-cell>
          <table:table-cell office:value-type="float" office:value="-0.023783242" calcext:value-type="float">
            <text:p>-0.023783242</text:p>
          </table:table-cell>
          <table:table-cell/>
          <table:table-cell table:formula="of:=([.A29]+[.D29]+[.G29])/3" office:value-type="float" office:value="-0.00516709726" calcext:value-type="float">
            <text:p>-0.00516709726</text:p>
          </table:table-cell>
          <table:table-cell table:formula="of:=([.B29]+[.E29]+[.H29])/3" office:value-type="float" office:value="0.000403284433333332" calcext:value-type="float">
            <text:p>0.000403284433333</text:p>
          </table:table-cell>
        </table:table-row>
        <table:table-row table:style-name="ro1">
          <table:table-cell office:value-type="float" office:value="-0.0033701682" calcext:value-type="float">
            <text:p>-0.0033701682</text:p>
          </table:table-cell>
          <table:table-cell office:value-type="float" office:value="0.025962222" calcext:value-type="float">
            <text:p>0.025962222</text:p>
          </table:table-cell>
          <table:table-cell/>
          <table:table-cell office:value-type="float" office:value="0.0019233166" calcext:value-type="float">
            <text:p>0.0019233166</text:p>
          </table:table-cell>
          <table:table-cell office:value-type="float" office:value="-0.038624726" calcext:value-type="float">
            <text:p>-0.038624726</text:p>
          </table:table-cell>
          <table:table-cell/>
          <table:table-cell office:value-type="float" office:value="0.008809135" calcext:value-type="float">
            <text:p>0.008809135</text:p>
          </table:table-cell>
          <table:table-cell office:value-type="float" office:value="-0.023162752" calcext:value-type="float">
            <text:p>-0.023162752</text:p>
          </table:table-cell>
          <table:table-cell/>
          <table:table-cell table:formula="of:=([.A30]+[.D30]+[.G30])/3" office:value-type="float" office:value="0.00245409446666667" calcext:value-type="float">
            <text:p>0.002454094466667</text:p>
          </table:table-cell>
          <table:table-cell table:formula="of:=([.B30]+[.E30]+[.H30])/3" office:value-type="float" office:value="-0.011941752" calcext:value-type="float">
            <text:p>-0.011941752</text:p>
          </table:table-cell>
        </table:table-row>
        <table:table-row table:style-name="ro1">
          <table:table-cell office:value-type="float" office:value="0.0024600269" calcext:value-type="float">
            <text:p>0.0024600269</text:p>
          </table:table-cell>
          <table:table-cell office:value-type="float" office:value="-0.008274614" calcext:value-type="float">
            <text:p>-0.008274614</text:p>
          </table:table-cell>
          <table:table-cell/>
          <table:table-cell office:value-type="float" office:value="0.015134309" calcext:value-type="float">
            <text:p>0.015134309</text:p>
          </table:table-cell>
          <table:table-cell office:value-type="float" office:value="-0.052779835" calcext:value-type="float">
            <text:p>-0.052779835</text:p>
          </table:table-cell>
          <table:table-cell/>
          <table:table-cell office:value-type="float" office:value="-0.0019594443" calcext:value-type="float">
            <text:p>-0.0019594443</text:p>
          </table:table-cell>
          <table:table-cell office:value-type="float" office:value="0.0055207526" calcext:value-type="float">
            <text:p>0.0055207526</text:p>
          </table:table-cell>
          <table:table-cell/>
          <table:table-cell table:formula="of:=([.A31]+[.D31]+[.G31])/3" office:value-type="float" office:value="0.00521163053333333" calcext:value-type="float">
            <text:p>0.005211630533333</text:p>
          </table:table-cell>
          <table:table-cell table:formula="of:=([.B31]+[.E31]+[.H31])/3" office:value-type="float" office:value="-0.0185112321333333" calcext:value-type="float">
            <text:p>-0.018511232133333</text:p>
          </table:table-cell>
        </table:table-row>
        <table:table-row table:style-name="ro1">
          <table:table-cell office:value-type="float" office:value="-0.0017410745" calcext:value-type="float">
            <text:p>-0.0017410745</text:p>
          </table:table-cell>
          <table:table-cell office:value-type="float" office:value="-0.0037117994" calcext:value-type="float">
            <text:p>-0.0037117994</text:p>
          </table:table-cell>
          <table:table-cell/>
          <table:table-cell office:value-type="float" office:value="-0.0024191584" calcext:value-type="float">
            <text:p>-0.0024191584</text:p>
          </table:table-cell>
          <table:table-cell office:value-type="float" office:value="-0.0048748944" calcext:value-type="float">
            <text:p>-0.0048748944</text:p>
          </table:table-cell>
          <table:table-cell/>
          <table:table-cell office:value-type="float" office:value="0.008124172" calcext:value-type="float">
            <text:p>0.008124172</text:p>
          </table:table-cell>
          <table:table-cell office:value-type="float" office:value="-0.033044044" calcext:value-type="float">
            <text:p>-0.033044044</text:p>
          </table:table-cell>
          <table:table-cell/>
          <table:table-cell table:formula="of:=([.A32]+[.D32]+[.G32])/3" office:value-type="float" office:value="0.00132131303333333" calcext:value-type="float">
            <text:p>0.001321313033333</text:p>
          </table:table-cell>
          <table:table-cell table:formula="of:=([.B32]+[.E32]+[.H32])/3" office:value-type="float" office:value="-0.0138769126" calcext:value-type="float">
            <text:p>-0.0138769126</text:p>
          </table:table-cell>
        </table:table-row>
        <table:table-row table:style-name="ro1">
          <table:table-cell office:value-type="float" office:value="0.0032669883" calcext:value-type="float">
            <text:p>0.0032669883</text:p>
          </table:table-cell>
          <table:table-cell office:value-type="float" office:value="0.014896648" calcext:value-type="float">
            <text:p>0.014896648</text:p>
          </table:table-cell>
          <table:table-cell/>
          <table:table-cell office:value-type="float" office:value="0.018037597" calcext:value-type="float">
            <text:p>0.018037597</text:p>
          </table:table-cell>
          <table:table-cell office:value-type="float" office:value="-0.048552442" calcext:value-type="float">
            <text:p>-0.048552442</text:p>
          </table:table-cell>
          <table:table-cell/>
          <table:table-cell office:value-type="float" office:value="-0.0019167524" calcext:value-type="float">
            <text:p>-0.0019167524</text:p>
          </table:table-cell>
          <table:table-cell office:value-type="float" office:value="0.0019009497" calcext:value-type="float">
            <text:p>0.0019009497</text:p>
          </table:table-cell>
          <table:table-cell/>
          <table:table-cell table:formula="of:=([.A33]+[.D33]+[.G33])/3" office:value-type="float" office:value="0.00646261096666667" calcext:value-type="float">
            <text:p>0.006462610966667</text:p>
          </table:table-cell>
          <table:table-cell table:formula="of:=([.B33]+[.E33]+[.H33])/3" office:value-type="float" office:value="-0.0105849481" calcext:value-type="float">
            <text:p>-0.0105849481</text:p>
          </table:table-cell>
        </table:table-row>
        <table:table-row table:style-name="ro1">
          <table:table-cell office:value-type="float" office:value="-0.0032120433" calcext:value-type="float">
            <text:p>-0.0032120433</text:p>
          </table:table-cell>
          <table:table-cell office:value-type="float" office:value="0.006595486" calcext:value-type="float">
            <text:p>0.006595486</text:p>
          </table:table-cell>
          <table:table-cell/>
          <table:table-cell office:value-type="float" office:value="-0.0057388186" calcext:value-type="float">
            <text:p>-0.0057388186</text:p>
          </table:table-cell>
          <table:table-cell office:value-type="float" office:value="0.009476625" calcext:value-type="float">
            <text:p>0.009476625</text:p>
          </table:table-cell>
          <table:table-cell/>
          <table:table-cell office:value-type="float" office:value="-0.007437943" calcext:value-type="float">
            <text:p>-0.007437943</text:p>
          </table:table-cell>
          <table:table-cell office:value-type="float" office:value="-0.0018047717" calcext:value-type="float">
            <text:p>-0.0018047717</text:p>
          </table:table-cell>
          <table:table-cell/>
          <table:table-cell table:formula="of:=([.A34]+[.D34]+[.G34])/3" office:value-type="float" office:value="-0.00546293496666667" calcext:value-type="float">
            <text:p>-0.005462934966667</text:p>
          </table:table-cell>
          <table:table-cell table:formula="of:=([.B34]+[.E34]+[.H34])/3" office:value-type="float" office:value="0.00475577976666667" calcext:value-type="float">
            <text:p>0.004755779766667</text:p>
          </table:table-cell>
        </table:table-row>
        <table:table-row table:style-name="ro1">
          <table:table-cell office:value-type="float" office:value="0.0015036928" calcext:value-type="float">
            <text:p>0.0015036928</text:p>
          </table:table-cell>
          <table:table-cell office:value-type="float" office:value="0.013186887" calcext:value-type="float">
            <text:p>0.013186887</text:p>
          </table:table-cell>
          <table:table-cell/>
          <table:table-cell office:value-type="float" office:value="0.0031846743" calcext:value-type="float">
            <text:p>0.0031846743</text:p>
          </table:table-cell>
          <table:table-cell office:value-type="float" office:value="-0.05013803" calcext:value-type="float">
            <text:p>-0.05013803</text:p>
          </table:table-cell>
          <table:table-cell/>
          <table:table-cell office:value-type="float" office:value="0.0012159854" calcext:value-type="float">
            <text:p>0.0012159854</text:p>
          </table:table-cell>
          <table:table-cell office:value-type="float" office:value="-0.022058845" calcext:value-type="float">
            <text:p>-0.022058845</text:p>
          </table:table-cell>
          <table:table-cell/>
          <table:table-cell table:formula="of:=([.A35]+[.D35]+[.G35])/3" office:value-type="float" office:value="0.0019681175" calcext:value-type="float">
            <text:p>0.0019681175</text:p>
          </table:table-cell>
          <table:table-cell table:formula="of:=([.B35]+[.E35]+[.H35])/3" office:value-type="float" office:value="-0.019669996" calcext:value-type="float">
            <text:p>-0.019669996</text:p>
          </table:table-cell>
        </table:table-row>
        <table:table-row table:style-name="ro1">
          <table:table-cell office:value-type="float" office:value="0.0039900253" calcext:value-type="float">
            <text:p>0.0039900253</text:p>
          </table:table-cell>
          <table:table-cell office:value-type="float" office:value="-0.0076874318" calcext:value-type="float">
            <text:p>-0.0076874318</text:p>
          </table:table-cell>
          <table:table-cell/>
          <table:table-cell office:value-type="float" office:value="0.008798821" calcext:value-type="float">
            <text:p>0.008798821</text:p>
          </table:table-cell>
          <table:table-cell office:value-type="float" office:value="-0.0003000092" calcext:value-type="float">
            <text:p>-0.0003000092</text:p>
          </table:table-cell>
          <table:table-cell/>
          <table:table-cell office:value-type="float" office:value="0.007026974" calcext:value-type="float">
            <text:p>0.007026974</text:p>
          </table:table-cell>
          <table:table-cell office:value-type="float" office:value="-0.010404727" calcext:value-type="float">
            <text:p>-0.010404727</text:p>
          </table:table-cell>
          <table:table-cell/>
          <table:table-cell table:formula="of:=([.A36]+[.D36]+[.G36])/3" office:value-type="float" office:value="0.00660527343333333" calcext:value-type="float">
            <text:p>0.006605273433333</text:p>
          </table:table-cell>
          <table:table-cell table:formula="of:=([.B36]+[.E36]+[.H36])/3" office:value-type="float" office:value="-0.00613072266666667" calcext:value-type="float">
            <text:p>-0.006130722666667</text:p>
          </table:table-cell>
        </table:table-row>
        <table:table-row table:style-name="ro1">
          <table:table-cell office:value-type="float" office:value="-0.011570144" calcext:value-type="float">
            <text:p>-0.011570144</text:p>
          </table:table-cell>
          <table:table-cell office:value-type="float" office:value="-0.006918689" calcext:value-type="float">
            <text:p>-0.006918689</text:p>
          </table:table-cell>
          <table:table-cell/>
          <table:table-cell office:value-type="float" office:value="0.0028652276" calcext:value-type="float">
            <text:p>0.0028652276</text:p>
          </table:table-cell>
          <table:table-cell office:value-type="float" office:value="-0.00027000828" calcext:value-type="float">
            <text:p>-0.00027000828</text:p>
          </table:table-cell>
          <table:table-cell/>
          <table:table-cell office:value-type="float" office:value="-0.004222593" calcext:value-type="float">
            <text:p>-0.004222593</text:p>
          </table:table-cell>
          <table:table-cell office:value-type="float" office:value="-0.009364274" calcext:value-type="float">
            <text:p>-0.009364274</text:p>
          </table:table-cell>
          <table:table-cell/>
          <table:table-cell table:formula="of:=([.A37]+[.D37]+[.G37])/3" office:value-type="float" office:value="-0.0043091698" calcext:value-type="float">
            <text:p>-0.0043091698</text:p>
          </table:table-cell>
          <table:table-cell table:formula="of:=([.B37]+[.E37]+[.H37])/3" office:value-type="float" office:value="-0.00551765709333333" calcext:value-type="float">
            <text:p>-0.005517657093333</text:p>
          </table:table-cell>
        </table:table-row>
        <table:table-row table:style-name="ro1">
          <table:table-cell office:value-type="float" office:value="0.0034296839" calcext:value-type="float">
            <text:p>0.0034296839</text:p>
          </table:table-cell>
          <table:table-cell office:value-type="float" office:value="-0.00622682" calcext:value-type="float">
            <text:p>-0.00622682</text:p>
          </table:table-cell>
          <table:table-cell/>
          <table:table-cell office:value-type="float" office:value="0.006533782" calcext:value-type="float">
            <text:p>0.006533782</text:p>
          </table:table-cell>
          <table:table-cell office:value-type="float" office:value="-0.00024300988" calcext:value-type="float">
            <text:p>-0.00024300988</text:p>
          </table:table-cell>
          <table:table-cell/>
          <table:table-cell office:value-type="float" office:value="0.00081391475" calcext:value-type="float">
            <text:p>0.00081391475</text:p>
          </table:table-cell>
          <table:table-cell office:value-type="float" office:value="-0.008427828" calcext:value-type="float">
            <text:p>-0.008427828</text:p>
          </table:table-cell>
          <table:table-cell/>
          <table:table-cell table:formula="of:=([.A38]+[.D38]+[.G38])/3" office:value-type="float" office:value="0.00359246021666667" calcext:value-type="float">
            <text:p>0.003592460216667</text:p>
          </table:table-cell>
          <table:table-cell table:formula="of:=([.B38]+[.E38]+[.H38])/3" office:value-type="float" office:value="-0.00496588596" calcext:value-type="float">
            <text:p>-0.00496588596</text:p>
          </table:table-cell>
        </table:table-row>
        <table:table-row table:style-name="ro1">
          <table:table-cell office:value-type="float" office:value="0.0004500138" calcext:value-type="float">
            <text:p>0.0004500138</text:p>
          </table:table-cell>
          <table:table-cell office:value-type="float" office:value="-0.010877594" calcext:value-type="float">
            <text:p>-0.010877594</text:p>
          </table:table-cell>
          <table:table-cell/>
          <table:table-cell office:value-type="float" office:value="0.00566068" calcext:value-type="float">
            <text:p>0.00566068</text:p>
          </table:table-cell>
          <table:table-cell office:value-type="float" office:value="-0.040428657" calcext:value-type="float">
            <text:p>-0.040428657</text:p>
          </table:table-cell>
          <table:table-cell/>
          <table:table-cell office:value-type="float" office:value="-0.004321202" calcext:value-type="float">
            <text:p>-0.004321202</text:p>
          </table:table-cell>
          <table:table-cell office:value-type="float" office:value="0.043611225" calcext:value-type="float">
            <text:p>0.043611225</text:p>
          </table:table-cell>
          <table:table-cell/>
          <table:table-cell table:formula="of:=([.A39]+[.D39]+[.G39])/3" office:value-type="float" office:value="0.000596497266666667" calcext:value-type="float">
            <text:p>0.000596497266667</text:p>
          </table:table-cell>
          <table:table-cell table:formula="of:=([.B39]+[.E39]+[.H39])/3" office:value-type="float" office:value="-0.00256500866666666" calcext:value-type="float">
            <text:p>-0.002565008666667</text:p>
          </table:table-cell>
        </table:table-row>
        <table:table-row table:style-name="ro1">
          <table:table-cell office:value-type="float" office:value="0.0052389777" calcext:value-type="float">
            <text:p>0.0052389777</text:p>
          </table:table-cell>
          <table:table-cell office:value-type="float" office:value="-0.022753729" calcext:value-type="float">
            <text:p>-0.022753729</text:p>
          </table:table-cell>
          <table:table-cell/>
          <table:table-cell office:value-type="float" office:value="-0.005452266" calcext:value-type="float">
            <text:p>-0.005452266</text:p>
          </table:table-cell>
          <table:table-cell office:value-type="float" office:value="-0.036385793" calcext:value-type="float">
            <text:p>-0.036385793</text:p>
          </table:table-cell>
          <table:table-cell/>
          <table:table-cell office:value-type="float" office:value="0.008195843" calcext:value-type="float">
            <text:p>0.008195843</text:p>
          </table:table-cell>
          <table:table-cell office:value-type="float" office:value="0.029801853" calcext:value-type="float">
            <text:p>0.029801853</text:p>
          </table:table-cell>
          <table:table-cell/>
          <table:table-cell table:formula="of:=([.A40]+[.D40]+[.G40])/3" office:value-type="float" office:value="0.00266085156666667" calcext:value-type="float">
            <text:p>0.002660851566667</text:p>
          </table:table-cell>
          <table:table-cell table:formula="of:=([.B40]+[.E40]+[.H40])/3" office:value-type="float" office:value="-0.009779223" calcext:value-type="float">
            <text:p>-0.009779223</text:p>
          </table:table-cell>
        </table:table-row>
        <table:table-row table:style-name="ro1">
          <table:table-cell office:value-type="float" office:value="-0.0073699183" calcext:value-type="float">
            <text:p>-0.0073699183</text:p>
          </table:table-cell>
          <table:table-cell office:value-type="float" office:value="-0.018281111" calcext:value-type="float">
            <text:p>-0.018281111</text:p>
          </table:table-cell>
          <table:table-cell/>
          <table:table-cell office:value-type="float" office:value="0.008935734" calcext:value-type="float">
            <text:p>0.008935734</text:p>
          </table:table-cell>
          <table:table-cell office:value-type="float" office:value="0.0021893135" calcext:value-type="float">
            <text:p>0.0021893135</text:p>
          </table:table-cell>
          <table:table-cell/>
          <table:table-cell office:value-type="float" office:value="0.0036409057" calcext:value-type="float">
            <text:p>0.0036409057</text:p>
          </table:table-cell>
          <table:table-cell office:value-type="float" office:value="0.021108784" calcext:value-type="float">
            <text:p>0.021108784</text:p>
          </table:table-cell>
          <table:table-cell/>
          <table:table-cell table:formula="of:=([.A41]+[.D41]+[.G41])/3" office:value-type="float" office:value="0.0017355738" calcext:value-type="float">
            <text:p>0.0017355738</text:p>
          </table:table-cell>
          <table:table-cell table:formula="of:=([.B41]+[.E41]+[.H41])/3" office:value-type="float" office:value="0.00167232883333333" calcext:value-type="float">
            <text:p>0.001672328833333</text:p>
          </table:table-cell>
        </table:table-row>
        <table:table-row table:style-name="ro1">
          <table:table-cell office:value-type="float" office:value="-0.00026081837" calcext:value-type="float">
            <text:p>-0.00026081837</text:p>
          </table:table-cell>
          <table:table-cell office:value-type="float" office:value="-0.012497936" calcext:value-type="float">
            <text:p>-0.012497936</text:p>
          </table:table-cell>
          <table:table-cell/>
          <table:table-cell office:value-type="float" office:value="0.0071632545" calcext:value-type="float">
            <text:p>0.0071632545</text:p>
          </table:table-cell>
          <table:table-cell office:value-type="float" office:value="-0.010334308" calcext:value-type="float">
            <text:p>-0.010334308</text:p>
          </table:table-cell>
          <table:table-cell/>
          <table:table-cell office:value-type="float" office:value="-0.0028755176" calcext:value-type="float">
            <text:p>-0.0028755176</text:p>
          </table:table-cell>
          <table:table-cell office:value-type="float" office:value="0.0405311" calcext:value-type="float">
            <text:p>0.0405311</text:p>
          </table:table-cell>
          <table:table-cell/>
          <table:table-cell table:formula="of:=([.A42]+[.D42]+[.G42])/3" office:value-type="float" office:value="0.00134230617666667" calcext:value-type="float">
            <text:p>0.001342306176667</text:p>
          </table:table-cell>
          <table:table-cell table:formula="of:=([.B42]+[.E42]+[.H42])/3" office:value-type="float" office:value="0.00589961866666667" calcext:value-type="float">
            <text:p>0.005899618666667</text:p>
          </table:table-cell>
        </table:table-row>
        <table:table-row table:style-name="ro1">
          <table:table-cell office:value-type="float" office:value="0.0021822387" calcext:value-type="float">
            <text:p>0.0021822387</text:p>
          </table:table-cell>
          <table:table-cell office:value-type="float" office:value="-0.010808694" calcext:value-type="float">
            <text:p>-0.010808694</text:p>
          </table:table-cell>
          <table:table-cell/>
          <table:table-cell office:value-type="float" office:value="-0.0069563906" calcext:value-type="float">
            <text:p>-0.0069563906</text:p>
          </table:table-cell>
          <table:table-cell office:value-type="float" office:value="0.054419827" calcext:value-type="float">
            <text:p>0.054419827</text:p>
          </table:table-cell>
          <table:table-cell/>
          <table:table-cell office:value-type="float" office:value="-0.00017096149" calcext:value-type="float">
            <text:p>-0.00017096149</text:p>
          </table:table-cell>
          <table:table-cell office:value-type="float" office:value="0.041311946" calcext:value-type="float">
            <text:p>0.041311946</text:p>
          </table:table-cell>
          <table:table-cell/>
          <table:table-cell table:formula="of:=([.A43]+[.D43]+[.G43])/3" office:value-type="float" office:value="-0.00164837113" calcext:value-type="float">
            <text:p>-0.00164837113</text:p>
          </table:table-cell>
          <table:table-cell table:formula="of:=([.B43]+[.E43]+[.H43])/3" office:value-type="float" office:value="0.028307693" calcext:value-type="float">
            <text:p>0.028307693</text:p>
          </table:table-cell>
        </table:table-row>
        <table:table-row table:style-name="ro1">
          <table:table-cell office:value-type="float" office:value="-0.00067271106" calcext:value-type="float">
            <text:p>-0.00067271106</text:p>
          </table:table-cell>
          <table:table-cell office:value-type="float" office:value="0.002137456" calcext:value-type="float">
            <text:p>0.002137456</text:p>
          </table:table-cell>
          <table:table-cell/>
          <table:table-cell office:value-type="float" office:value="0.0060439333" calcext:value-type="float">
            <text:p>0.0060439333</text:p>
          </table:table-cell>
          <table:table-cell office:value-type="float" office:value="-0.0063932594" calcext:value-type="float">
            <text:p>-0.0063932594</text:p>
          </table:table-cell>
          <table:table-cell/>
          <table:table-cell office:value-type="float" office:value="0.004680095" calcext:value-type="float">
            <text:p>0.004680095</text:p>
          </table:table-cell>
          <table:table-cell office:value-type="float" office:value="0.013889745" calcext:value-type="float">
            <text:p>0.013889745</text:p>
          </table:table-cell>
          <table:table-cell/>
          <table:table-cell table:formula="of:=([.A44]+[.D44]+[.G44])/3" office:value-type="float" office:value="0.00335043908" calcext:value-type="float">
            <text:p>0.00335043908</text:p>
          </table:table-cell>
          <table:table-cell table:formula="of:=([.B44]+[.E44]+[.H44])/3" office:value-type="float" office:value="0.00321131386666667" calcext:value-type="float">
            <text:p>0.003211313866667</text:p>
          </table:table-cell>
        </table:table-row>
        <table:table-row table:style-name="ro1">
          <table:table-cell office:value-type="float" office:value="0.0037890626" calcext:value-type="float">
            <text:p>0.0037890626</text:p>
          </table:table-cell>
          <table:table-cell office:value-type="float" office:value="-0.0286183" calcext:value-type="float">
            <text:p>-0.0286183</text:p>
          </table:table-cell>
          <table:table-cell/>
          <table:table-cell office:value-type="float" office:value="0.005439539" calcext:value-type="float">
            <text:p>0.005439539</text:p>
          </table:table-cell>
          <table:table-cell office:value-type="float" office:value="-0.04706252" calcext:value-type="float">
            <text:p>-0.04706252</text:p>
          </table:table-cell>
          <table:table-cell/>
          <table:table-cell office:value-type="float" office:value="-0.008751759" calcext:value-type="float">
            <text:p>-0.008751759</text:p>
          </table:table-cell>
          <table:table-cell office:value-type="float" office:value="-0.019139858" calcext:value-type="float">
            <text:p>-0.019139858</text:p>
          </table:table-cell>
          <table:table-cell/>
          <table:table-cell table:formula="of:=([.A45]+[.D45]+[.G45])/3" office:value-type="float" office:value="0.000158947533333333" calcext:value-type="float">
            <text:p>0.000158947533333</text:p>
          </table:table-cell>
          <table:table-cell table:formula="of:=([.B45]+[.E45]+[.H45])/3" office:value-type="float" office:value="-0.0316068926666667" calcext:value-type="float">
            <text:p>-0.031606892666667</text:p>
          </table:table-cell>
        </table:table-row>
        <table:table-row table:style-name="ro1">
          <table:table-cell office:value-type="float" office:value="-0.00252246" calcext:value-type="float">
            <text:p>-0.00252246</text:p>
          </table:table-cell>
          <table:table-cell office:value-type="float" office:value="-0.0031246664" calcext:value-type="float">
            <text:p>-0.0031246664</text:p>
          </table:table-cell>
          <table:table-cell/>
          <table:table-cell office:value-type="float" office:value="0.0077520288" calcext:value-type="float">
            <text:p>0.0077520288</text:p>
          </table:table-cell>
          <table:table-cell office:value-type="float" office:value="-0.0021463179" calcext:value-type="float">
            <text:p>-0.0021463179</text:p>
          </table:table-cell>
          <table:table-cell/>
          <table:table-cell office:value-type="float" office:value="0.0006927441" calcext:value-type="float">
            <text:p>0.0006927441</text:p>
          </table:table-cell>
          <table:table-cell office:value-type="float" office:value="0.04737374" calcext:value-type="float">
            <text:p>0.04737374</text:p>
          </table:table-cell>
          <table:table-cell/>
          <table:table-cell table:formula="of:=([.A46]+[.D46]+[.G46])/3" office:value-type="float" office:value="0.0019741043" calcext:value-type="float">
            <text:p>0.0019741043</text:p>
          </table:table-cell>
          <table:table-cell table:formula="of:=([.B46]+[.E46]+[.H46])/3" office:value-type="float" office:value="0.0140342519" calcext:value-type="float">
            <text:p>0.0140342519</text:p>
          </table:table-cell>
        </table:table-row>
        <table:table-row table:style-name="ro1">
          <table:table-cell office:value-type="float" office:value="0.0016848653" calcext:value-type="float">
            <text:p>0.0016848653</text:p>
          </table:table-cell>
          <table:table-cell office:value-type="float" office:value="-0.0318161" calcext:value-type="float">
            <text:p>-0.0318161</text:p>
          </table:table-cell>
          <table:table-cell/>
          <table:table-cell office:value-type="float" office:value="-0.0035700426" calcext:value-type="float">
            <text:p>-0.0035700426</text:p>
          </table:table-cell>
          <table:table-cell office:value-type="float" office:value="-0.025002971" calcext:value-type="float">
            <text:p>-0.025002971</text:p>
          </table:table-cell>
          <table:table-cell/>
          <table:table-cell office:value-type="float" office:value="-0.00025542112" calcext:value-type="float">
            <text:p>-0.00025542112</text:p>
          </table:table-cell>
          <table:table-cell office:value-type="float" office:value="0.046591427" calcext:value-type="float">
            <text:p>0.046591427</text:p>
          </table:table-cell>
          <table:table-cell/>
          <table:table-cell table:formula="of:=([.A47]+[.D47]+[.G47])/3" office:value-type="float" office:value="-0.000713532806666667" calcext:value-type="float">
            <text:p>-0.000713532806667</text:p>
          </table:table-cell>
          <table:table-cell table:formula="of:=([.B47]+[.E47]+[.H47])/3" office:value-type="float" office:value="-0.00340921466666666" calcext:value-type="float">
            <text:p>-0.003409214666667</text:p>
          </table:table-cell>
        </table:table-row>
        <table:table-row table:style-name="ro1">
          <table:table-cell office:value-type="float" office:value="0.0050319857" calcext:value-type="float">
            <text:p>0.0050319857</text:p>
          </table:table-cell>
          <table:table-cell office:value-type="float" office:value="-0.03258956" calcext:value-type="float">
            <text:p>-0.03258956</text:p>
          </table:table-cell>
          <table:table-cell/>
          <table:table-cell office:value-type="float" office:value="-0.004311678" calcext:value-type="float">
            <text:p>-0.004311678</text:p>
          </table:table-cell>
          <table:table-cell office:value-type="float" office:value="0.007819591" calcext:value-type="float">
            <text:p>0.007819591</text:p>
          </table:table-cell>
          <table:table-cell/>
          <table:table-cell office:value-type="float" office:value="0.0010884936" calcext:value-type="float">
            <text:p>0.0010884936</text:p>
          </table:table-cell>
          <table:table-cell office:value-type="float" office:value="0.016444005" calcext:value-type="float">
            <text:p>0.016444005</text:p>
          </table:table-cell>
          <table:table-cell/>
          <table:table-cell table:formula="of:=([.A48]+[.D48]+[.G48])/3" office:value-type="float" office:value="0.000602933766666667" calcext:value-type="float">
            <text:p>0.000602933766667</text:p>
          </table:table-cell>
          <table:table-cell table:formula="of:=([.B48]+[.E48]+[.H48])/3" office:value-type="float" office:value="-0.00277532133333333" calcext:value-type="float">
            <text:p>-0.002775321333333</text:p>
          </table:table-cell>
        </table:table-row>
        <table:table-row table:style-name="ro1">
          <table:table-cell office:value-type="float" office:value="-0.0077759274" calcext:value-type="float">
            <text:p>-0.0077759274</text:p>
          </table:table-cell>
          <table:table-cell office:value-type="float" office:value="-0.025595259" calcext:value-type="float">
            <text:p>-0.025595259</text:p>
          </table:table-cell>
          <table:table-cell/>
          <table:table-cell office:value-type="float" office:value="-0.009813127" calcext:value-type="float">
            <text:p>-0.009813127</text:p>
          </table:table-cell>
          <table:table-cell office:value-type="float" office:value="0.012530806" calcext:value-type="float">
            <text:p>0.012530806</text:p>
          </table:table-cell>
          <table:table-cell/>
          <table:table-cell office:value-type="float" office:value="-0.0045135096" calcext:value-type="float">
            <text:p>-0.0045135096</text:p>
          </table:table-cell>
          <table:table-cell office:value-type="float" office:value="0.012822063" calcext:value-type="float">
            <text:p>0.012822063</text:p>
          </table:table-cell>
          <table:table-cell/>
          <table:table-cell table:formula="of:=([.A49]+[.D49]+[.G49])/3" office:value-type="float" office:value="-0.00736752133333333" calcext:value-type="float">
            <text:p>-0.007367521333333</text:p>
          </table:table-cell>
          <table:table-cell table:formula="of:=([.B49]+[.E49]+[.H49])/3" office:value-type="float" office:value="-0.0000807966666666668" calcext:value-type="float">
            <text:p>-8.07966666666668E-05</text:p>
          </table:table-cell>
        </table:table-row>
        <table:table-row table:style-name="ro1">
          <table:table-cell office:value-type="float" office:value="-0.0032629527" calcext:value-type="float">
            <text:p>-0.0032629527</text:p>
          </table:table-cell>
          <table:table-cell office:value-type="float" office:value="-0.0076549025" calcext:value-type="float">
            <text:p>-0.0076549025</text:p>
          </table:table-cell>
          <table:table-cell/>
          <table:table-cell office:value-type="float" office:value="-0.0130066145" calcext:value-type="float">
            <text:p>-0.0130066145</text:p>
          </table:table-cell>
          <table:table-cell office:value-type="float" office:value="-0.0027847856" calcext:value-type="float">
            <text:p>-0.0027847856</text:p>
          </table:table-cell>
          <table:table-cell/>
          <table:table-cell office:value-type="float" office:value="0.0034085324" calcext:value-type="float">
            <text:p>0.0034085324</text:p>
          </table:table-cell>
          <table:table-cell office:value-type="float" office:value="0.015275185" calcext:value-type="float">
            <text:p>0.015275185</text:p>
          </table:table-cell>
          <table:table-cell/>
          <table:table-cell table:formula="of:=([.A50]+[.D50]+[.G50])/3" office:value-type="float" office:value="-0.0042870116" calcext:value-type="float">
            <text:p>-0.0042870116</text:p>
          </table:table-cell>
          <table:table-cell table:formula="of:=([.B50]+[.E50]+[.H50])/3" office:value-type="float" office:value="0.0016118323" calcext:value-type="float">
            <text:p>0.0016118323</text:p>
          </table:table-cell>
        </table:table-row>
        <table:table-row table:style-name="ro1">
          <table:table-cell office:value-type="float" office:value="-0.0077706757" calcext:value-type="float">
            <text:p>-0.0077706757</text:p>
          </table:table-cell>
          <table:table-cell office:value-type="float" office:value="-0.0011765029" calcext:value-type="float">
            <text:p>-0.0011765029</text:p>
          </table:table-cell>
          <table:table-cell/>
          <table:table-cell office:value-type="float" office:value="-0.01697939" calcext:value-type="float">
            <text:p>-0.01697939</text:p>
          </table:table-cell>
          <table:table-cell office:value-type="float" office:value="0.005843299" calcext:value-type="float">
            <text:p>0.005843299</text:p>
          </table:table-cell>
          <table:table-cell/>
          <table:table-cell office:value-type="float" office:value="0.00636355" calcext:value-type="float">
            <text:p>0.00636355</text:p>
          </table:table-cell>
          <table:table-cell office:value-type="float" office:value="0.019240849" calcext:value-type="float">
            <text:p>0.019240849</text:p>
          </table:table-cell>
          <table:table-cell/>
          <table:table-cell table:formula="of:=([.A51]+[.D51]+[.G51])/3" office:value-type="float" office:value="-0.00612883856666667" calcext:value-type="float">
            <text:p>-0.006128838566667</text:p>
          </table:table-cell>
          <table:table-cell table:formula="of:=([.B51]+[.E51]+[.H51])/3" office:value-type="float" office:value="0.00796921503333333" calcext:value-type="float">
            <text:p>0.007969215033333</text:p>
          </table:table-cell>
        </table:table-row>
        <table:table-row table:style-name="ro1">
          <table:table-cell office:value-type="float" office:value="-0.0019398488" calcext:value-type="float">
            <text:p>-0.0019398488</text:p>
          </table:table-cell>
          <table:table-cell office:value-type="float" office:value="-0.023031468" calcext:value-type="float">
            <text:p>-0.023031468</text:p>
          </table:table-cell>
          <table:table-cell/>
          <table:table-cell office:value-type="float" office:value="-0.052634973" calcext:value-type="float">
            <text:p>-0.052634973</text:p>
          </table:table-cell>
          <table:table-cell office:value-type="float" office:value="0.013828309" calcext:value-type="float">
            <text:p>0.013828309</text:p>
          </table:table-cell>
          <table:table-cell/>
          <table:table-cell office:value-type="float" office:value="0.029237915" calcext:value-type="float">
            <text:p>0.029237915</text:p>
          </table:table-cell>
          <table:table-cell office:value-type="float" office:value="0.010724965" calcext:value-type="float">
            <text:p>0.010724965</text:p>
          </table:table-cell>
          <table:table-cell/>
          <table:table-cell table:formula="of:=([.A52]+[.D52]+[.G52])/3" office:value-type="float" office:value="-0.0084456356" calcext:value-type="float">
            <text:p>-0.0084456356</text:p>
          </table:table-cell>
          <table:table-cell table:formula="of:=([.B52]+[.E52]+[.H52])/3" office:value-type="float" office:value="0.000507268666666666" calcext:value-type="float">
            <text:p>0.000507268666667</text:p>
          </table:table-cell>
        </table:table-row>
        <table:table-row table:style-name="ro1">
          <table:table-cell office:value-type="float" office:value="-0.038659953" calcext:value-type="float">
            <text:p>-0.038659953</text:p>
          </table:table-cell>
          <table:table-cell office:value-type="float" office:value="-0.0022713176" calcext:value-type="float">
            <text:p>-0.0022713176</text:p>
          </table:table-cell>
          <table:table-cell/>
          <table:table-cell office:value-type="float" office:value="-0.1113119" calcext:value-type="float">
            <text:p>-0.1113119</text:p>
          </table:table-cell>
          <table:table-cell office:value-type="float" office:value="0.007831212" calcext:value-type="float">
            <text:p>0.007831212</text:p>
          </table:table-cell>
          <table:table-cell/>
          <table:table-cell office:value-type="float" office:value="0.046528995" calcext:value-type="float">
            <text:p>0.046528995</text:p>
          </table:table-cell>
          <table:table-cell office:value-type="float" office:value="0.01163" calcext:value-type="float">
            <text:p>0.01163</text:p>
          </table:table-cell>
          <table:table-cell/>
          <table:table-cell table:formula="of:=([.A53]+[.D53]+[.G53])/3" office:value-type="float" office:value="-0.0344809526666667" calcext:value-type="float">
            <text:p>-0.034480952666667</text:p>
          </table:table-cell>
          <table:table-cell table:formula="of:=([.B53]+[.E53]+[.H53])/3" office:value-type="float" office:value="0.0057299648" calcext:value-type="float">
            <text:p>0.0057299648</text:p>
          </table:table-cell>
        </table:table-row>
        <table:table-row table:style-name="ro1">
          <table:table-cell office:value-type="float" office:value="0.00102149" calcext:value-type="float">
            <text:p>0.00102149</text:p>
          </table:table-cell>
          <table:table-cell office:value-type="float" office:value="-0.014788314" calcext:value-type="float">
            <text:p>-0.014788314</text:p>
          </table:table-cell>
          <table:table-cell/>
          <table:table-cell office:value-type="float" office:value="-0.35110846" calcext:value-type="float">
            <text:p>-0.35110846</text:p>
          </table:table-cell>
          <table:table-cell office:value-type="float" office:value="-0.010969481" calcext:value-type="float">
            <text:p>-0.010969481</text:p>
          </table:table-cell>
          <table:table-cell/>
          <table:table-cell office:value-type="float" office:value="0.28994736" calcext:value-type="float">
            <text:p>0.28994736</text:p>
          </table:table-cell>
          <table:table-cell office:value-type="float" office:value="0.0091486275" calcext:value-type="float">
            <text:p>0.0091486275</text:p>
          </table:table-cell>
          <table:table-cell/>
          <table:table-cell table:formula="of:=([.A54]+[.D54]+[.G54])/3" office:value-type="float" office:value="-0.0200465366666667" calcext:value-type="float">
            <text:p>-0.020046536666667</text:p>
          </table:table-cell>
          <table:table-cell table:formula="of:=([.B54]+[.E54]+[.H54])/3" office:value-type="float" office:value="-0.00553638916666667" calcext:value-type="float">
            <text:p>-0.005536389166667</text:p>
          </table:table-cell>
        </table:table-row>
        <table:table-row table:style-name="ro1">
          <table:table-cell office:value-type="float" office:value="-0.047200833" calcext:value-type="float">
            <text:p>-0.047200833</text:p>
          </table:table-cell>
          <table:table-cell office:value-type="float" office:value="-0.021659108" calcext:value-type="float">
            <text:p>-0.021659108</text:p>
          </table:table-cell>
          <table:table-cell/>
          <table:table-cell office:value-type="float" office:value="-0.5906558" calcext:value-type="float">
            <text:p>-0.5906558</text:p>
          </table:table-cell>
          <table:table-cell office:value-type="float" office:value="-0.017343242" calcext:value-type="float">
            <text:p>-0.017343242</text:p>
          </table:table-cell>
          <table:table-cell/>
          <table:table-cell office:value-type="float" office:value="0.10406789" calcext:value-type="float">
            <text:p>0.10406789</text:p>
          </table:table-cell>
          <table:table-cell office:value-type="float" office:value="0.013946635" calcext:value-type="float">
            <text:p>0.013946635</text:p>
          </table:table-cell>
          <table:table-cell/>
          <table:table-cell table:formula="of:=([.A55]+[.D55]+[.G55])/3" office:value-type="float" office:value="-0.177929581" calcext:value-type="float">
            <text:p>-0.177929581</text:p>
          </table:table-cell>
          <table:table-cell table:formula="of:=([.B55]+[.E55]+[.H55])/3" office:value-type="float" office:value="-0.008351905" calcext:value-type="float">
            <text:p>-0.008351905</text:p>
          </table:table-cell>
        </table:table-row>
        <table:table-row table:style-name="ro1">
          <table:table-cell office:value-type="float" office:value="0.12846656" calcext:value-type="float">
            <text:p>0.12846656</text:p>
          </table:table-cell>
          <table:table-cell office:value-type="float" office:value="-0.003453169" calcext:value-type="float">
            <text:p>-0.003453169</text:p>
          </table:table-cell>
          <table:table-cell/>
          <table:table-cell office:value-type="float" office:value="-0.9635727" calcext:value-type="float">
            <text:p>-0.9635727</text:p>
          </table:table-cell>
          <table:table-cell office:value-type="float" office:value="-0.030550322" calcext:value-type="float">
            <text:p>-0.030550322</text:p>
          </table:table-cell>
          <table:table-cell/>
          <table:table-cell office:value-type="float" office:value="-0.0361973" calcext:value-type="float">
            <text:p>-0.0361973</text:p>
          </table:table-cell>
          <table:table-cell office:value-type="float" office:value="0.011892812" calcext:value-type="float">
            <text:p>0.011892812</text:p>
          </table:table-cell>
          <table:table-cell/>
          <table:table-cell table:formula="of:=([.A56]+[.D56]+[.G56])/3" office:value-type="float" office:value="-0.29043448" calcext:value-type="float">
            <text:p>-0.29043448</text:p>
          </table:table-cell>
          <table:table-cell table:formula="of:=([.B56]+[.E56]+[.H56])/3" office:value-type="float" office:value="-0.00737022633333333" calcext:value-type="float">
            <text:p>-0.007370226333333</text:p>
          </table:table-cell>
        </table:table-row>
        <table:table-row table:style-name="ro1">
          <table:table-cell office:value-type="float" office:value="0.15297338" calcext:value-type="float">
            <text:p>0.15297338</text:p>
          </table:table-cell>
          <table:table-cell office:value-type="float" office:value="-1.5255932" calcext:value-type="float">
            <text:p>-1.5255932</text:p>
          </table:table-cell>
          <table:table-cell/>
          <table:table-cell office:value-type="float" office:value="-1.0047642" calcext:value-type="float">
            <text:p>-1.0047642</text:p>
          </table:table-cell>
          <table:table-cell office:value-type="float" office:value="0.1179637" calcext:value-type="float">
            <text:p>0.1179637</text:p>
          </table:table-cell>
          <table:table-cell/>
          <table:table-cell office:value-type="float" office:value="-0.029501406" calcext:value-type="float">
            <text:p>-0.029501406</text:p>
          </table:table-cell>
          <table:table-cell office:value-type="float" office:value="-0.44017538" calcext:value-type="float">
            <text:p>-0.44017538</text:p>
          </table:table-cell>
          <table:table-cell/>
          <table:table-cell table:formula="of:=([.A57]+[.D57]+[.G57])/3" office:value-type="float" office:value="-0.293764075333333" calcext:value-type="float">
            <text:p>-0.293764075333333</text:p>
          </table:table-cell>
          <table:table-cell table:formula="of:=([.B57]+[.E57]+[.H57])/3" office:value-type="float" office:value="-0.61593496" calcext:value-type="float">
            <text:p>-0.61593496</text:p>
          </table:table-cell>
        </table:table-row>
        <table:table-row table:style-name="ro1">
          <table:table-cell office:value-type="float" office:value="0.27610385" calcext:value-type="float">
            <text:p>0.27610385</text:p>
          </table:table-cell>
          <table:table-cell office:value-type="float" office:value="-0.91380537" calcext:value-type="float">
            <text:p>-0.91380537</text:p>
          </table:table-cell>
          <table:table-cell/>
          <table:table-cell office:value-type="float" office:value="-0.7970612" calcext:value-type="float">
            <text:p>-0.7970612</text:p>
          </table:table-cell>
          <table:table-cell office:value-type="float" office:value="0.022451513" calcext:value-type="float">
            <text:p>0.022451513</text:p>
          </table:table-cell>
          <table:table-cell/>
          <table:table-cell office:value-type="float" office:value="-0.22452492" calcext:value-type="float">
            <text:p>-0.22452492</text:p>
          </table:table-cell>
          <table:table-cell office:value-type="float" office:value="-0.24520572" calcext:value-type="float">
            <text:p>-0.24520572</text:p>
          </table:table-cell>
          <table:table-cell/>
          <table:table-cell table:formula="of:=([.A58]+[.D58]+[.G58])/3" office:value-type="float" office:value="-0.24849409" calcext:value-type="float">
            <text:p>-0.24849409</text:p>
          </table:table-cell>
          <table:table-cell table:formula="of:=([.B58]+[.E58]+[.H58])/3" office:value-type="float" office:value="-0.378853192333333" calcext:value-type="float">
            <text:p>-0.378853192333333</text:p>
          </table:table-cell>
        </table:table-row>
        <table:table-row table:style-name="ro1">
          <table:table-cell office:value-type="float" office:value="0.2684885" calcext:value-type="float">
            <text:p>0.2684885</text:p>
          </table:table-cell>
          <table:table-cell office:value-type="float" office:value="-0.46998343" calcext:value-type="float">
            <text:p>-0.46998343</text:p>
          </table:table-cell>
          <table:table-cell/>
          <table:table-cell office:value-type="float" office:value="-0.7955777" calcext:value-type="float">
            <text:p>-0.7955777</text:p>
          </table:table-cell>
          <table:table-cell office:value-type="float" office:value="-0.50362176" calcext:value-type="float">
            <text:p>-0.50362176</text:p>
          </table:table-cell>
          <table:table-cell/>
          <table:table-cell office:value-type="float" office:value="-0.13175991" calcext:value-type="float">
            <text:p>-0.13175991</text:p>
          </table:table-cell>
          <table:table-cell office:value-type="float" office:value="0.83290374" calcext:value-type="float">
            <text:p>0.83290374</text:p>
          </table:table-cell>
          <table:table-cell/>
          <table:table-cell table:formula="of:=([.A59]+[.D59]+[.G59])/3" office:value-type="float" office:value="-0.21961637" calcext:value-type="float">
            <text:p>-0.21961637</text:p>
          </table:table-cell>
          <table:table-cell table:formula="of:=([.B59]+[.E59]+[.H59])/3" office:value-type="float" office:value="-0.0469004833333333" calcext:value-type="float">
            <text:p>-0.046900483333333</text:p>
          </table:table-cell>
        </table:table-row>
        <table:table-row table:style-name="ro1">
          <table:table-cell office:value-type="float" office:value="0.053553734" calcext:value-type="float">
            <text:p>0.053553734</text:p>
          </table:table-cell>
          <table:table-cell office:value-type="float" office:value="-1.0265739" calcext:value-type="float">
            <text:p>-1.0265739</text:p>
          </table:table-cell>
          <table:table-cell/>
          <table:table-cell office:value-type="float" office:value="-0.49080023" calcext:value-type="float">
            <text:p>-0.49080023</text:p>
          </table:table-cell>
          <table:table-cell office:value-type="float" office:value="-0.20057404" calcext:value-type="float">
            <text:p>-0.20057404</text:p>
          </table:table-cell>
          <table:table-cell/>
          <table:table-cell office:value-type="float" office:value="-0.24294913" calcext:value-type="float">
            <text:p>-0.24294913</text:p>
          </table:table-cell>
          <table:table-cell office:value-type="float" office:value="-0.04931242" calcext:value-type="float">
            <text:p>-0.04931242</text:p>
          </table:table-cell>
          <table:table-cell/>
          <table:table-cell table:formula="of:=([.A60]+[.D60]+[.G60])/3" office:value-type="float" office:value="-0.226731875333333" calcext:value-type="float">
            <text:p>-0.226731875333333</text:p>
          </table:table-cell>
          <table:table-cell table:formula="of:=([.B60]+[.E60]+[.H60])/3" office:value-type="float" office:value="-0.425486786666667" calcext:value-type="float">
            <text:p>-0.425486786666667</text:p>
          </table:table-cell>
        </table:table-row>
        <table:table-row table:style-name="ro1">
          <table:table-cell office:value-type="float" office:value="-0.09022939" calcext:value-type="float">
            <text:p>-0.09022939</text:p>
          </table:table-cell>
          <table:table-cell office:value-type="float" office:value="-1.1603423" calcext:value-type="float">
            <text:p>-1.1603423</text:p>
          </table:table-cell>
          <table:table-cell/>
          <table:table-cell office:value-type="float" office:value="-0.09631005" calcext:value-type="float">
            <text:p>-0.09631005</text:p>
          </table:table-cell>
          <table:table-cell office:value-type="float" office:value="0.043384735" calcext:value-type="float">
            <text:p>0.043384735</text:p>
          </table:table-cell>
          <table:table-cell/>
          <table:table-cell office:value-type="float" office:value="-0.29709658" calcext:value-type="float">
            <text:p>-0.29709658</text:p>
          </table:table-cell>
          <table:table-cell office:value-type="float" office:value="-0.45241338" calcext:value-type="float">
            <text:p>-0.45241338</text:p>
          </table:table-cell>
          <table:table-cell/>
          <table:table-cell table:formula="of:=([.A61]+[.D61]+[.G61])/3" office:value-type="float" office:value="-0.161212006666667" calcext:value-type="float">
            <text:p>-0.161212006666667</text:p>
          </table:table-cell>
          <table:table-cell table:formula="of:=([.B61]+[.E61]+[.H61])/3" office:value-type="float" office:value="-0.523123648333333" calcext:value-type="float">
            <text:p>-0.523123648333333</text:p>
          </table:table-cell>
        </table:table-row>
        <table:table-row table:style-name="ro1">
          <table:table-cell office:value-type="float" office:value="-0.25369182" calcext:value-type="float">
            <text:p>-0.25369182</text:p>
          </table:table-cell>
          <table:table-cell office:value-type="float" office:value="-0.799313" calcext:value-type="float">
            <text:p>-0.799313</text:p>
          </table:table-cell>
          <table:table-cell/>
          <table:table-cell office:value-type="float" office:value="0.12294012" calcext:value-type="float">
            <text:p>0.12294012</text:p>
          </table:table-cell>
          <table:table-cell office:value-type="float" office:value="-0.026651988" calcext:value-type="float">
            <text:p>-0.026651988</text:p>
          </table:table-cell>
          <table:table-cell/>
          <table:table-cell office:value-type="float" office:value="-0.23640549" calcext:value-type="float">
            <text:p>-0.23640549</text:p>
          </table:table-cell>
          <table:table-cell office:value-type="float" office:value="0.06589928" calcext:value-type="float">
            <text:p>0.06589928</text:p>
          </table:table-cell>
          <table:table-cell/>
          <table:table-cell table:formula="of:=([.A62]+[.D62]+[.G62])/3" office:value-type="float" office:value="-0.12238573" calcext:value-type="float">
            <text:p>-0.12238573</text:p>
          </table:table-cell>
          <table:table-cell table:formula="of:=([.B62]+[.E62]+[.H62])/3" office:value-type="float" office:value="-0.253355236" calcext:value-type="float">
            <text:p>-0.253355236</text:p>
          </table:table-cell>
        </table:table-row>
        <table:table-row table:style-name="ro1">
          <table:table-cell office:value-type="float" office:value="-0.4726586" calcext:value-type="float">
            <text:p>-0.4726586</text:p>
          </table:table-cell>
          <table:table-cell office:value-type="float" office:value="0.2625763" calcext:value-type="float">
            <text:p>0.2625763</text:p>
          </table:table-cell>
          <table:table-cell/>
          <table:table-cell office:value-type="float" office:value="0.34487462" calcext:value-type="float">
            <text:p>0.34487462</text:p>
          </table:table-cell>
          <table:table-cell office:value-type="float" office:value="-0.8213744" calcext:value-type="float">
            <text:p>-0.8213744</text:p>
          </table:table-cell>
          <table:table-cell/>
          <table:table-cell office:value-type="float" office:value="-0.4432581" calcext:value-type="float">
            <text:p>-0.4432581</text:p>
          </table:table-cell>
          <table:table-cell office:value-type="float" office:value="1.0496169" calcext:value-type="float">
            <text:p>1.0496169</text:p>
          </table:table-cell>
          <table:table-cell/>
          <table:table-cell table:formula="of:=([.A63]+[.D63]+[.G63])/3" office:value-type="float" office:value="-0.19034736" calcext:value-type="float">
            <text:p>-0.19034736</text:p>
          </table:table-cell>
          <table:table-cell table:formula="of:=([.B63]+[.E63]+[.H63])/3" office:value-type="float" office:value="0.163606266666667" calcext:value-type="float">
            <text:p>0.163606266666667</text:p>
          </table:table-cell>
        </table:table-row>
        <table:table-row table:style-name="ro1">
          <table:table-cell office:value-type="float" office:value="-0.6633566" calcext:value-type="float">
            <text:p>-0.6633566</text:p>
          </table:table-cell>
          <table:table-cell office:value-type="float" office:value="-0.37276334" calcext:value-type="float">
            <text:p>-0.37276334</text:p>
          </table:table-cell>
          <table:table-cell/>
          <table:table-cell office:value-type="float" office:value="0.03177389" calcext:value-type="float">
            <text:p>0.03177389</text:p>
          </table:table-cell>
          <table:table-cell office:value-type="float" office:value="-0.3336218" calcext:value-type="float">
            <text:p>-0.3336218</text:p>
          </table:table-cell>
          <table:table-cell/>
          <table:table-cell office:value-type="float" office:value="-0.16492349" calcext:value-type="float">
            <text:p>-0.16492349</text:p>
          </table:table-cell>
          <table:table-cell office:value-type="float" office:value="-0.107835025" calcext:value-type="float">
            <text:p>-0.107835025</text:p>
          </table:table-cell>
          <table:table-cell/>
          <table:table-cell table:formula="of:=([.A64]+[.D64]+[.G64])/3" office:value-type="float" office:value="-0.265502066666667" calcext:value-type="float">
            <text:p>-0.265502066666667</text:p>
          </table:table-cell>
          <table:table-cell table:formula="of:=([.B64]+[.E64]+[.H64])/3" office:value-type="float" office:value="-0.271406721666667" calcext:value-type="float">
            <text:p>-0.271406721666667</text:p>
          </table:table-cell>
        </table:table-row>
        <table:table-row table:style-name="ro1">
          <table:table-cell office:value-type="float" office:value="-0.6589839" calcext:value-type="float">
            <text:p>-0.6589839</text:p>
          </table:table-cell>
          <table:table-cell office:value-type="float" office:value="-0.28363153" calcext:value-type="float">
            <text:p>-0.28363153</text:p>
          </table:table-cell>
          <table:table-cell/>
          <table:table-cell office:value-type="float" office:value="0.3720291" calcext:value-type="float">
            <text:p>0.3720291</text:p>
          </table:table-cell>
          <table:table-cell office:value-type="float" office:value="-0.34574303" calcext:value-type="float">
            <text:p>-0.34574303</text:p>
          </table:table-cell>
          <table:table-cell/>
          <table:table-cell office:value-type="float" office:value="-0.25939307" calcext:value-type="float">
            <text:p>-0.25939307</text:p>
          </table:table-cell>
          <table:table-cell office:value-type="float" office:value="-0.035747774" calcext:value-type="float">
            <text:p>-0.035747774</text:p>
          </table:table-cell>
          <table:table-cell/>
          <table:table-cell table:formula="of:=([.A65]+[.D65]+[.G65])/3" office:value-type="float" office:value="-0.182115956666667" calcext:value-type="float">
            <text:p>-0.182115956666667</text:p>
          </table:table-cell>
          <table:table-cell table:formula="of:=([.B65]+[.E65]+[.H65])/3" office:value-type="float" office:value="-0.221707444666667" calcext:value-type="float">
            <text:p>-0.221707444666667</text:p>
          </table:table-cell>
        </table:table-row>
        <table:table-row table:style-name="ro1">
          <table:table-cell office:value-type="float" office:value="-0.56408155" calcext:value-type="float">
            <text:p>-0.56408155</text:p>
          </table:table-cell>
          <table:table-cell office:value-type="float" office:value="-0.2702098" calcext:value-type="float">
            <text:p>-0.2702098</text:p>
          </table:table-cell>
          <table:table-cell/>
          <table:table-cell office:value-type="float" office:value="0.32603717" calcext:value-type="float">
            <text:p>0.32603717</text:p>
          </table:table-cell>
          <table:table-cell office:value-type="float" office:value="-0.20855638" calcext:value-type="float">
            <text:p>-0.20855638</text:p>
          </table:table-cell>
          <table:table-cell/>
          <table:table-cell office:value-type="float" office:value="-0.13259926" calcext:value-type="float">
            <text:p>-0.13259926</text:p>
          </table:table-cell>
          <table:table-cell office:value-type="float" office:value="-0.053706218" calcext:value-type="float">
            <text:p>-0.053706218</text:p>
          </table:table-cell>
          <table:table-cell/>
          <table:table-cell table:formula="of:=([.A66]+[.D66]+[.G66])/3" office:value-type="float" office:value="-0.12354788" calcext:value-type="float">
            <text:p>-0.12354788</text:p>
          </table:table-cell>
          <table:table-cell table:formula="of:=([.B66]+[.E66]+[.H66])/3" office:value-type="float" office:value="-0.177490799333333" calcext:value-type="float">
            <text:p>-0.177490799333333</text:p>
          </table:table-cell>
        </table:table-row>
        <table:table-row table:style-name="ro1">
          <table:table-cell office:value-type="float" office:value="-0.6054517" calcext:value-type="float">
            <text:p>-0.6054517</text:p>
          </table:table-cell>
          <table:table-cell office:value-type="float" office:value="-0.04038119" calcext:value-type="float">
            <text:p>-0.04038119</text:p>
          </table:table-cell>
          <table:table-cell/>
          <table:table-cell office:value-type="float" office:value="0.40769127" calcext:value-type="float">
            <text:p>0.40769127</text:p>
          </table:table-cell>
          <table:table-cell office:value-type="float" office:value="-0.2138482" calcext:value-type="float">
            <text:p>-0.2138482</text:p>
          </table:table-cell>
          <table:table-cell/>
          <table:table-cell office:value-type="float" office:value="0.25595364" calcext:value-type="float">
            <text:p>0.25595364</text:p>
          </table:table-cell>
          <table:table-cell office:value-type="float" office:value="-0.14369692" calcext:value-type="float">
            <text:p>-0.14369692</text:p>
          </table:table-cell>
          <table:table-cell/>
          <table:table-cell table:formula="of:=([.A67]+[.D67]+[.G67])/3" office:value-type="float" office:value="0.0193977366666667" calcext:value-type="float">
            <text:p>0.019397736666667</text:p>
          </table:table-cell>
          <table:table-cell table:formula="of:=([.B67]+[.E67]+[.H67])/3" office:value-type="float" office:value="-0.132642103333333" calcext:value-type="float">
            <text:p>-0.132642103333333</text:p>
          </table:table-cell>
        </table:table-row>
        <table:table-row table:style-name="ro1">
          <table:table-cell office:value-type="float" office:value="-0.5543548" calcext:value-type="float">
            <text:p>-0.5543548</text:p>
          </table:table-cell>
          <table:table-cell office:value-type="float" office:value="0.1354831" calcext:value-type="float">
            <text:p>0.1354831</text:p>
          </table:table-cell>
          <table:table-cell/>
          <table:table-cell office:value-type="float" office:value="-0.18129566" calcext:value-type="float">
            <text:p>-0.18129566</text:p>
          </table:table-cell>
          <table:table-cell office:value-type="float" office:value="-0.3216626" calcext:value-type="float">
            <text:p>-0.3216626</text:p>
          </table:table-cell>
          <table:table-cell/>
          <table:table-cell office:value-type="float" office:value="3.2388544" calcext:value-type="float">
            <text:p>3.2388544</text:p>
          </table:table-cell>
          <table:table-cell office:value-type="float" office:value="-0.14295025" calcext:value-type="float">
            <text:p>-0.14295025</text:p>
          </table:table-cell>
          <table:table-cell/>
          <table:table-cell table:formula="of:=([.A68]+[.D68]+[.G68])/3" office:value-type="float" office:value="0.834401313333333" calcext:value-type="float">
            <text:p>0.834401313333333</text:p>
          </table:table-cell>
          <table:table-cell table:formula="of:=([.B68]+[.E68]+[.H68])/3" office:value-type="float" office:value="-0.109709916666667" calcext:value-type="float">
            <text:p>-0.109709916666667</text:p>
          </table:table-cell>
        </table:table-row>
        <table:table-row table:style-name="ro1">
          <table:table-cell office:value-type="float" office:value="0.4700749" calcext:value-type="float">
            <text:p>0.4700749</text:p>
          </table:table-cell>
          <table:table-cell office:value-type="float" office:value="0.6446643" calcext:value-type="float">
            <text:p>0.6446643</text:p>
          </table:table-cell>
          <table:table-cell/>
          <table:table-cell office:value-type="float" office:value="0.36307907" calcext:value-type="float">
            <text:p>0.36307907</text:p>
          </table:table-cell>
          <table:table-cell office:value-type="float" office:value="-0.31454515" calcext:value-type="float">
            <text:p>-0.31454515</text:p>
          </table:table-cell>
          <table:table-cell/>
          <table:table-cell office:value-type="float" office:value="-0.15307306" calcext:value-type="float">
            <text:p>-0.15307306</text:p>
          </table:table-cell>
          <table:table-cell office:value-type="float" office:value="-0.07658005" calcext:value-type="float">
            <text:p>-0.07658005</text:p>
          </table:table-cell>
          <table:table-cell/>
          <table:table-cell table:formula="of:=([.A69]+[.D69]+[.G69])/3" office:value-type="float" office:value="0.226693636666667" calcext:value-type="float">
            <text:p>0.226693636666667</text:p>
          </table:table-cell>
          <table:table-cell table:formula="of:=([.B69]+[.E69]+[.H69])/3" office:value-type="float" office:value="0.0845130333333333" calcext:value-type="float">
            <text:p>0.084513033333333</text:p>
          </table:table-cell>
        </table:table-row>
        <table:table-row table:style-name="ro1">
          <table:table-cell office:value-type="float" office:value="-1.0275674" calcext:value-type="float">
            <text:p>-1.0275674</text:p>
          </table:table-cell>
          <table:table-cell office:value-type="float" office:value="0.6092018" calcext:value-type="float">
            <text:p>0.6092018</text:p>
          </table:table-cell>
          <table:table-cell/>
          <table:table-cell office:value-type="float" office:value="-0.11949352" calcext:value-type="float">
            <text:p>-0.11949352</text:p>
          </table:table-cell>
          <table:table-cell office:value-type="float" office:value="-0.17476547" calcext:value-type="float">
            <text:p>-0.17476547</text:p>
          </table:table-cell>
          <table:table-cell/>
          <table:table-cell office:value-type="float" office:value="0.13623326" calcext:value-type="float">
            <text:p>0.13623326</text:p>
          </table:table-cell>
          <table:table-cell office:value-type="float" office:value="-0.105396636" calcext:value-type="float">
            <text:p>-0.105396636</text:p>
          </table:table-cell>
          <table:table-cell/>
          <table:table-cell table:formula="of:=([.A70]+[.D70]+[.G70])/3" office:value-type="float" office:value="-0.336942553333333" calcext:value-type="float">
            <text:p>-0.336942553333333</text:p>
          </table:table-cell>
          <table:table-cell table:formula="of:=([.B70]+[.E70]+[.H70])/3" office:value-type="float" office:value="0.109679898" calcext:value-type="float">
            <text:p>0.109679898</text:p>
          </table:table-cell>
        </table:table-row>
        <table:table-row table:style-name="ro1">
          <table:table-cell office:value-type="float" office:value="-1.667926" calcext:value-type="float">
            <text:p>-1.667926</text:p>
          </table:table-cell>
          <table:table-cell office:value-type="float" office:value="-1.0724216" calcext:value-type="float">
            <text:p>-1.0724216</text:p>
          </table:table-cell>
          <table:table-cell/>
          <table:table-cell office:value-type="float" office:value="0.13920876" calcext:value-type="float">
            <text:p>0.13920876</text:p>
          </table:table-cell>
          <table:table-cell office:value-type="float" office:value="0.22217886" calcext:value-type="float">
            <text:p>0.22217886</text:p>
          </table:table-cell>
          <table:table-cell/>
          <table:table-cell office:value-type="float" office:value="-0.25356194" calcext:value-type="float">
            <text:p>-0.25356194</text:p>
          </table:table-cell>
          <table:table-cell office:value-type="float" office:value="-0.58133155" calcext:value-type="float">
            <text:p>-0.58133155</text:p>
          </table:table-cell>
          <table:table-cell/>
          <table:table-cell table:formula="of:=([.A71]+[.D71]+[.G71])/3" office:value-type="float" office:value="-0.59409306" calcext:value-type="float">
            <text:p>-0.59409306</text:p>
          </table:table-cell>
          <table:table-cell table:formula="of:=([.B71]+[.E71]+[.H71])/3" office:value-type="float" office:value="-0.47719143" calcext:value-type="float">
            <text:p>-0.47719143</text:p>
          </table:table-cell>
        </table:table-row>
        <table:table-row table:style-name="ro1">
          <table:table-cell office:value-type="float" office:value="-0.350645" calcext:value-type="float">
            <text:p>-0.350645</text:p>
          </table:table-cell>
          <table:table-cell office:value-type="float" office:value="-0.78786004" calcext:value-type="float">
            <text:p>-0.78786004</text:p>
          </table:table-cell>
          <table:table-cell/>
          <table:table-cell office:value-type="float" office:value="0.19428203" calcext:value-type="float">
            <text:p>0.19428203</text:p>
          </table:table-cell>
          <table:table-cell office:value-type="float" office:value="0.3706885" calcext:value-type="float">
            <text:p>0.3706885</text:p>
          </table:table-cell>
          <table:table-cell/>
          <table:table-cell office:value-type="float" office:value="-0.680403" calcext:value-type="float">
            <text:p>-0.680403</text:p>
          </table:table-cell>
          <table:table-cell office:value-type="float" office:value="-0.16174822" calcext:value-type="float">
            <text:p>-0.16174822</text:p>
          </table:table-cell>
          <table:table-cell/>
          <table:table-cell table:formula="of:=([.A72]+[.D72]+[.G72])/3" office:value-type="float" office:value="-0.27892199" calcext:value-type="float">
            <text:p>-0.27892199</text:p>
          </table:table-cell>
          <table:table-cell table:formula="of:=([.B72]+[.E72]+[.H72])/3" office:value-type="float" office:value="-0.192973253333333" calcext:value-type="float">
            <text:p>-0.192973253333333</text:p>
          </table:table-cell>
        </table:table-row>
        <table:table-row table:style-name="ro1">
          <table:table-cell office:value-type="float" office:value="-1.0404584" calcext:value-type="float">
            <text:p>-1.0404584</text:p>
          </table:table-cell>
          <table:table-cell office:value-type="float" office:value="-0.21403012" calcext:value-type="float">
            <text:p>-0.21403012</text:p>
          </table:table-cell>
          <table:table-cell/>
          <table:table-cell office:value-type="float" office:value="0.19770536" calcext:value-type="float">
            <text:p>0.19770536</text:p>
          </table:table-cell>
          <table:table-cell office:value-type="float" office:value="-0.2609604" calcext:value-type="float">
            <text:p>-0.2609604</text:p>
          </table:table-cell>
          <table:table-cell/>
          <table:table-cell office:value-type="float" office:value="-0.675644" calcext:value-type="float">
            <text:p>-0.675644</text:p>
          </table:table-cell>
          <table:table-cell office:value-type="float" office:value="0.7410233" calcext:value-type="float">
            <text:p>0.7410233</text:p>
          </table:table-cell>
          <table:table-cell/>
          <table:table-cell table:formula="of:=([.A73]+[.D73]+[.G73])/3" office:value-type="float" office:value="-0.506132346666667" calcext:value-type="float">
            <text:p>-0.506132346666667</text:p>
          </table:table-cell>
          <table:table-cell table:formula="of:=([.B73]+[.E73]+[.H73])/3" office:value-type="float" office:value="0.0886775933333333" calcext:value-type="float">
            <text:p>0.088677593333333</text:p>
          </table:table-cell>
        </table:table-row>
        <table:table-row table:style-name="ro1">
          <table:table-cell office:value-type="float" office:value="-0.99529934" calcext:value-type="float">
            <text:p>-0.99529934</text:p>
          </table:table-cell>
          <table:table-cell office:value-type="float" office:value="-0.93552256" calcext:value-type="float">
            <text:p>-0.93552256</text:p>
          </table:table-cell>
          <table:table-cell/>
          <table:table-cell office:value-type="float" office:value="0.20342313" calcext:value-type="float">
            <text:p>0.20342313</text:p>
          </table:table-cell>
          <table:table-cell office:value-type="float" office:value="0.23095596" calcext:value-type="float">
            <text:p>0.23095596</text:p>
          </table:table-cell>
          <table:table-cell/>
          <table:table-cell office:value-type="float" office:value="-0.545897" calcext:value-type="float">
            <text:p>-0.545897</text:p>
          </table:table-cell>
          <table:table-cell office:value-type="float" office:value="-0.23791298" calcext:value-type="float">
            <text:p>-0.23791298</text:p>
          </table:table-cell>
          <table:table-cell/>
          <table:table-cell table:formula="of:=([.A74]+[.D74]+[.G74])/3" office:value-type="float" office:value="-0.445924403333333" calcext:value-type="float">
            <text:p>-0.445924403333333</text:p>
          </table:table-cell>
          <table:table-cell table:formula="of:=([.B74]+[.E74]+[.H74])/3" office:value-type="float" office:value="-0.31415986" calcext:value-type="float">
            <text:p>-0.31415986</text:p>
          </table:table-cell>
        </table:table-row>
        <table:table-row table:style-name="ro1">
          <table:table-cell office:value-type="float" office:value="-0.6496756" calcext:value-type="float">
            <text:p>-0.6496756</text:p>
          </table:table-cell>
          <table:table-cell office:value-type="float" office:value="-0.6751979" calcext:value-type="float">
            <text:p>-0.6751979</text:p>
          </table:table-cell>
          <table:table-cell/>
          <table:table-cell office:value-type="float" office:value="0.031908944" calcext:value-type="float">
            <text:p>0.031908944</text:p>
          </table:table-cell>
          <table:table-cell office:value-type="float" office:value="0.094701186" calcext:value-type="float">
            <text:p>0.094701186</text:p>
          </table:table-cell>
          <table:table-cell/>
          <table:table-cell office:value-type="float" office:value="0.22104624" calcext:value-type="float">
            <text:p>0.22104624</text:p>
          </table:table-cell>
          <table:table-cell office:value-type="float" office:value="-0.40418515" calcext:value-type="float">
            <text:p>-0.40418515</text:p>
          </table:table-cell>
          <table:table-cell/>
          <table:table-cell table:formula="of:=([.A75]+[.D75]+[.G75])/3" office:value-type="float" office:value="-0.132240138666667" calcext:value-type="float">
            <text:p>-0.132240138666667</text:p>
          </table:table-cell>
          <table:table-cell table:formula="of:=([.B75]+[.E75]+[.H75])/3" office:value-type="float" office:value="-0.328227288" calcext:value-type="float">
            <text:p>-0.328227288</text:p>
          </table:table-cell>
        </table:table-row>
        <table:table-row table:style-name="ro1">
          <table:table-cell office:value-type="float" office:value="-0.5141758" calcext:value-type="float">
            <text:p>-0.5141758</text:p>
          </table:table-cell>
          <table:table-cell office:value-type="float" office:value="-0.5052855" calcext:value-type="float">
            <text:p>-0.5052855</text:p>
          </table:table-cell>
          <table:table-cell/>
          <table:table-cell office:value-type="float" office:value="0.028718052" calcext:value-type="float">
            <text:p>0.028718052</text:p>
          </table:table-cell>
          <table:table-cell office:value-type="float" office:value="0.17597812" calcext:value-type="float">
            <text:p>0.17597812</text:p>
          </table:table-cell>
          <table:table-cell/>
          <table:table-cell office:value-type="float" office:value="0.19894165" calcext:value-type="float">
            <text:p>0.19894165</text:p>
          </table:table-cell>
          <table:table-cell office:value-type="float" office:value="0.04075" calcext:value-type="float">
            <text:p>0.04075</text:p>
          </table:table-cell>
          <table:table-cell/>
          <table:table-cell table:formula="of:=([.A76]+[.D76]+[.G76])/3" office:value-type="float" office:value="-0.095505366" calcext:value-type="float">
            <text:p>-0.095505366</text:p>
          </table:table-cell>
          <table:table-cell table:formula="of:=([.B76]+[.E76]+[.H76])/3" office:value-type="float" office:value="-0.0961857933333333" calcext:value-type="float">
            <text:p>-0.096185793333333</text:p>
          </table:table-cell>
        </table:table-row>
        <table:table-row table:style-name="ro1">
          <table:table-cell office:value-type="float" office:value="-0.4627582" calcext:value-type="float">
            <text:p>-0.4627582</text:p>
          </table:table-cell>
          <table:table-cell office:value-type="float" office:value="-0.55627066" calcext:value-type="float">
            <text:p>-0.55627066</text:p>
          </table:table-cell>
          <table:table-cell/>
          <table:table-cell office:value-type="float" office:value="0.025846254" calcext:value-type="float">
            <text:p>0.025846254</text:p>
          </table:table-cell>
          <table:table-cell office:value-type="float" office:value="0.16277483" calcext:value-type="float">
            <text:p>0.16277483</text:p>
          </table:table-cell>
          <table:table-cell/>
          <table:table-cell office:value-type="float" office:value="0.17904748" calcext:value-type="float">
            <text:p>0.17904748</text:p>
          </table:table-cell>
          <table:table-cell office:value-type="float" office:value="0.18389179" calcext:value-type="float">
            <text:p>0.18389179</text:p>
          </table:table-cell>
          <table:table-cell/>
          <table:table-cell table:formula="of:=([.A77]+[.D77]+[.G77])/3" office:value-type="float" office:value="-0.085954822" calcext:value-type="float">
            <text:p>-0.085954822</text:p>
          </table:table-cell>
          <table:table-cell table:formula="of:=([.B77]+[.E77]+[.H77])/3" office:value-type="float" office:value="-0.0698680133333333" calcext:value-type="float">
            <text:p>-0.069868013333333</text:p>
          </table:table-cell>
        </table:table-row>
        <table:table-row table:style-name="ro1">
          <table:table-cell office:value-type="float" office:value="-0.4164824" calcext:value-type="float">
            <text:p>-0.4164824</text:p>
          </table:table-cell>
          <table:table-cell office:value-type="float" office:value="-0.4830655" calcext:value-type="float">
            <text:p>-0.4830655</text:p>
          </table:table-cell>
          <table:table-cell/>
          <table:table-cell office:value-type="float" office:value="0.023261629" calcext:value-type="float">
            <text:p>0.023261629</text:p>
          </table:table-cell>
          <table:table-cell office:value-type="float" office:value="0.039270792" calcext:value-type="float">
            <text:p>0.039270792</text:p>
          </table:table-cell>
          <table:table-cell/>
          <table:table-cell office:value-type="float" office:value="0.16114272" calcext:value-type="float">
            <text:p>0.16114272</text:p>
          </table:table-cell>
          <table:table-cell office:value-type="float" office:value="-0.19660677" calcext:value-type="float">
            <text:p>-0.19660677</text:p>
          </table:table-cell>
          <table:table-cell/>
          <table:table-cell table:formula="of:=([.A78]+[.D78]+[.G78])/3" office:value-type="float" office:value="-0.0773593503333333" calcext:value-type="float">
            <text:p>-0.077359350333333</text:p>
          </table:table-cell>
          <table:table-cell table:formula="of:=([.B78]+[.E78]+[.H78])/3" office:value-type="float" office:value="-0.213467159333333" calcext:value-type="float">
            <text:p>-0.213467159333333</text:p>
          </table:table-cell>
        </table:table-row>
        <table:table-row table:style-name="ro1">
          <table:table-cell office:value-type="float" office:value="-0.37483418" calcext:value-type="float">
            <text:p>-0.37483418</text:p>
          </table:table-cell>
          <table:table-cell office:value-type="float" office:value="-0.3205011" calcext:value-type="float">
            <text:p>-0.3205011</text:p>
          </table:table-cell>
          <table:table-cell/>
          <table:table-cell office:value-type="float" office:value="0.020935463" calcext:value-type="float">
            <text:p>0.020935463</text:p>
          </table:table-cell>
          <table:table-cell office:value-type="float" office:value="-0.0050859824" calcext:value-type="float">
            <text:p>-0.0050859824</text:p>
          </table:table-cell>
          <table:table-cell/>
          <table:table-cell office:value-type="float" office:value="0.14502843" calcext:value-type="float">
            <text:p>0.14502843</text:p>
          </table:table-cell>
          <table:table-cell office:value-type="float" office:value="-0.0033620966" calcext:value-type="float">
            <text:p>-0.0033620966</text:p>
          </table:table-cell>
          <table:table-cell/>
          <table:table-cell table:formula="of:=([.A79]+[.D79]+[.G79])/3" office:value-type="float" office:value="-0.069623429" calcext:value-type="float">
            <text:p>-0.069623429</text:p>
          </table:table-cell>
          <table:table-cell table:formula="of:=([.B79]+[.E79]+[.H79])/3" office:value-type="float" office:value="-0.109649726333333" calcext:value-type="float">
            <text:p>-0.109649726333333</text:p>
          </table:table-cell>
        </table:table-row>
        <table:table-row table:style-name="ro1">
          <table:table-cell office:value-type="float" office:value="-0.33735076" calcext:value-type="float">
            <text:p>-0.33735076</text:p>
          </table:table-cell>
          <table:table-cell office:value-type="float" office:value="-0.027415833" calcext:value-type="float">
            <text:p>-0.027415833</text:p>
          </table:table-cell>
          <table:table-cell/>
          <table:table-cell office:value-type="float" office:value="0.018841915" calcext:value-type="float">
            <text:p>0.018841915</text:p>
          </table:table-cell>
          <table:table-cell office:value-type="float" office:value="-0.10850805" calcext:value-type="float">
            <text:p>-0.10850805</text:p>
          </table:table-cell>
          <table:table-cell/>
          <table:table-cell office:value-type="float" office:value="0.13052559" calcext:value-type="float">
            <text:p>0.13052559</text:p>
          </table:table-cell>
          <table:table-cell office:value-type="float" office:value="0.15254048" calcext:value-type="float">
            <text:p>0.15254048</text:p>
          </table:table-cell>
          <table:table-cell/>
          <table:table-cell table:formula="of:=([.A80]+[.D80]+[.G80])/3" office:value-type="float" office:value="-0.062661085" calcext:value-type="float">
            <text:p>-0.062661085</text:p>
          </table:table-cell>
          <table:table-cell table:formula="of:=([.B80]+[.E80]+[.H80])/3" office:value-type="float" office:value="0.00553886566666666" calcext:value-type="float">
            <text:p>0.005538865666667</text:p>
          </table:table-cell>
        </table:table-row>
        <table:table-row table:style-name="ro1">
          <table:table-cell office:value-type="float" office:value="-0.3036157" calcext:value-type="float">
            <text:p>-0.3036157</text:p>
          </table:table-cell>
          <table:table-cell office:value-type="float" office:value="-0.0040199775" calcext:value-type="float">
            <text:p>-0.0040199775</text:p>
          </table:table-cell>
          <table:table-cell/>
          <table:table-cell office:value-type="float" office:value="-0.12366727" calcext:value-type="float">
            <text:p>-0.12366727</text:p>
          </table:table-cell>
          <table:table-cell office:value-type="float" office:value="-0.08205663" calcext:value-type="float">
            <text:p>-0.08205663</text:p>
          </table:table-cell>
          <table:table-cell/>
          <table:table-cell office:value-type="float" office:value="-0.01546156" calcext:value-type="float">
            <text:p>-0.01546156</text:p>
          </table:table-cell>
          <table:table-cell office:value-type="float" office:value="0.20386359" calcext:value-type="float">
            <text:p>0.20386359</text:p>
          </table:table-cell>
          <table:table-cell/>
          <table:table-cell table:formula="of:=([.A81]+[.D81]+[.G81])/3" office:value-type="float" office:value="-0.14758151" calcext:value-type="float">
            <text:p>-0.14758151</text:p>
          </table:table-cell>
          <table:table-cell table:formula="of:=([.B81]+[.E81]+[.H81])/3" office:value-type="float" office:value="0.0392623275" calcext:value-type="float">
            <text:p>0.0392623275</text:p>
          </table:table-cell>
        </table:table-row>
        <table:table-row table:style-name="ro1">
          <table:table-cell office:value-type="float" office:value="-0.69688696" calcext:value-type="float">
            <text:p>-0.69688696</text:p>
          </table:table-cell>
          <table:table-cell office:value-type="float" office:value="0.09262227" calcext:value-type="float">
            <text:p>0.09262227</text:p>
          </table:table-cell>
          <table:table-cell/>
          <table:table-cell office:value-type="float" office:value="-0.009786888" calcext:value-type="float">
            <text:p>-0.009786888</text:p>
          </table:table-cell>
          <table:table-cell office:value-type="float" office:value="-0.015403697" calcext:value-type="float">
            <text:p>-0.015403697</text:p>
          </table:table-cell>
          <table:table-cell/>
          <table:table-cell office:value-type="float" office:value="-0.41359803" calcext:value-type="float">
            <text:p>-0.41359803</text:p>
          </table:table-cell>
          <table:table-cell office:value-type="float" office:value="0.19995672" calcext:value-type="float">
            <text:p>0.19995672</text:p>
          </table:table-cell>
          <table:table-cell/>
          <table:table-cell table:formula="of:=([.A82]+[.D82]+[.G82])/3" office:value-type="float" office:value="-0.373423959333333" calcext:value-type="float">
            <text:p>-0.373423959333333</text:p>
          </table:table-cell>
          <table:table-cell table:formula="of:=([.B82]+[.E82]+[.H82])/3" office:value-type="float" office:value="0.0923917643333333" calcext:value-type="float">
            <text:p>0.092391764333333</text:p>
          </table:table-cell>
        </table:table-row>
        <table:table-row table:style-name="ro1">
          <table:table-cell office:value-type="float" office:value="-0.42570898" calcext:value-type="float">
            <text:p>-0.42570898</text:p>
          </table:table-cell>
          <table:table-cell office:value-type="float" office:value="0.09654366" calcext:value-type="float">
            <text:p>0.09654366</text:p>
          </table:table-cell>
          <table:table-cell/>
          <table:table-cell office:value-type="float" office:value="0.091826566" calcext:value-type="float">
            <text:p>0.091826566</text:p>
          </table:table-cell>
          <table:table-cell office:value-type="float" office:value="-0.14899518" calcext:value-type="float">
            <text:p>-0.14899518</text:p>
          </table:table-cell>
          <table:table-cell/>
          <table:table-cell office:value-type="float" office:value="-0.31335154" calcext:value-type="float">
            <text:p>-0.31335154</text:p>
          </table:table-cell>
          <table:table-cell office:value-type="float" office:value="0.15051767" calcext:value-type="float">
            <text:p>0.15051767</text:p>
          </table:table-cell>
          <table:table-cell/>
          <table:table-cell table:formula="of:=([.A83]+[.D83]+[.G83])/3" office:value-type="float" office:value="-0.215744651333333" calcext:value-type="float">
            <text:p>-0.215744651333333</text:p>
          </table:table-cell>
          <table:table-cell table:formula="of:=([.B83]+[.E83]+[.H83])/3" office:value-type="float" office:value="0.0326887166666667" calcext:value-type="float">
            <text:p>0.032688716666667</text:p>
          </table:table-cell>
        </table:table-row>
        <table:table-row table:style-name="ro1">
          <table:table-cell office:value-type="float" office:value="-0.23130704" calcext:value-type="float">
            <text:p>-0.23130704</text:p>
          </table:table-cell>
          <table:table-cell office:value-type="float" office:value="-0.018140005" calcext:value-type="float">
            <text:p>-0.018140005</text:p>
          </table:table-cell>
          <table:table-cell/>
          <table:table-cell office:value-type="float" office:value="-0.2456276" calcext:value-type="float">
            <text:p>-0.2456276</text:p>
          </table:table-cell>
          <table:table-cell office:value-type="float" office:value="0.045860417" calcext:value-type="float">
            <text:p>0.045860417</text:p>
          </table:table-cell>
          <table:table-cell/>
          <table:table-cell office:value-type="float" office:value="1.4250393" calcext:value-type="float">
            <text:p>1.4250393</text:p>
          </table:table-cell>
          <table:table-cell office:value-type="float" office:value="0.034611434" calcext:value-type="float">
            <text:p>0.034611434</text:p>
          </table:table-cell>
          <table:table-cell/>
          <table:table-cell table:formula="of:=([.A84]+[.D84]+[.G84])/3" office:value-type="float" office:value="0.316034886666667" calcext:value-type="float">
            <text:p>0.316034886666667</text:p>
          </table:table-cell>
          <table:table-cell table:formula="of:=([.B84]+[.E84]+[.H84])/3" office:value-type="float" office:value="0.020777282" calcext:value-type="float">
            <text:p>0.020777282</text:p>
          </table:table-cell>
        </table:table-row>
        <table:table-row table:style-name="ro1">
          <table:table-cell office:value-type="float" office:value="0.047585398" calcext:value-type="float">
            <text:p>0.047585398</text:p>
          </table:table-cell>
          <table:table-cell office:value-type="float" office:value="0.03311248" calcext:value-type="float">
            <text:p>0.03311248</text:p>
          </table:table-cell>
          <table:table-cell/>
          <table:table-cell office:value-type="float" office:value="0.044364844" calcext:value-type="float">
            <text:p>0.044364844</text:p>
          </table:table-cell>
          <table:table-cell office:value-type="float" office:value="0.14674313" calcext:value-type="float">
            <text:p>0.14674313</text:p>
          </table:table-cell>
          <table:table-cell/>
          <table:table-cell office:value-type="float" office:value="-0.23577522" calcext:value-type="float">
            <text:p>-0.23577522</text:p>
          </table:table-cell>
          <table:table-cell office:value-type="float" office:value="-0.028835066" calcext:value-type="float">
            <text:p>-0.028835066</text:p>
          </table:table-cell>
          <table:table-cell/>
          <table:table-cell table:formula="of:=([.A85]+[.D85]+[.G85])/3" office:value-type="float" office:value="-0.0479416593333333" calcext:value-type="float">
            <text:p>-0.047941659333333</text:p>
          </table:table-cell>
          <table:table-cell table:formula="of:=([.B85]+[.E85]+[.H85])/3" office:value-type="float" office:value="0.0503401813333333" calcext:value-type="float">
            <text:p>0.050340181333333</text:p>
          </table:table-cell>
        </table:table-row>
        <table:table-row table:style-name="ro1">
          <table:table-cell office:value-type="float" office:value="-0.45792997" calcext:value-type="float">
            <text:p>-0.45792997</text:p>
          </table:table-cell>
          <table:table-cell office:value-type="float" office:value="-0.47095555" calcext:value-type="float">
            <text:p>-0.47095555</text:p>
          </table:table-cell>
          <table:table-cell/>
          <table:table-cell office:value-type="float" office:value="0.115514286" calcext:value-type="float">
            <text:p>0.115514286</text:p>
          </table:table-cell>
          <table:table-cell office:value-type="float" office:value="0.23753756" calcext:value-type="float">
            <text:p>0.23753756</text:p>
          </table:table-cell>
          <table:table-cell/>
          <table:table-cell office:value-type="float" office:value="-0.05311568" calcext:value-type="float">
            <text:p>-0.05311568</text:p>
          </table:table-cell>
          <table:table-cell office:value-type="float" office:value="-0.5267084" calcext:value-type="float">
            <text:p>-0.5267084</text:p>
          </table:table-cell>
          <table:table-cell/>
          <table:table-cell table:formula="of:=([.A86]+[.D86]+[.G86])/3" office:value-type="float" office:value="-0.131843788" calcext:value-type="float">
            <text:p>-0.131843788</text:p>
          </table:table-cell>
          <table:table-cell table:formula="of:=([.B86]+[.E86]+[.H86])/3" office:value-type="float" office:value="-0.253375463333333" calcext:value-type="float">
            <text:p>-0.253375463333333</text:p>
          </table:table-cell>
        </table:table-row>
        <table:table-row table:style-name="ro1">
          <table:table-cell office:value-type="float" office:value="0.31186202" calcext:value-type="float">
            <text:p>0.31186202</text:p>
          </table:table-cell>
          <table:table-cell office:value-type="float" office:value="-0.25840595" calcext:value-type="float">
            <text:p>-0.25840595</text:p>
          </table:table-cell>
          <table:table-cell/>
          <table:table-cell office:value-type="float" office:value="0.17119917" calcext:value-type="float">
            <text:p>0.17119917</text:p>
          </table:table-cell>
          <table:table-cell office:value-type="float" office:value="0.060634412" calcext:value-type="float">
            <text:p>0.060634412</text:p>
          </table:table-cell>
          <table:table-cell/>
          <table:table-cell office:value-type="float" office:value="0.049974192" calcext:value-type="float">
            <text:p>0.049974192</text:p>
          </table:table-cell>
          <table:table-cell office:value-type="float" office:value="-0.082265146" calcext:value-type="float">
            <text:p>-0.082265146</text:p>
          </table:table-cell>
          <table:table-cell/>
          <table:table-cell table:formula="of:=([.A87]+[.D87]+[.G87])/3" office:value-type="float" office:value="0.177678460666667" calcext:value-type="float">
            <text:p>0.177678460666667</text:p>
          </table:table-cell>
          <table:table-cell table:formula="of:=([.B87]+[.E87]+[.H87])/3" office:value-type="float" office:value="-0.0933455613333334" calcext:value-type="float">
            <text:p>-0.093345561333333</text:p>
          </table:table-cell>
        </table:table-row>
        <table:table-row table:style-name="ro1">
          <table:table-cell office:value-type="float" office:value="0.4162471" calcext:value-type="float">
            <text:p>0.4162471</text:p>
          </table:table-cell>
          <table:table-cell office:value-type="float" office:value="0.31741023" calcext:value-type="float">
            <text:p>0.31741023</text:p>
          </table:table-cell>
          <table:table-cell/>
          <table:table-cell office:value-type="float" office:value="-0.033127774" calcext:value-type="float">
            <text:p>-0.033127774</text:p>
          </table:table-cell>
          <table:table-cell office:value-type="float" office:value="-0.22623959" calcext:value-type="float">
            <text:p>-0.22623959</text:p>
          </table:table-cell>
          <table:table-cell/>
          <table:table-cell office:value-type="float" office:value="0.044976775" calcext:value-type="float">
            <text:p>0.044976775</text:p>
          </table:table-cell>
          <table:table-cell office:value-type="float" office:value="0.67303175" calcext:value-type="float">
            <text:p>0.67303175</text:p>
          </table:table-cell>
          <table:table-cell/>
          <table:table-cell table:formula="of:=([.A88]+[.D88]+[.G88])/3" office:value-type="float" office:value="0.142698700333333" calcext:value-type="float">
            <text:p>0.142698700333333</text:p>
          </table:table-cell>
          <table:table-cell table:formula="of:=([.B88]+[.E88]+[.H88])/3" office:value-type="float" office:value="0.25473413" calcext:value-type="float">
            <text:p>0.25473413</text:p>
          </table:table-cell>
        </table:table-row>
        <table:table-row table:style-name="ro1">
          <table:table-cell office:value-type="float" office:value="0.40582353" calcext:value-type="float">
            <text:p>0.40582353</text:p>
          </table:table-cell>
          <table:table-cell office:value-type="float" office:value="-0.22783175" calcext:value-type="float">
            <text:p>-0.22783175</text:p>
          </table:table-cell>
          <table:table-cell/>
          <table:table-cell office:value-type="float" office:value="-0.15220271" calcext:value-type="float">
            <text:p>-0.15220271</text:p>
          </table:table-cell>
          <table:table-cell office:value-type="float" office:value="0.11366952" calcext:value-type="float">
            <text:p>0.11366952</text:p>
          </table:table-cell>
          <table:table-cell/>
          <table:table-cell office:value-type="float" office:value="-0.3912836" calcext:value-type="float">
            <text:p>-0.3912836</text:p>
          </table:table-cell>
          <table:table-cell office:value-type="float" office:value="-0.2606533" calcext:value-type="float">
            <text:p>-0.2606533</text:p>
          </table:table-cell>
          <table:table-cell/>
          <table:table-cell table:formula="of:=([.A89]+[.D89]+[.G89])/3" office:value-type="float" office:value="-0.0458875933333334" calcext:value-type="float">
            <text:p>-0.045887593333333</text:p>
          </table:table-cell>
          <table:table-cell table:formula="of:=([.B89]+[.E89]+[.H89])/3" office:value-type="float" office:value="-0.12493851" calcext:value-type="float">
            <text:p>-0.12493851</text:p>
          </table:table-cell>
        </table:table-row>
        <table:table-row table:style-name="ro1">
          <table:table-cell office:value-type="float" office:value="-0.045647494" calcext:value-type="float">
            <text:p>-0.045647494</text:p>
          </table:table-cell>
          <table:table-cell office:value-type="float" office:value="-0.3933542" calcext:value-type="float">
            <text:p>-0.3933542</text:p>
          </table:table-cell>
          <table:table-cell/>
          <table:table-cell office:value-type="float" office:value="-0.012836917" calcext:value-type="float">
            <text:p>-0.012836917</text:p>
          </table:table-cell>
          <table:table-cell office:value-type="float" office:value="0.16404574" calcext:value-type="float">
            <text:p>0.16404574</text:p>
          </table:table-cell>
          <table:table-cell/>
          <table:table-cell office:value-type="float" office:value="-0.7795234" calcext:value-type="float">
            <text:p>-0.7795234</text:p>
          </table:table-cell>
          <table:table-cell office:value-type="float" office:value="-0.44047177" calcext:value-type="float">
            <text:p>-0.44047177</text:p>
          </table:table-cell>
          <table:table-cell/>
          <table:table-cell table:formula="of:=([.A90]+[.D90]+[.G90])/3" office:value-type="float" office:value="-0.279335937" calcext:value-type="float">
            <text:p>-0.279335937</text:p>
          </table:table-cell>
          <table:table-cell table:formula="of:=([.B90]+[.E90]+[.H90])/3" office:value-type="float" office:value="-0.223260076666667" calcext:value-type="float">
            <text:p>-0.223260076666667</text:p>
          </table:table-cell>
        </table:table-row>
        <table:table-row table:style-name="ro1">
          <table:table-cell office:value-type="float" office:value="-0.30255738" calcext:value-type="float">
            <text:p>-0.30255738</text:p>
          </table:table-cell>
          <table:table-cell office:value-type="float" office:value="-0.155386" calcext:value-type="float">
            <text:p>-0.155386</text:p>
          </table:table-cell>
          <table:table-cell/>
          <table:table-cell office:value-type="float" office:value="-0.12998587" calcext:value-type="float">
            <text:p>-0.12998587</text:p>
          </table:table-cell>
          <table:table-cell office:value-type="float" office:value="0.08985307" calcext:value-type="float">
            <text:p>0.08985307</text:p>
          </table:table-cell>
          <table:table-cell/>
          <table:table-cell office:value-type="float" office:value="0.20589967" calcext:value-type="float">
            <text:p>0.20589967</text:p>
          </table:table-cell>
          <table:table-cell office:value-type="float" office:value="0.034898702" calcext:value-type="float">
            <text:p>0.034898702</text:p>
          </table:table-cell>
          <table:table-cell/>
          <table:table-cell table:formula="of:=([.A91]+[.D91]+[.G91])/3" office:value-type="float" office:value="-0.07554786" calcext:value-type="float">
            <text:p>-0.07554786</text:p>
          </table:table-cell>
          <table:table-cell table:formula="of:=([.B91]+[.E91]+[.H91])/3" office:value-type="float" office:value="-0.0102114093333333" calcext:value-type="float">
            <text:p>-0.010211409333333</text:p>
          </table:table-cell>
        </table:table-row>
        <table:table-row table:style-name="ro1">
          <table:table-cell office:value-type="float" office:value="-0.0035760417" calcext:value-type="float">
            <text:p>-0.0035760417</text:p>
          </table:table-cell>
          <table:table-cell office:value-type="float" office:value="-0.18818721" calcext:value-type="float">
            <text:p>-0.18818721</text:p>
          </table:table-cell>
          <table:table-cell/>
          <table:table-cell office:value-type="float" office:value="-0.0027294515" calcext:value-type="float">
            <text:p>-0.0027294515</text:p>
          </table:table-cell>
          <table:table-cell office:value-type="float" office:value="-0.057999413" calcext:value-type="float">
            <text:p>-0.057999413</text:p>
          </table:table-cell>
          <table:table-cell/>
          <table:table-cell office:value-type="float" office:value="-0.21173616" calcext:value-type="float">
            <text:p>-0.21173616</text:p>
          </table:table-cell>
          <table:table-cell office:value-type="float" office:value="0.23026134" calcext:value-type="float">
            <text:p>0.23026134</text:p>
          </table:table-cell>
          <table:table-cell/>
          <table:table-cell table:formula="of:=([.A92]+[.D92]+[.G92])/3" office:value-type="float" office:value="-0.0726805510666667" calcext:value-type="float">
            <text:p>-0.072680551066667</text:p>
          </table:table-cell>
          <table:table-cell table:formula="of:=([.B92]+[.E92]+[.H92])/3" office:value-type="float" office:value="-0.00530842766666666" calcext:value-type="float">
            <text:p>-0.005308427666667</text:p>
          </table:table-cell>
        </table:table-row>
        <table:table-row table:style-name="ro1">
          <table:table-cell office:value-type="float" office:value="-0.5903278" calcext:value-type="float">
            <text:p>-0.5903278</text:p>
          </table:table-cell>
          <table:table-cell office:value-type="float" office:value="-0.10257164" calcext:value-type="float">
            <text:p>-0.10257164</text:p>
          </table:table-cell>
          <table:table-cell/>
          <table:table-cell office:value-type="float" office:value="-0.052993584" calcext:value-type="float">
            <text:p>-0.052993584</text:p>
          </table:table-cell>
          <table:table-cell office:value-type="float" office:value="-0.36816627" calcext:value-type="float">
            <text:p>-0.36816627</text:p>
          </table:table-cell>
          <table:table-cell/>
          <table:table-cell office:value-type="float" office:value="0.09090721" calcext:value-type="float">
            <text:p>0.09090721</text:p>
          </table:table-cell>
          <table:table-cell office:value-type="float" office:value="-0.007877113" calcext:value-type="float">
            <text:p>-0.007877113</text:p>
          </table:table-cell>
          <table:table-cell/>
          <table:table-cell table:formula="of:=([.A93]+[.D93]+[.G93])/3" office:value-type="float" office:value="-0.184138058" calcext:value-type="float">
            <text:p>-0.184138058</text:p>
          </table:table-cell>
          <table:table-cell table:formula="of:=([.B93]+[.E93]+[.H93])/3" office:value-type="float" office:value="-0.159538341" calcext:value-type="float">
            <text:p>-0.159538341</text:p>
          </table:table-cell>
        </table:table-row>
        <table:table-row table:style-name="ro1">
          <table:table-cell office:value-type="float" office:value="0.012308546" calcext:value-type="float">
            <text:p>0.012308546</text:p>
          </table:table-cell>
          <table:table-cell office:value-type="float" office:value="-0.13757814" calcext:value-type="float">
            <text:p>-0.13757814</text:p>
          </table:table-cell>
          <table:table-cell/>
          <table:table-cell office:value-type="float" office:value="0.044590946" calcext:value-type="float">
            <text:p>0.044590946</text:p>
          </table:table-cell>
          <table:table-cell office:value-type="float" office:value="-0.041090805" calcext:value-type="float">
            <text:p>-0.041090805</text:p>
          </table:table-cell>
          <table:table-cell/>
          <table:table-cell office:value-type="float" office:value="-0.56088376" calcext:value-type="float">
            <text:p>-0.56088376</text:p>
          </table:table-cell>
          <table:table-cell office:value-type="float" office:value="-0.35821238" calcext:value-type="float">
            <text:p>-0.35821238</text:p>
          </table:table-cell>
          <table:table-cell/>
          <table:table-cell table:formula="of:=([.A94]+[.D94]+[.G94])/3" office:value-type="float" office:value="-0.167994756" calcext:value-type="float">
            <text:p>-0.167994756</text:p>
          </table:table-cell>
          <table:table-cell table:formula="of:=([.B94]+[.E94]+[.H94])/3" office:value-type="float" office:value="-0.178960441666667" calcext:value-type="float">
            <text:p>-0.178960441666667</text:p>
          </table:table-cell>
        </table:table-row>
        <table:table-row table:style-name="ro1">
          <table:table-cell office:value-type="float" office:value="-0.3273013" calcext:value-type="float">
            <text:p>-0.3273013</text:p>
          </table:table-cell>
          <table:table-cell office:value-type="float" office:value="-0.010880852" calcext:value-type="float">
            <text:p>-0.010880852</text:p>
          </table:table-cell>
          <table:table-cell/>
          <table:table-cell office:value-type="float" office:value="-0.020292973" calcext:value-type="float">
            <text:p>-0.020292973</text:p>
          </table:table-cell>
          <table:table-cell office:value-type="float" office:value="0.26975656" calcext:value-type="float">
            <text:p>0.26975656</text:p>
          </table:table-cell>
          <table:table-cell/>
          <table:table-cell office:value-type="float" office:value="-0.3077006" calcext:value-type="float">
            <text:p>-0.3077006</text:p>
          </table:table-cell>
          <table:table-cell office:value-type="float" office:value="-0.15210308" calcext:value-type="float">
            <text:p>-0.15210308</text:p>
          </table:table-cell>
          <table:table-cell/>
          <table:table-cell table:formula="of:=([.A95]+[.D95]+[.G95])/3" office:value-type="float" office:value="-0.218431624333333" calcext:value-type="float">
            <text:p>-0.218431624333333</text:p>
          </table:table-cell>
          <table:table-cell table:formula="of:=([.B95]+[.E95]+[.H95])/3" office:value-type="float" office:value="0.035590876" calcext:value-type="float">
            <text:p>0.035590876</text:p>
          </table:table-cell>
        </table:table-row>
        <table:table-row table:style-name="ro1">
          <table:table-cell office:value-type="float" office:value="-0.096597515" calcext:value-type="float">
            <text:p>-0.096597515</text:p>
          </table:table-cell>
          <table:table-cell office:value-type="float" office:value="0.36923552" calcext:value-type="float">
            <text:p>0.36923552</text:p>
          </table:table-cell>
          <table:table-cell/>
          <table:table-cell office:value-type="float" office:value="0.033372086" calcext:value-type="float">
            <text:p>0.033372086</text:p>
          </table:table-cell>
          <table:table-cell office:value-type="float" office:value="-0.14042222" calcext:value-type="float">
            <text:p>-0.14042222</text:p>
          </table:table-cell>
          <table:table-cell/>
          <table:table-cell office:value-type="float" office:value="0.5081525" calcext:value-type="float">
            <text:p>0.5081525</text:p>
          </table:table-cell>
          <table:table-cell office:value-type="float" office:value="0.42055354" calcext:value-type="float">
            <text:p>0.42055354</text:p>
          </table:table-cell>
          <table:table-cell/>
          <table:table-cell table:formula="of:=([.A96]+[.D96]+[.G96])/3" office:value-type="float" office:value="0.148309023666667" calcext:value-type="float">
            <text:p>0.148309023666667</text:p>
          </table:table-cell>
          <table:table-cell table:formula="of:=([.B96]+[.E96]+[.H96])/3" office:value-type="float" office:value="0.216455613333333" calcext:value-type="float">
            <text:p>0.216455613333333</text:p>
          </table:table-cell>
        </table:table-row>
        <table:table-row table:style-name="ro1">
          <table:table-cell office:value-type="float" office:value="0.5423591" calcext:value-type="float">
            <text:p>0.5423591</text:p>
          </table:table-cell>
          <table:table-cell office:value-type="float" office:value="0.2938598" calcext:value-type="float">
            <text:p>0.2938598</text:p>
          </table:table-cell>
          <table:table-cell/>
          <table:table-cell office:value-type="float" office:value="0.2244929" calcext:value-type="float">
            <text:p>0.2244929</text:p>
          </table:table-cell>
          <table:table-cell office:value-type="float" office:value="-0.14329898" calcext:value-type="float">
            <text:p>-0.14329898</text:p>
          </table:table-cell>
          <table:table-cell/>
          <table:table-cell office:value-type="float" office:value="0.034143817" calcext:value-type="float">
            <text:p>0.034143817</text:p>
          </table:table-cell>
          <table:table-cell office:value-type="float" office:value="0.28028035" calcext:value-type="float">
            <text:p>0.28028035</text:p>
          </table:table-cell>
          <table:table-cell/>
          <table:table-cell table:formula="of:=([.A97]+[.D97]+[.G97])/3" office:value-type="float" office:value="0.266998605666667" calcext:value-type="float">
            <text:p>0.266998605666667</text:p>
          </table:table-cell>
          <table:table-cell table:formula="of:=([.B97]+[.E97]+[.H97])/3" office:value-type="float" office:value="0.143613723333333" calcext:value-type="float">
            <text:p>0.143613723333333</text:p>
          </table:table-cell>
        </table:table-row>
        <table:table-row table:style-name="ro1">
          <table:table-cell office:value-type="float" office:value="1.2182746" calcext:value-type="float">
            <text:p>1.2182746</text:p>
          </table:table-cell>
          <table:table-cell office:value-type="float" office:value="0.23964472" calcext:value-type="float">
            <text:p>0.23964472</text:p>
          </table:table-cell>
          <table:table-cell/>
          <table:table-cell office:value-type="float" office:value="0.20160416" calcext:value-type="float">
            <text:p>0.20160416</text:p>
          </table:table-cell>
          <table:table-cell office:value-type="float" office:value="-0.31309995" calcext:value-type="float">
            <text:p>-0.31309995</text:p>
          </table:table-cell>
          <table:table-cell/>
          <table:table-cell office:value-type="float" office:value="-0.0015703561" calcext:value-type="float">
            <text:p>-0.0015703561</text:p>
          </table:table-cell>
          <table:table-cell office:value-type="float" office:value="0.054058984" calcext:value-type="float">
            <text:p>0.054058984</text:p>
          </table:table-cell>
          <table:table-cell/>
          <table:table-cell table:formula="of:=([.A98]+[.D98]+[.G98])/3" office:value-type="float" office:value="0.472769467966667" calcext:value-type="float">
            <text:p>0.472769467966667</text:p>
          </table:table-cell>
          <table:table-cell table:formula="of:=([.B98]+[.E98]+[.H98])/3" office:value-type="float" office:value="-0.00646541533333334" calcext:value-type="float">
            <text:p>-0.006465415333333</text:p>
          </table:table-cell>
        </table:table-row>
        <table:table-row table:style-name="ro1">
          <table:table-cell office:value-type="float" office:value="1.098205" calcext:value-type="float">
            <text:p>1.098205</text:p>
          </table:table-cell>
          <table:table-cell office:value-type="float" office:value="0.27720368" calcext:value-type="float">
            <text:p>0.27720368</text:p>
          </table:table-cell>
          <table:table-cell/>
          <table:table-cell office:value-type="float" office:value="0.19704433" calcext:value-type="float">
            <text:p>0.19704433</text:p>
          </table:table-cell>
          <table:table-cell office:value-type="float" office:value="-0.8344023" calcext:value-type="float">
            <text:p>-0.8344023</text:p>
          </table:table-cell>
          <table:table-cell/>
          <table:table-cell office:value-type="float" office:value="0.007815166" calcext:value-type="float">
            <text:p>0.007815166</text:p>
          </table:table-cell>
          <table:table-cell office:value-type="float" office:value="-0.23435473" calcext:value-type="float">
            <text:p>-0.23435473</text:p>
          </table:table-cell>
          <table:table-cell/>
          <table:table-cell table:formula="of:=([.A99]+[.D99]+[.G99])/3" office:value-type="float" office:value="0.434354832" calcext:value-type="float">
            <text:p>0.434354832</text:p>
          </table:table-cell>
          <table:table-cell table:formula="of:=([.B99]+[.E99]+[.H99])/3" office:value-type="float" office:value="-0.263851116666667" calcext:value-type="float">
            <text:p>-0.263851116666667</text:p>
          </table:table-cell>
        </table:table-row>
        <table:table-row table:style-name="ro1">
          <table:table-cell office:value-type="float" office:value="0.9839899" calcext:value-type="float">
            <text:p>0.9839899</text:p>
          </table:table-cell>
          <table:table-cell office:value-type="float" office:value="1.0582968" calcext:value-type="float">
            <text:p>1.0582968</text:p>
          </table:table-cell>
          <table:table-cell/>
          <table:table-cell office:value-type="float" office:value="0.15976177" calcext:value-type="float">
            <text:p>0.15976177</text:p>
          </table:table-cell>
          <table:table-cell office:value-type="float" office:value="-0.8951027" calcext:value-type="float">
            <text:p>-0.8951027</text:p>
          </table:table-cell>
          <table:table-cell/>
          <table:table-cell office:value-type="float" office:value="-0.01318115" calcext:value-type="float">
            <text:p>-0.01318115</text:p>
          </table:table-cell>
          <table:table-cell office:value-type="float" office:value="-0.30913702" calcext:value-type="float">
            <text:p>-0.30913702</text:p>
          </table:table-cell>
          <table:table-cell/>
          <table:table-cell table:formula="of:=([.A100]+[.D100]+[.G100])/3" office:value-type="float" office:value="0.37685684" calcext:value-type="float">
            <text:p>0.37685684</text:p>
          </table:table-cell>
          <table:table-cell table:formula="of:=([.B100]+[.E100]+[.H100])/3" office:value-type="float" office:value="-0.04864764" calcext:value-type="float">
            <text:p>-0.04864764</text:p>
          </table:table-cell>
        </table:table-row>
        <table:table-row table:style-name="ro1">
          <table:table-cell office:value-type="float" office:value="0.9053663" calcext:value-type="float">
            <text:p>0.9053663</text:p>
          </table:table-cell>
          <table:table-cell office:value-type="float" office:value="0.5921156" calcext:value-type="float">
            <text:p>0.5921156</text:p>
          </table:table-cell>
          <table:table-cell/>
          <table:table-cell office:value-type="float" office:value="0.14356586" calcext:value-type="float">
            <text:p>0.14356586</text:p>
          </table:table-cell>
          <table:table-cell office:value-type="float" office:value="-0.33955234" calcext:value-type="float">
            <text:p>-0.33955234</text:p>
          </table:table-cell>
          <table:table-cell/>
          <table:table-cell office:value-type="float" office:value="0.002638914" calcext:value-type="float">
            <text:p>0.002638914</text:p>
          </table:table-cell>
          <table:table-cell office:value-type="float" office:value="-0.20417549" calcext:value-type="float">
            <text:p>-0.20417549</text:p>
          </table:table-cell>
          <table:table-cell/>
          <table:table-cell table:formula="of:=([.A101]+[.D101]+[.G101])/3" office:value-type="float" office:value="0.350523691333333" calcext:value-type="float">
            <text:p>0.350523691333333</text:p>
          </table:table-cell>
          <table:table-cell table:formula="of:=([.B101]+[.E101]+[.H101])/3" office:value-type="float" office:value="0.0161292566666666" calcext:value-type="float">
            <text:p>0.016129256666667</text:p>
          </table:table-cell>
        </table:table-row>
        <table:table-row table:style-name="ro1">
          <table:table-cell office:value-type="float" office:value="0.8126324" calcext:value-type="float">
            <text:p>0.8126324</text:p>
          </table:table-cell>
          <table:table-cell office:value-type="float" office:value="0.19254756" calcext:value-type="float">
            <text:p>0.19254756</text:p>
          </table:table-cell>
          <table:table-cell/>
          <table:table-cell office:value-type="float" office:value="0.13206573" calcext:value-type="float">
            <text:p>0.13206573</text:p>
          </table:table-cell>
          <table:table-cell office:value-type="float" office:value="-0.08631002" calcext:value-type="float">
            <text:p>-0.08631002</text:p>
          </table:table-cell>
          <table:table-cell/>
          <table:table-cell office:value-type="float" office:value="0.0074287043" calcext:value-type="float">
            <text:p>0.0074287043</text:p>
          </table:table-cell>
          <table:table-cell office:value-type="float" office:value="-0.41513002" calcext:value-type="float">
            <text:p>-0.41513002</text:p>
          </table:table-cell>
          <table:table-cell/>
          <table:table-cell table:formula="of:=([.A102]+[.D102]+[.G102])/3" office:value-type="float" office:value="0.317375611433333" calcext:value-type="float">
            <text:p>0.317375611433333</text:p>
          </table:table-cell>
          <table:table-cell table:formula="of:=([.B102]+[.E102]+[.H102])/3" office:value-type="float" office:value="-0.10296416" calcext:value-type="float">
            <text:p>-0.10296416</text:p>
          </table:table-cell>
        </table:table-row>
        <table:table-row table:style-name="ro1">
          <table:table-cell office:value-type="float" office:value="0.7449922" calcext:value-type="float">
            <text:p>0.7449922</text:p>
          </table:table-cell>
          <table:table-cell office:value-type="float" office:value="0.05771664" calcext:value-type="float">
            <text:p>0.05771664</text:p>
          </table:table-cell>
          <table:table-cell/>
          <table:table-cell office:value-type="float" office:value="0.1357781" calcext:value-type="float">
            <text:p>0.1357781</text:p>
          </table:table-cell>
          <table:table-cell office:value-type="float" office:value="0.25630537" calcext:value-type="float">
            <text:p>0.25630537</text:p>
          </table:table-cell>
          <table:table-cell/>
          <table:table-cell office:value-type="float" office:value="0.006685829" calcext:value-type="float">
            <text:p>0.006685829</text:p>
          </table:table-cell>
          <table:table-cell office:value-type="float" office:value="-0.30879766" calcext:value-type="float">
            <text:p>-0.30879766</text:p>
          </table:table-cell>
          <table:table-cell/>
          <table:table-cell table:formula="of:=([.A103]+[.D103]+[.G103])/3" office:value-type="float" office:value="0.295818709666667" calcext:value-type="float">
            <text:p>0.295818709666667</text:p>
          </table:table-cell>
          <table:table-cell table:formula="of:=([.B103]+[.E103]+[.H103])/3" office:value-type="float" office:value="0.00174145" calcext:value-type="float">
            <text:p>0.00174145</text:p>
          </table:table-cell>
        </table:table-row>
        <table:table-row table:style-name="ro1">
          <table:table-cell office:value-type="float" office:value="0.64676255" calcext:value-type="float">
            <text:p>0.64676255</text:p>
          </table:table-cell>
          <table:table-cell office:value-type="float" office:value="0.15433756" calcext:value-type="float">
            <text:p>0.15433756</text:p>
          </table:table-cell>
          <table:table-cell/>
          <table:table-cell office:value-type="float" office:value="-0.14344913" calcext:value-type="float">
            <text:p>-0.14344913</text:p>
          </table:table-cell>
          <table:table-cell office:value-type="float" office:value="0.17991799" calcext:value-type="float">
            <text:p>0.17991799</text:p>
          </table:table-cell>
          <table:table-cell/>
          <table:table-cell office:value-type="float" office:value="-0.31895834" calcext:value-type="float">
            <text:p>-0.31895834</text:p>
          </table:table-cell>
          <table:table-cell office:value-type="float" office:value="-0.08324018" calcext:value-type="float">
            <text:p>-0.08324018</text:p>
          </table:table-cell>
          <table:table-cell/>
          <table:table-cell table:formula="of:=([.A104]+[.D104]+[.G104])/3" office:value-type="float" office:value="0.0614516933333333" calcext:value-type="float">
            <text:p>0.061451693333333</text:p>
          </table:table-cell>
          <table:table-cell table:formula="of:=([.B104]+[.E104]+[.H104])/3" office:value-type="float" office:value="0.08367179" calcext:value-type="float">
            <text:p>0.08367179</text:p>
          </table:table-cell>
        </table:table-row>
        <table:table-row table:style-name="ro1">
          <table:table-cell office:value-type="float" office:value="-0.16322623" calcext:value-type="float">
            <text:p>-0.16322623</text:p>
          </table:table-cell>
          <table:table-cell office:value-type="float" office:value="0.2522827" calcext:value-type="float">
            <text:p>0.2522827</text:p>
          </table:table-cell>
          <table:table-cell/>
          <table:table-cell office:value-type="float" office:value="0.09567606" calcext:value-type="float">
            <text:p>0.09567606</text:p>
          </table:table-cell>
          <table:table-cell office:value-type="float" office:value="0.06304924" calcext:value-type="float">
            <text:p>0.06304924</text:p>
          </table:table-cell>
          <table:table-cell/>
          <table:table-cell office:value-type="float" office:value="-0.24883011" calcext:value-type="float">
            <text:p>-0.24883011</text:p>
          </table:table-cell>
          <table:table-cell office:value-type="float" office:value="0.5227401" calcext:value-type="float">
            <text:p>0.5227401</text:p>
          </table:table-cell>
          <table:table-cell/>
          <table:table-cell table:formula="of:=([.A105]+[.D105]+[.G105])/3" office:value-type="float" office:value="-0.105460093333333" calcext:value-type="float">
            <text:p>-0.105460093333333</text:p>
          </table:table-cell>
          <table:table-cell table:formula="of:=([.B105]+[.E105]+[.H105])/3" office:value-type="float" office:value="0.279357346666667" calcext:value-type="float">
            <text:p>0.279357346666667</text:p>
          </table:table-cell>
        </table:table-row>
        <table:table-row table:style-name="ro1">
          <table:table-cell office:value-type="float" office:value="-0.2703899" calcext:value-type="float">
            <text:p>-0.2703899</text:p>
          </table:table-cell>
          <table:table-cell office:value-type="float" office:value="-0.14999634" calcext:value-type="float">
            <text:p>-0.14999634</text:p>
          </table:table-cell>
          <table:table-cell/>
          <table:table-cell office:value-type="float" office:value="0.33330083" calcext:value-type="float">
            <text:p>0.33330083</text:p>
          </table:table-cell>
          <table:table-cell office:value-type="float" office:value="-0.11310434" calcext:value-type="float">
            <text:p>-0.11310434</text:p>
          </table:table-cell>
          <table:table-cell/>
          <table:table-cell office:value-type="float" office:value="-0.044430487" calcext:value-type="float">
            <text:p>-0.044430487</text:p>
          </table:table-cell>
          <table:table-cell office:value-type="float" office:value="0.7673166" calcext:value-type="float">
            <text:p>0.7673166</text:p>
          </table:table-cell>
          <table:table-cell/>
          <table:table-cell table:formula="of:=([.A106]+[.D106]+[.G106])/3" office:value-type="float" office:value="0.00616014766666668" calcext:value-type="float">
            <text:p>0.006160147666667</text:p>
          </table:table-cell>
          <table:table-cell table:formula="of:=([.B106]+[.E106]+[.H106])/3" office:value-type="float" office:value="0.168071973333333" calcext:value-type="float">
            <text:p>0.168071973333333</text:p>
          </table:table-cell>
        </table:table-row>
        <table:table-row table:style-name="ro1">
          <table:table-cell office:value-type="float" office:value="-0.23829724" calcext:value-type="float">
            <text:p>-0.23829724</text:p>
          </table:table-cell>
          <table:table-cell office:value-type="float" office:value="-0.61795574" calcext:value-type="float">
            <text:p>-0.61795574</text:p>
          </table:table-cell>
          <table:table-cell/>
          <table:table-cell office:value-type="float" office:value="-0.55081046" calcext:value-type="float">
            <text:p>-0.55081046</text:p>
          </table:table-cell>
          <table:table-cell office:value-type="float" office:value="0.43873346" calcext:value-type="float">
            <text:p>0.43873346</text:p>
          </table:table-cell>
          <table:table-cell/>
          <table:table-cell office:value-type="float" office:value="0.9164823" calcext:value-type="float">
            <text:p>0.9164823</text:p>
          </table:table-cell>
          <table:table-cell office:value-type="float" office:value="-0.43243748" calcext:value-type="float">
            <text:p>-0.43243748</text:p>
          </table:table-cell>
          <table:table-cell/>
          <table:table-cell table:formula="of:=([.A107]+[.D107]+[.G107])/3" office:value-type="float" office:value="0.0424582" calcext:value-type="float">
            <text:p>0.0424582</text:p>
          </table:table-cell>
          <table:table-cell table:formula="of:=([.B107]+[.E107]+[.H107])/3" office:value-type="float" office:value="-0.203886586666667" calcext:value-type="float">
            <text:p>-0.203886586666667</text:p>
          </table:table-cell>
        </table:table-row>
        <table:table-row table:style-name="ro1">
          <table:table-cell office:value-type="float" office:value="-0.030995835" calcext:value-type="float">
            <text:p>-0.030995835</text:p>
          </table:table-cell>
          <table:table-cell office:value-type="float" office:value="-0.3898271" calcext:value-type="float">
            <text:p>-0.3898271</text:p>
          </table:table-cell>
          <table:table-cell/>
          <table:table-cell office:value-type="float" office:value="-0.32785836" calcext:value-type="float">
            <text:p>-0.32785836</text:p>
          </table:table-cell>
          <table:table-cell office:value-type="float" office:value="0.23753591" calcext:value-type="float">
            <text:p>0.23753591</text:p>
          </table:table-cell>
          <table:table-cell/>
          <table:table-cell office:value-type="float" office:value="0.19465826" calcext:value-type="float">
            <text:p>0.19465826</text:p>
          </table:table-cell>
          <table:table-cell office:value-type="float" office:value="-0.046640005" calcext:value-type="float">
            <text:p>-0.046640005</text:p>
          </table:table-cell>
          <table:table-cell/>
          <table:table-cell table:formula="of:=([.A108]+[.D108]+[.G108])/3" office:value-type="float" office:value="-0.0547319783333333" calcext:value-type="float">
            <text:p>-0.054731978333333</text:p>
          </table:table-cell>
          <table:table-cell table:formula="of:=([.B108]+[.E108]+[.H108])/3" office:value-type="float" office:value="-0.0663103983333333" calcext:value-type="float">
            <text:p>-0.066310398333333</text:p>
          </table:table-cell>
        </table:table-row>
        <table:table-row table:style-name="ro1">
          <table:table-cell office:value-type="float" office:value="-0.62884843" calcext:value-type="float">
            <text:p>-0.62884843</text:p>
          </table:table-cell>
          <table:table-cell office:value-type="float" office:value="0.062461283" calcext:value-type="float">
            <text:p>0.062461283</text:p>
          </table:table-cell>
          <table:table-cell/>
          <table:table-cell office:value-type="float" office:value="0.035615955" calcext:value-type="float">
            <text:p>0.035615955</text:p>
          </table:table-cell>
          <table:table-cell office:value-type="float" office:value="-0.14151555" calcext:value-type="float">
            <text:p>-0.14151555</text:p>
          </table:table-cell>
          <table:table-cell/>
          <table:table-cell office:value-type="float" office:value="-0.38247356" calcext:value-type="float">
            <text:p>-0.38247356</text:p>
          </table:table-cell>
          <table:table-cell office:value-type="float" office:value="0.64049464" calcext:value-type="float">
            <text:p>0.64049464</text:p>
          </table:table-cell>
          <table:table-cell/>
          <table:table-cell table:formula="of:=([.A109]+[.D109]+[.G109])/3" office:value-type="float" office:value="-0.325235345" calcext:value-type="float">
            <text:p>-0.325235345</text:p>
          </table:table-cell>
          <table:table-cell table:formula="of:=([.B109]+[.E109]+[.H109])/3" office:value-type="float" office:value="0.187146791" calcext:value-type="float">
            <text:p>0.187146791</text:p>
          </table:table-cell>
        </table:table-row>
        <table:table-row table:style-name="ro1">
          <table:table-cell office:value-type="float" office:value="-0.878195" calcext:value-type="float">
            <text:p>-0.878195</text:p>
          </table:table-cell>
          <table:table-cell office:value-type="float" office:value="-0.6783308" calcext:value-type="float">
            <text:p>-0.6783308</text:p>
          </table:table-cell>
          <table:table-cell/>
          <table:table-cell office:value-type="float" office:value="-0.10307747" calcext:value-type="float">
            <text:p>-0.10307747</text:p>
          </table:table-cell>
          <table:table-cell office:value-type="float" office:value="0.26858327" calcext:value-type="float">
            <text:p>0.26858327</text:p>
          </table:table-cell>
          <table:table-cell/>
          <table:table-cell office:value-type="float" office:value="0.21278062" calcext:value-type="float">
            <text:p>0.21278062</text:p>
          </table:table-cell>
          <table:table-cell office:value-type="float" office:value="-0.051533267" calcext:value-type="float">
            <text:p>-0.051533267</text:p>
          </table:table-cell>
          <table:table-cell/>
          <table:table-cell table:formula="of:=([.A110]+[.D110]+[.G110])/3" office:value-type="float" office:value="-0.25616395" calcext:value-type="float">
            <text:p>-0.25616395</text:p>
          </table:table-cell>
          <table:table-cell table:formula="of:=([.B110]+[.E110]+[.H110])/3" office:value-type="float" office:value="-0.153760265666667" calcext:value-type="float">
            <text:p>-0.153760265666667</text:p>
          </table:table-cell>
        </table:table-row>
        <table:table-row table:style-name="ro1">
          <table:table-cell office:value-type="float" office:value="-0.59437937" calcext:value-type="float">
            <text:p>-0.59437937</text:p>
          </table:table-cell>
          <table:table-cell office:value-type="float" office:value="-0.54128385" calcext:value-type="float">
            <text:p>-0.54128385</text:p>
          </table:table-cell>
          <table:table-cell/>
          <table:table-cell office:value-type="float" office:value="-0.074092984" calcext:value-type="float">
            <text:p>-0.074092984</text:p>
          </table:table-cell>
          <table:table-cell office:value-type="float" office:value="0.20964482" calcext:value-type="float">
            <text:p>0.20964482</text:p>
          </table:table-cell>
          <table:table-cell/>
          <table:table-cell office:value-type="float" office:value="-0.47360975" calcext:value-type="float">
            <text:p>-0.47360975</text:p>
          </table:table-cell>
          <table:table-cell office:value-type="float" office:value="-0.59789366" calcext:value-type="float">
            <text:p>-0.59789366</text:p>
          </table:table-cell>
          <table:table-cell/>
          <table:table-cell table:formula="of:=([.A111]+[.D111]+[.G111])/3" office:value-type="float" office:value="-0.380694034666667" calcext:value-type="float">
            <text:p>-0.380694034666667</text:p>
          </table:table-cell>
          <table:table-cell table:formula="of:=([.B111]+[.E111]+[.H111])/3" office:value-type="float" office:value="-0.30984423" calcext:value-type="float">
            <text:p>-0.30984423</text:p>
          </table:table-cell>
        </table:table-row>
        <table:table-row table:style-name="ro1">
          <table:table-cell office:value-type="float" office:value="-0.43979988" calcext:value-type="float">
            <text:p>-0.43979988</text:p>
          </table:table-cell>
          <table:table-cell office:value-type="float" office:value="-0.20392787" calcext:value-type="float">
            <text:p>-0.20392787</text:p>
          </table:table-cell>
          <table:table-cell/>
          <table:table-cell office:value-type="float" office:value="-0.028011791" calcext:value-type="float">
            <text:p>-0.028011791</text:p>
          </table:table-cell>
          <table:table-cell office:value-type="float" office:value="0.23504262" calcext:value-type="float">
            <text:p>0.23504262</text:p>
          </table:table-cell>
          <table:table-cell/>
          <table:table-cell office:value-type="float" office:value="-0.48403683" calcext:value-type="float">
            <text:p>-0.48403683</text:p>
          </table:table-cell>
          <table:table-cell office:value-type="float" office:value="-0.023065165" calcext:value-type="float">
            <text:p>-0.023065165</text:p>
          </table:table-cell>
          <table:table-cell/>
          <table:table-cell table:formula="of:=([.A112]+[.D112]+[.G112])/3" office:value-type="float" office:value="-0.317282833666667" calcext:value-type="float">
            <text:p>-0.317282833666667</text:p>
          </table:table-cell>
          <table:table-cell table:formula="of:=([.B112]+[.E112]+[.H112])/3" office:value-type="float" office:value="0.002683195" calcext:value-type="float">
            <text:p>0.002683195</text:p>
          </table:table-cell>
        </table:table-row>
        <table:table-row table:style-name="ro1">
          <table:table-cell office:value-type="float" office:value="-0.45514604" calcext:value-type="float">
            <text:p>-0.45514604</text:p>
          </table:table-cell>
          <table:table-cell office:value-type="float" office:value="-0.1598046" calcext:value-type="float">
            <text:p>-0.1598046</text:p>
          </table:table-cell>
          <table:table-cell/>
          <table:table-cell office:value-type="float" office:value="-0.37589416" calcext:value-type="float">
            <text:p>-0.37589416</text:p>
          </table:table-cell>
          <table:table-cell office:value-type="float" office:value="0.11925322" calcext:value-type="float">
            <text:p>0.11925322</text:p>
          </table:table-cell>
          <table:table-cell/>
          <table:table-cell office:value-type="float" office:value="2.08507" calcext:value-type="float">
            <text:p>2.08507</text:p>
          </table:table-cell>
          <table:table-cell office:value-type="float" office:value="0.31652167" calcext:value-type="float">
            <text:p>0.31652167</text:p>
          </table:table-cell>
          <table:table-cell/>
          <table:table-cell table:formula="of:=([.A113]+[.D113]+[.G113])/3" office:value-type="float" office:value="0.418009933333333" calcext:value-type="float">
            <text:p>0.418009933333333</text:p>
          </table:table-cell>
          <table:table-cell table:formula="of:=([.B113]+[.E113]+[.H113])/3" office:value-type="float" office:value="0.0919900966666667" calcext:value-type="float">
            <text:p>0.091990096666667</text:p>
          </table:table-cell>
        </table:table-row>
        <table:table-row table:style-name="ro1">
          <table:table-cell office:value-type="float" office:value="0.20230702" calcext:value-type="float">
            <text:p>0.20230702</text:p>
          </table:table-cell>
          <table:table-cell office:value-type="float" office:value="-0.34201753" calcext:value-type="float">
            <text:p>-0.34201753</text:p>
          </table:table-cell>
          <table:table-cell/>
          <table:table-cell office:value-type="float" office:value="-0.12165441" calcext:value-type="float">
            <text:p>-0.12165441</text:p>
          </table:table-cell>
          <table:table-cell office:value-type="float" office:value="0.04382692" calcext:value-type="float">
            <text:p>0.04382692</text:p>
          </table:table-cell>
          <table:table-cell/>
          <table:table-cell office:value-type="float" office:value="0.0710698" calcext:value-type="float">
            <text:p>0.0710698</text:p>
          </table:table-cell>
          <table:table-cell office:value-type="float" office:value="-0.17743522" calcext:value-type="float">
            <text:p>-0.17743522</text:p>
          </table:table-cell>
          <table:table-cell/>
          <table:table-cell table:formula="of:=([.A114]+[.D114]+[.G114])/3" office:value-type="float" office:value="0.0505741366666667" calcext:value-type="float">
            <text:p>0.050574136666667</text:p>
          </table:table-cell>
          <table:table-cell table:formula="of:=([.B114]+[.E114]+[.H114])/3" office:value-type="float" office:value="-0.158541943333333" calcext:value-type="float">
            <text:p>-0.158541943333333</text:p>
          </table:table-cell>
        </table:table-row>
        <table:table-row table:style-name="ro1">
          <table:table-cell office:value-type="float" office:value="-0.7532996" calcext:value-type="float">
            <text:p>-0.7532996</text:p>
          </table:table-cell>
          <table:table-cell office:value-type="float" office:value="-0.24958825" calcext:value-type="float">
            <text:p>-0.24958825</text:p>
          </table:table-cell>
          <table:table-cell/>
          <table:table-cell office:value-type="float" office:value="-0.028849313" calcext:value-type="float">
            <text:p>-0.028849313</text:p>
          </table:table-cell>
          <table:table-cell office:value-type="float" office:value="-0.060311623" calcext:value-type="float">
            <text:p>-0.060311623</text:p>
          </table:table-cell>
          <table:table-cell/>
          <table:table-cell office:value-type="float" office:value="-0.60356647" calcext:value-type="float">
            <text:p>-0.60356647</text:p>
          </table:table-cell>
          <table:table-cell office:value-type="float" office:value="-0.14650808" calcext:value-type="float">
            <text:p>-0.14650808</text:p>
          </table:table-cell>
          <table:table-cell/>
          <table:table-cell table:formula="of:=([.A115]+[.D115]+[.G115])/3" office:value-type="float" office:value="-0.461905127666667" calcext:value-type="float">
            <text:p>-0.461905127666667</text:p>
          </table:table-cell>
          <table:table-cell table:formula="of:=([.B115]+[.E115]+[.H115])/3" office:value-type="float" office:value="-0.152135984333333" calcext:value-type="float">
            <text:p>-0.152135984333333</text:p>
          </table:table-cell>
        </table:table-row>
        <table:table-row table:style-name="ro1">
          <table:table-cell office:value-type="float" office:value="-0.024063436" calcext:value-type="float">
            <text:p>-0.024063436</text:p>
          </table:table-cell>
          <table:table-cell office:value-type="float" office:value="-0.0954302" calcext:value-type="float">
            <text:p>-0.0954302</text:p>
          </table:table-cell>
          <table:table-cell/>
          <table:table-cell office:value-type="float" office:value="0.08851314" calcext:value-type="float">
            <text:p>0.08851314</text:p>
          </table:table-cell>
          <table:table-cell office:value-type="float" office:value="0.07513847" calcext:value-type="float">
            <text:p>0.07513847</text:p>
          </table:table-cell>
          <table:table-cell/>
          <table:table-cell office:value-type="float" office:value="-0.5981415" calcext:value-type="float">
            <text:p>-0.5981415</text:p>
          </table:table-cell>
          <table:table-cell office:value-type="float" office:value="-0.08527523" calcext:value-type="float">
            <text:p>-0.08527523</text:p>
          </table:table-cell>
          <table:table-cell/>
          <table:table-cell table:formula="of:=([.A116]+[.D116]+[.G116])/3" office:value-type="float" office:value="-0.177897265333333" calcext:value-type="float">
            <text:p>-0.177897265333333</text:p>
          </table:table-cell>
          <table:table-cell table:formula="of:=([.B116]+[.E116]+[.H116])/3" office:value-type="float" office:value="-0.0351889866666667" calcext:value-type="float">
            <text:p>-0.035188986666667</text:p>
          </table:table-cell>
        </table:table-row>
        <table:table-row table:style-name="ro1">
          <table:table-cell office:value-type="float" office:value="-0.49428892" calcext:value-type="float">
            <text:p>-0.49428892</text:p>
          </table:table-cell>
          <table:table-cell office:value-type="float" office:value="-0.031394966" calcext:value-type="float">
            <text:p>-0.031394966</text:p>
          </table:table-cell>
          <table:table-cell/>
          <table:table-cell office:value-type="float" office:value="0.02714721" calcext:value-type="float">
            <text:p>0.02714721</text:p>
          </table:table-cell>
          <table:table-cell office:value-type="float" office:value="-0.16462637" calcext:value-type="float">
            <text:p>-0.16462637</text:p>
          </table:table-cell>
          <table:table-cell/>
          <table:table-cell office:value-type="float" office:value="0.1975369" calcext:value-type="float">
            <text:p>0.1975369</text:p>
          </table:table-cell>
          <table:table-cell office:value-type="float" office:value="0.5514505" calcext:value-type="float">
            <text:p>0.5514505</text:p>
          </table:table-cell>
          <table:table-cell/>
          <table:table-cell table:formula="of:=([.A117]+[.D117]+[.G117])/3" office:value-type="float" office:value="-0.08986827" calcext:value-type="float">
            <text:p>-0.08986827</text:p>
          </table:table-cell>
          <table:table-cell table:formula="of:=([.B117]+[.E117]+[.H117])/3" office:value-type="float" office:value="0.118476388" calcext:value-type="float">
            <text:p>0.118476388</text:p>
          </table:table-cell>
        </table:table-row>
        <table:table-row table:style-name="ro1">
          <table:table-cell office:value-type="float" office:value="-0.231945" calcext:value-type="float">
            <text:p>-0.231945</text:p>
          </table:table-cell>
          <table:table-cell office:value-type="float" office:value="-0.20799185" calcext:value-type="float">
            <text:p>-0.20799185</text:p>
          </table:table-cell>
          <table:table-cell/>
          <table:table-cell office:value-type="float" office:value="0.19537976" calcext:value-type="float">
            <text:p>0.19537976</text:p>
          </table:table-cell>
          <table:table-cell office:value-type="float" office:value="0.07595737" calcext:value-type="float">
            <text:p>0.07595737</text:p>
          </table:table-cell>
          <table:table-cell/>
          <table:table-cell office:value-type="float" office:value="-0.030297818" calcext:value-type="float">
            <text:p>-0.030297818</text:p>
          </table:table-cell>
          <table:table-cell office:value-type="float" office:value="0.018619923" calcext:value-type="float">
            <text:p>0.018619923</text:p>
          </table:table-cell>
          <table:table-cell/>
          <table:table-cell table:formula="of:=([.A118]+[.D118]+[.G118])/3" office:value-type="float" office:value="-0.022287686" calcext:value-type="float">
            <text:p>-0.022287686</text:p>
          </table:table-cell>
          <table:table-cell table:formula="of:=([.B118]+[.E118]+[.H118])/3" office:value-type="float" office:value="-0.0378048523333333" calcext:value-type="float">
            <text:p>-0.037804852333333</text:p>
          </table:table-cell>
        </table:table-row>
        <table:table-row table:style-name="ro1">
          <table:table-cell office:value-type="float" office:value="1.0553365" calcext:value-type="float">
            <text:p>1.0553365</text:p>
          </table:table-cell>
          <table:table-cell office:value-type="float" office:value="0.0142966295" calcext:value-type="float">
            <text:p>0.0142966295</text:p>
          </table:table-cell>
          <table:table-cell/>
          <table:table-cell office:value-type="float" office:value="0.14529978" calcext:value-type="float">
            <text:p>0.14529978</text:p>
          </table:table-cell>
          <table:table-cell office:value-type="float" office:value="-0.017990924" calcext:value-type="float">
            <text:p>-0.017990924</text:p>
          </table:table-cell>
          <table:table-cell/>
          <table:table-cell office:value-type="float" office:value="-0.017600086" calcext:value-type="float">
            <text:p>-0.017600086</text:p>
          </table:table-cell>
          <table:table-cell office:value-type="float" office:value="0.17825691" calcext:value-type="float">
            <text:p>0.17825691</text:p>
          </table:table-cell>
          <table:table-cell/>
          <table:table-cell table:formula="of:=([.A119]+[.D119]+[.G119])/3" office:value-type="float" office:value="0.394345398" calcext:value-type="float">
            <text:p>0.394345398</text:p>
          </table:table-cell>
          <table:table-cell table:formula="of:=([.B119]+[.E119]+[.H119])/3" office:value-type="float" office:value="0.0581875385" calcext:value-type="float">
            <text:p>0.0581875385</text:p>
          </table:table-cell>
        </table:table-row>
        <table:table-row table:style-name="ro1">
          <table:table-cell office:value-type="float" office:value="0.9438702" calcext:value-type="float">
            <text:p>0.9438702</text:p>
          </table:table-cell>
          <table:table-cell office:value-type="float" office:value="0.162281" calcext:value-type="float">
            <text:p>0.162281</text:p>
          </table:table-cell>
          <table:table-cell/>
          <table:table-cell office:value-type="float" office:value="0.17163894" calcext:value-type="float">
            <text:p>0.17163894</text:p>
          </table:table-cell>
          <table:table-cell office:value-type="float" office:value="0.032148004" calcext:value-type="float">
            <text:p>0.032148004</text:p>
          </table:table-cell>
          <table:table-cell/>
          <table:table-cell office:value-type="float" office:value="-0.011225838" calcext:value-type="float">
            <text:p>-0.011225838</text:p>
          </table:table-cell>
          <table:table-cell office:value-type="float" office:value="0.18438143" calcext:value-type="float">
            <text:p>0.18438143</text:p>
          </table:table-cell>
          <table:table-cell/>
          <table:table-cell table:formula="of:=([.A120]+[.D120]+[.G120])/3" office:value-type="float" office:value="0.368094434" calcext:value-type="float">
            <text:p>0.368094434</text:p>
          </table:table-cell>
          <table:table-cell table:formula="of:=([.B120]+[.E120]+[.H120])/3" office:value-type="float" office:value="0.126270144666667" calcext:value-type="float">
            <text:p>0.126270144666667</text:p>
          </table:table-cell>
        </table:table-row>
        <table:table-row table:style-name="ro1">
          <table:table-cell office:value-type="float" office:value="0.84398997" calcext:value-type="float">
            <text:p>0.84398997</text:p>
          </table:table-cell>
          <table:table-cell office:value-type="float" office:value="0.3148029" calcext:value-type="float">
            <text:p>0.3148029</text:p>
          </table:table-cell>
          <table:table-cell/>
          <table:table-cell office:value-type="float" office:value="0.14590569" calcext:value-type="float">
            <text:p>0.14590569</text:p>
          </table:table-cell>
          <table:table-cell office:value-type="float" office:value="-0.10400137" calcext:value-type="float">
            <text:p>-0.10400137</text:p>
          </table:table-cell>
          <table:table-cell/>
          <table:table-cell office:value-type="float" office:value="0.0030803215" calcext:value-type="float">
            <text:p>0.0030803215</text:p>
          </table:table-cell>
          <table:table-cell office:value-type="float" office:value="0.29448333" calcext:value-type="float">
            <text:p>0.29448333</text:p>
          </table:table-cell>
          <table:table-cell/>
          <table:table-cell table:formula="of:=([.A121]+[.D121]+[.G121])/3" office:value-type="float" office:value="0.330991993833333" calcext:value-type="float">
            <text:p>0.330991993833333</text:p>
          </table:table-cell>
          <table:table-cell table:formula="of:=([.B121]+[.E121]+[.H121])/3" office:value-type="float" office:value="0.168428286666667" calcext:value-type="float">
            <text:p>0.168428286666667</text:p>
          </table:table-cell>
        </table:table-row>
        <table:table-row table:style-name="ro1">
          <table:table-cell office:value-type="float" office:value="0.76508415" calcext:value-type="float">
            <text:p>0.76508415</text:p>
          </table:table-cell>
          <table:table-cell office:value-type="float" office:value="0.06711167" calcext:value-type="float">
            <text:p>0.06711167</text:p>
          </table:table-cell>
          <table:table-cell/>
          <table:table-cell office:value-type="float" office:value="0.13461104" calcext:value-type="float">
            <text:p>0.13461104</text:p>
          </table:table-cell>
          <table:table-cell office:value-type="float" office:value="0.20632552" calcext:value-type="float">
            <text:p>0.20632552</text:p>
          </table:table-cell>
          <table:table-cell/>
          <table:table-cell office:value-type="float" office:value="-0.009092953" calcext:value-type="float">
            <text:p>-0.009092953</text:p>
          </table:table-cell>
          <table:table-cell office:value-type="float" office:value="0.026631676" calcext:value-type="float">
            <text:p>0.026631676</text:p>
          </table:table-cell>
          <table:table-cell/>
          <table:table-cell table:formula="of:=([.A122]+[.D122]+[.G122])/3" office:value-type="float" office:value="0.296867412333333" calcext:value-type="float">
            <text:p>0.296867412333333</text:p>
          </table:table-cell>
          <table:table-cell table:formula="of:=([.B122]+[.E122]+[.H122])/3" office:value-type="float" office:value="0.100022955333333" calcext:value-type="float">
            <text:p>0.100022955333333</text:p>
          </table:table-cell>
        </table:table-row>
        <table:table-row table:style-name="ro1">
          <table:table-cell office:value-type="float" office:value="0.68725735" calcext:value-type="float">
            <text:p>0.68725735</text:p>
          </table:table-cell>
          <table:table-cell office:value-type="float" office:value="0.08391126" calcext:value-type="float">
            <text:p>0.08391126</text:p>
          </table:table-cell>
          <table:table-cell/>
          <table:table-cell office:value-type="float" office:value="0.12620364" calcext:value-type="float">
            <text:p>0.12620364</text:p>
          </table:table-cell>
          <table:table-cell office:value-type="float" office:value="0.2538082" calcext:value-type="float">
            <text:p>0.2538082</text:p>
          </table:table-cell>
          <table:table-cell/>
          <table:table-cell office:value-type="float" office:value="-0.0040088426" calcext:value-type="float">
            <text:p>-0.0040088426</text:p>
          </table:table-cell>
          <table:table-cell office:value-type="float" office:value="-0.09534302" calcext:value-type="float">
            <text:p>-0.09534302</text:p>
          </table:table-cell>
          <table:table-cell/>
          <table:table-cell table:formula="of:=([.A123]+[.D123]+[.G123])/3" office:value-type="float" office:value="0.269817382466667" calcext:value-type="float">
            <text:p>0.269817382466667</text:p>
          </table:table-cell>
          <table:table-cell table:formula="of:=([.B123]+[.E123]+[.H123])/3" office:value-type="float" office:value="0.0807921466666667" calcext:value-type="float">
            <text:p>0.080792146666667</text:p>
          </table:table-cell>
        </table:table-row>
        <table:table-row table:style-name="ro1">
          <table:table-cell office:value-type="float" office:value="0.6147963" calcext:value-type="float">
            <text:p>0.6147963</text:p>
          </table:table-cell>
          <table:table-cell office:value-type="float" office:value="0.38181898" calcext:value-type="float">
            <text:p>0.38181898</text:p>
          </table:table-cell>
          <table:table-cell/>
          <table:table-cell office:value-type="float" office:value="0.101278596" calcext:value-type="float">
            <text:p>0.101278596</text:p>
          </table:table-cell>
          <table:table-cell office:value-type="float" office:value="-0.08314485" calcext:value-type="float">
            <text:p>-0.08314485</text:p>
          </table:table-cell>
          <table:table-cell/>
          <table:table-cell office:value-type="float" office:value="-0.0038276701" calcext:value-type="float">
            <text:p>-0.0038276701</text:p>
          </table:table-cell>
          <table:table-cell office:value-type="float" office:value="0.07349302" calcext:value-type="float">
            <text:p>0.07349302</text:p>
          </table:table-cell>
          <table:table-cell/>
          <table:table-cell table:formula="of:=([.A124]+[.D124]+[.G124])/3" office:value-type="float" office:value="0.237415741966667" calcext:value-type="float">
            <text:p>0.237415741966667</text:p>
          </table:table-cell>
          <table:table-cell table:formula="of:=([.B124]+[.E124]+[.H124])/3" office:value-type="float" office:value="0.124055716666667" calcext:value-type="float">
            <text:p>0.124055716666667</text:p>
          </table:table-cell>
        </table:table-row>
        <table:table-row table:style-name="ro1">
          <table:table-cell office:value-type="float" office:value="0.564303" calcext:value-type="float">
            <text:p>0.564303</text:p>
          </table:table-cell>
          <table:table-cell office:value-type="float" office:value="0.39878848" calcext:value-type="float">
            <text:p>0.39878848</text:p>
          </table:table-cell>
          <table:table-cell/>
          <table:table-cell office:value-type="float" office:value="-0.16768718" calcext:value-type="float">
            <text:p>-0.16768718</text:p>
          </table:table-cell>
          <table:table-cell office:value-type="float" office:value="-0.22622201" calcext:value-type="float">
            <text:p>-0.22622201</text:p>
          </table:table-cell>
          <table:table-cell/>
          <table:table-cell office:value-type="float" office:value="-0.4499293" calcext:value-type="float">
            <text:p>-0.4499293</text:p>
          </table:table-cell>
          <table:table-cell office:value-type="float" office:value="-0.012957821" calcext:value-type="float">
            <text:p>-0.012957821</text:p>
          </table:table-cell>
          <table:table-cell/>
          <table:table-cell table:formula="of:=([.A125]+[.D125]+[.G125])/3" office:value-type="float" office:value="-0.01777116" calcext:value-type="float">
            <text:p>-0.01777116</text:p>
          </table:table-cell>
          <table:table-cell table:formula="of:=([.B125]+[.E125]+[.H125])/3" office:value-type="float" office:value="0.053202883" calcext:value-type="float">
            <text:p>0.053202883</text:p>
          </table:table-cell>
        </table:table-row>
        <table:table-row table:style-name="ro1">
          <table:table-cell office:value-type="float" office:value="-1.2084115" calcext:value-type="float">
            <text:p>-1.2084115</text:p>
          </table:table-cell>
          <table:table-cell office:value-type="float" office:value="0.59006196" calcext:value-type="float">
            <text:p>0.59006196</text:p>
          </table:table-cell>
          <table:table-cell/>
          <table:table-cell office:value-type="float" office:value="0.13077101" calcext:value-type="float">
            <text:p>0.13077101</text:p>
          </table:table-cell>
          <table:table-cell office:value-type="float" office:value="-0.37916136" calcext:value-type="float">
            <text:p>-0.37916136</text:p>
          </table:table-cell>
          <table:table-cell/>
          <table:table-cell office:value-type="float" office:value="-0.6185106" calcext:value-type="float">
            <text:p>-0.6185106</text:p>
          </table:table-cell>
          <table:table-cell office:value-type="float" office:value="-0.3107099" calcext:value-type="float">
            <text:p>-0.3107099</text:p>
          </table:table-cell>
          <table:table-cell/>
          <table:table-cell table:formula="of:=([.A126]+[.D126]+[.G126])/3" office:value-type="float" office:value="-0.565383696666667" calcext:value-type="float">
            <text:p>-0.565383696666667</text:p>
          </table:table-cell>
          <table:table-cell table:formula="of:=([.B126]+[.E126]+[.H126])/3" office:value-type="float" office:value="-0.0332697666666667" calcext:value-type="float">
            <text:p>-0.033269766666667</text:p>
          </table:table-cell>
        </table:table-row>
        <table:table-row table:style-name="ro1">
          <table:table-cell office:value-type="float" office:value="-1.0763643" calcext:value-type="float">
            <text:p>-1.0763643</text:p>
          </table:table-cell>
          <table:table-cell office:value-type="float" office:value="0.9263438" calcext:value-type="float">
            <text:p>0.9263438</text:p>
          </table:table-cell>
          <table:table-cell/>
          <table:table-cell office:value-type="float" office:value="-0.05984515" calcext:value-type="float">
            <text:p>-0.05984515</text:p>
          </table:table-cell>
          <table:table-cell office:value-type="float" office:value="-0.36321783" calcext:value-type="float">
            <text:p>-0.36321783</text:p>
          </table:table-cell>
          <table:table-cell/>
          <table:table-cell office:value-type="float" office:value="0.28401434" calcext:value-type="float">
            <text:p>0.28401434</text:p>
          </table:table-cell>
          <table:table-cell office:value-type="float" office:value="-0.2350344" calcext:value-type="float">
            <text:p>-0.2350344</text:p>
          </table:table-cell>
          <table:table-cell/>
          <table:table-cell table:formula="of:=([.A127]+[.D127]+[.G127])/3" office:value-type="float" office:value="-0.284065036666667" calcext:value-type="float">
            <text:p>-0.284065036666667</text:p>
          </table:table-cell>
          <table:table-cell table:formula="of:=([.B127]+[.E127]+[.H127])/3" office:value-type="float" office:value="0.109363856666667" calcext:value-type="float">
            <text:p>0.109363856666667</text:p>
          </table:table-cell>
        </table:table-row>
        <table:table-row table:style-name="ro1">
          <table:table-cell office:value-type="float" office:value="-0.35744855" calcext:value-type="float">
            <text:p>-0.35744855</text:p>
          </table:table-cell>
          <table:table-cell office:value-type="float" office:value="1.0674986" calcext:value-type="float">
            <text:p>1.0674986</text:p>
          </table:table-cell>
          <table:table-cell/>
          <table:table-cell office:value-type="float" office:value="-0.07890947" calcext:value-type="float">
            <text:p>-0.07890947</text:p>
          </table:table-cell>
          <table:table-cell office:value-type="float" office:value="-0.12518708" calcext:value-type="float">
            <text:p>-0.12518708</text:p>
          </table:table-cell>
          <table:table-cell/>
          <table:table-cell office:value-type="float" office:value="-0.40027088" calcext:value-type="float">
            <text:p>-0.40027088</text:p>
          </table:table-cell>
          <table:table-cell office:value-type="float" office:value="-0.15132588" calcext:value-type="float">
            <text:p>-0.15132588</text:p>
          </table:table-cell>
          <table:table-cell/>
          <table:table-cell table:formula="of:=([.A128]+[.D128]+[.G128])/3" office:value-type="float" office:value="-0.2788763" calcext:value-type="float">
            <text:p>-0.2788763</text:p>
          </table:table-cell>
          <table:table-cell table:formula="of:=([.B128]+[.E128]+[.H128])/3" office:value-type="float" office:value="0.26366188" calcext:value-type="float">
            <text:p>0.26366188</text:p>
          </table:table-cell>
        </table:table-row>
        <table:table-row table:style-name="ro1">
          <table:table-cell office:value-type="float" office:value="-0.17822227" calcext:value-type="float">
            <text:p>-0.17822227</text:p>
          </table:table-cell>
          <table:table-cell office:value-type="float" office:value="0.7788151" calcext:value-type="float">
            <text:p>0.7788151</text:p>
          </table:table-cell>
          <table:table-cell/>
          <table:table-cell office:value-type="float" office:value="-0.19098921" calcext:value-type="float">
            <text:p>-0.19098921</text:p>
          </table:table-cell>
          <table:table-cell office:value-type="float" office:value="0.16089122" calcext:value-type="float">
            <text:p>0.16089122</text:p>
          </table:table-cell>
          <table:table-cell/>
          <table:table-cell office:value-type="float" office:value="-0.06800747" calcext:value-type="float">
            <text:p>-0.06800747</text:p>
          </table:table-cell>
          <table:table-cell office:value-type="float" office:value="0.0033331169" calcext:value-type="float">
            <text:p>0.0033331169</text:p>
          </table:table-cell>
          <table:table-cell/>
          <table:table-cell table:formula="of:=([.A129]+[.D129]+[.G129])/3" office:value-type="float" office:value="-0.14573965" calcext:value-type="float">
            <text:p>-0.14573965</text:p>
          </table:table-cell>
          <table:table-cell table:formula="of:=([.B129]+[.E129]+[.H129])/3" office:value-type="float" office:value="0.314346478966667" calcext:value-type="float">
            <text:p>0.314346478966667</text:p>
          </table:table-cell>
        </table:table-row>
        <table:table-row table:style-name="ro1">
          <table:table-cell office:value-type="float" office:value="-0.58952606" calcext:value-type="float">
            <text:p>-0.58952606</text:p>
          </table:table-cell>
          <table:table-cell office:value-type="float" office:value="0.7237851" calcext:value-type="float">
            <text:p>0.7237851</text:p>
          </table:table-cell>
          <table:table-cell/>
          <table:table-cell office:value-type="float" office:value="-0.05939032" calcext:value-type="float">
            <text:p>-0.05939032</text:p>
          </table:table-cell>
          <table:table-cell office:value-type="float" office:value="0.1913841" calcext:value-type="float">
            <text:p>0.1913841</text:p>
          </table:table-cell>
          <table:table-cell/>
          <table:table-cell office:value-type="float" office:value="-0.66501534" calcext:value-type="float">
            <text:p>-0.66501534</text:p>
          </table:table-cell>
          <table:table-cell office:value-type="float" office:value="-0.016116425" calcext:value-type="float">
            <text:p>-0.016116425</text:p>
          </table:table-cell>
          <table:table-cell/>
          <table:table-cell table:formula="of:=([.A130]+[.D130]+[.G130])/3" office:value-type="float" office:value="-0.43797724" calcext:value-type="float">
            <text:p>-0.43797724</text:p>
          </table:table-cell>
          <table:table-cell table:formula="of:=([.B130]+[.E130]+[.H130])/3" office:value-type="float" office:value="0.299684258333333" calcext:value-type="float">
            <text:p>0.299684258333333</text:p>
          </table:table-cell>
        </table:table-row>
        <table:table-row table:style-name="ro1">
          <table:table-cell office:value-type="float" office:value="-0.8430246" calcext:value-type="float">
            <text:p>-0.8430246</text:p>
          </table:table-cell>
          <table:table-cell office:value-type="float" office:value="0.6281156" calcext:value-type="float">
            <text:p>0.6281156</text:p>
          </table:table-cell>
          <table:table-cell/>
          <table:table-cell office:value-type="float" office:value="0.24449793" calcext:value-type="float">
            <text:p>0.24449793</text:p>
          </table:table-cell>
          <table:table-cell office:value-type="float" office:value="0.106986925" calcext:value-type="float">
            <text:p>0.106986925</text:p>
          </table:table-cell>
          <table:table-cell/>
          <table:table-cell office:value-type="float" office:value="0.34696963" calcext:value-type="float">
            <text:p>0.34696963</text:p>
          </table:table-cell>
          <table:table-cell office:value-type="float" office:value="-0.00066201383" calcext:value-type="float">
            <text:p>-0.00066201383</text:p>
          </table:table-cell>
          <table:table-cell/>
          <table:table-cell table:formula="of:=([.A131]+[.D131]+[.G131])/3" office:value-type="float" office:value="-0.0838523466666667" calcext:value-type="float">
            <text:p>-0.083852346666667</text:p>
          </table:table-cell>
          <table:table-cell table:formula="of:=([.B131]+[.E131]+[.H131])/3" office:value-type="float" office:value="0.244813503723333" calcext:value-type="float">
            <text:p>0.244813503723333</text:p>
          </table:table-cell>
        </table:table-row>
        <table:table-row table:style-name="ro1">
          <table:table-cell office:value-type="float" office:value="-0.17095356" calcext:value-type="float">
            <text:p>-0.17095356</text:p>
          </table:table-cell>
          <table:table-cell office:value-type="float" office:value="0.5642054" calcext:value-type="float">
            <text:p>0.5642054</text:p>
          </table:table-cell>
          <table:table-cell/>
          <table:table-cell office:value-type="float" office:value="-0.1897419" calcext:value-type="float">
            <text:p>-0.1897419</text:p>
          </table:table-cell>
          <table:table-cell office:value-type="float" office:value="0.107494295" calcext:value-type="float">
            <text:p>0.107494295</text:p>
          </table:table-cell>
          <table:table-cell/>
          <table:table-cell office:value-type="float" office:value="0.028385928" calcext:value-type="float">
            <text:p>0.028385928</text:p>
          </table:table-cell>
          <table:table-cell office:value-type="float" office:value="-0.01575695" calcext:value-type="float">
            <text:p>-0.01575695</text:p>
          </table:table-cell>
          <table:table-cell/>
          <table:table-cell table:formula="of:=([.A132]+[.D132]+[.G132])/3" office:value-type="float" office:value="-0.110769844" calcext:value-type="float">
            <text:p>-0.110769844</text:p>
          </table:table-cell>
          <table:table-cell table:formula="of:=([.B132]+[.E132]+[.H132])/3" office:value-type="float" office:value="0.218647581666667" calcext:value-type="float">
            <text:p>0.218647581666667</text:p>
          </table:table-cell>
        </table:table-row>
        <table:table-row table:style-name="ro1">
          <table:table-cell office:value-type="float" office:value="0.08059003" calcext:value-type="float">
            <text:p>0.08059003</text:p>
          </table:table-cell>
          <table:table-cell office:value-type="float" office:value="0.51591474" calcext:value-type="float">
            <text:p>0.51591474</text:p>
          </table:table-cell>
          <table:table-cell/>
          <table:table-cell office:value-type="float" office:value="0.16958871" calcext:value-type="float">
            <text:p>0.16958871</text:p>
          </table:table-cell>
          <table:table-cell office:value-type="float" office:value="0.12904465" calcext:value-type="float">
            <text:p>0.12904465</text:p>
          </table:table-cell>
          <table:table-cell/>
          <table:table-cell office:value-type="float" office:value="0.12991747" calcext:value-type="float">
            <text:p>0.12991747</text:p>
          </table:table-cell>
          <table:table-cell office:value-type="float" office:value="-0.015499633" calcext:value-type="float">
            <text:p>-0.015499633</text:p>
          </table:table-cell>
          <table:table-cell/>
          <table:table-cell table:formula="of:=([.A133]+[.D133]+[.G133])/3" office:value-type="float" office:value="0.126698736666667" calcext:value-type="float">
            <text:p>0.126698736666667</text:p>
          </table:table-cell>
          <table:table-cell table:formula="of:=([.B133]+[.E133]+[.H133])/3" office:value-type="float" office:value="0.209819919" calcext:value-type="float">
            <text:p>0.209819919</text:p>
          </table:table-cell>
        </table:table-row>
        <table:table-row table:style-name="ro1">
          <table:table-cell office:value-type="float" office:value="0.9762664" calcext:value-type="float">
            <text:p>0.9762664</text:p>
          </table:table-cell>
          <table:table-cell office:value-type="float" office:value="0.47443065" calcext:value-type="float">
            <text:p>0.47443065</text:p>
          </table:table-cell>
          <table:table-cell/>
          <table:table-cell office:value-type="float" office:value="0.1084648" calcext:value-type="float">
            <text:p>0.1084648</text:p>
          </table:table-cell>
          <table:table-cell office:value-type="float" office:value="0.115700714" calcext:value-type="float">
            <text:p>0.115700714</text:p>
          </table:table-cell>
          <table:table-cell/>
          <table:table-cell office:value-type="float" office:value="0.13318549" calcext:value-type="float">
            <text:p>0.13318549</text:p>
          </table:table-cell>
          <table:table-cell office:value-type="float" office:value="-0.0082367845" calcext:value-type="float">
            <text:p>-0.0082367845</text:p>
          </table:table-cell>
          <table:table-cell/>
          <table:table-cell table:formula="of:=([.A134]+[.D134]+[.G134])/3" office:value-type="float" office:value="0.40597223" calcext:value-type="float">
            <text:p>0.40597223</text:p>
          </table:table-cell>
          <table:table-cell table:formula="of:=([.B134]+[.E134]+[.H134])/3" office:value-type="float" office:value="0.193964859833333" calcext:value-type="float">
            <text:p>0.193964859833333</text:p>
          </table:table-cell>
        </table:table-row>
        <table:table-row table:style-name="ro1">
          <table:table-cell office:value-type="float" office:value="0.8619405" calcext:value-type="float">
            <text:p>0.8619405</text:p>
          </table:table-cell>
          <table:table-cell office:value-type="float" office:value="0.4140238" calcext:value-type="float">
            <text:p>0.4140238</text:p>
          </table:table-cell>
          <table:table-cell/>
          <table:table-cell office:value-type="float" office:value="0.085753106" calcext:value-type="float">
            <text:p>0.085753106</text:p>
          </table:table-cell>
          <table:table-cell office:value-type="float" office:value="0.08391581" calcext:value-type="float">
            <text:p>0.08391581</text:p>
          </table:table-cell>
          <table:table-cell/>
          <table:table-cell office:value-type="float" office:value="0.11832883" calcext:value-type="float">
            <text:p>0.11832883</text:p>
          </table:table-cell>
          <table:table-cell office:value-type="float" office:value="0.0037929525" calcext:value-type="float">
            <text:p>0.0037929525</text:p>
          </table:table-cell>
          <table:table-cell/>
          <table:table-cell table:formula="of:=([.A135]+[.D135]+[.G135])/3" office:value-type="float" office:value="0.355340812" calcext:value-type="float">
            <text:p>0.355340812</text:p>
          </table:table-cell>
          <table:table-cell table:formula="of:=([.B135]+[.E135]+[.H135])/3" office:value-type="float" office:value="0.1672441875" calcext:value-type="float">
            <text:p>0.1672441875</text:p>
          </table:table-cell>
        </table:table-row>
        <table:table-row table:style-name="ro1">
          <table:table-cell office:value-type="float" office:value="0.75838804" calcext:value-type="float">
            <text:p>0.75838804</text:p>
          </table:table-cell>
          <table:table-cell office:value-type="float" office:value="0.39217705" calcext:value-type="float">
            <text:p>0.39217705</text:p>
          </table:table-cell>
          <table:table-cell/>
          <table:table-cell office:value-type="float" office:value="0.044877972" calcext:value-type="float">
            <text:p>0.044877972</text:p>
          </table:table-cell>
          <table:table-cell office:value-type="float" office:value="0.10035332" calcext:value-type="float">
            <text:p>0.10035332</text:p>
          </table:table-cell>
          <table:table-cell/>
          <table:table-cell office:value-type="float" office:value="0.102101445" calcext:value-type="float">
            <text:p>0.102101445</text:p>
          </table:table-cell>
          <table:table-cell office:value-type="float" office:value="-0.025370518" calcext:value-type="float">
            <text:p>-0.025370518</text:p>
          </table:table-cell>
          <table:table-cell/>
          <table:table-cell table:formula="of:=([.A136]+[.D136]+[.G136])/3" office:value-type="float" office:value="0.301789152333333" calcext:value-type="float">
            <text:p>0.301789152333333</text:p>
          </table:table-cell>
          <table:table-cell table:formula="of:=([.B136]+[.E136]+[.H136])/3" office:value-type="float" office:value="0.155719950666667" calcext:value-type="float">
            <text:p>0.155719950666667</text:p>
          </table:table-cell>
        </table:table-row>
        <table:table-row table:style-name="ro1">
          <table:table-cell office:value-type="float" office:value="0.6854057" calcext:value-type="float">
            <text:p>0.6854057</text:p>
          </table:table-cell>
          <table:table-cell office:value-type="float" office:value="0.37119666" calcext:value-type="float">
            <text:p>0.37119666</text:p>
          </table:table-cell>
          <table:table-cell/>
          <table:table-cell office:value-type="float" office:value="0.06324174" calcext:value-type="float">
            <text:p>0.06324174</text:p>
          </table:table-cell>
          <table:table-cell office:value-type="float" office:value="0.10943419" calcext:value-type="float">
            <text:p>0.10943419</text:p>
          </table:table-cell>
          <table:table-cell/>
          <table:table-cell office:value-type="float" office:value="0.06596356" calcext:value-type="float">
            <text:p>0.06596356</text:p>
          </table:table-cell>
          <table:table-cell office:value-type="float" office:value="-0.012945762" calcext:value-type="float">
            <text:p>-0.012945762</text:p>
          </table:table-cell>
          <table:table-cell/>
          <table:table-cell table:formula="of:=([.A137]+[.D137]+[.G137])/3" office:value-type="float" office:value="0.271537" calcext:value-type="float">
            <text:p>0.271537</text:p>
          </table:table-cell>
          <table:table-cell table:formula="of:=([.B137]+[.E137]+[.H137])/3" office:value-type="float" office:value="0.155895029333333" calcext:value-type="float">
            <text:p>0.155895029333333</text:p>
          </table:table-cell>
        </table:table-row>
        <table:table-row table:style-name="ro1">
          <table:table-cell office:value-type="float" office:value="0.6195018" calcext:value-type="float">
            <text:p>0.6195018</text:p>
          </table:table-cell>
          <table:table-cell office:value-type="float" office:value="0.3301219" calcext:value-type="float">
            <text:p>0.3301219</text:p>
          </table:table-cell>
          <table:table-cell/>
          <table:table-cell office:value-type="float" office:value="0.062191032" calcext:value-type="float">
            <text:p>0.062191032</text:p>
          </table:table-cell>
          <table:table-cell office:value-type="float" office:value="0.09058063" calcext:value-type="float">
            <text:p>0.09058063</text:p>
          </table:table-cell>
          <table:table-cell/>
          <table:table-cell office:value-type="float" office:value="0.06068554" calcext:value-type="float">
            <text:p>0.06068554</text:p>
          </table:table-cell>
          <table:table-cell office:value-type="float" office:value="-0.0094539365" calcext:value-type="float">
            <text:p>-0.0094539365</text:p>
          </table:table-cell>
          <table:table-cell/>
          <table:table-cell table:formula="of:=([.A138]+[.D138]+[.G138])/3" office:value-type="float" office:value="0.247459457333333" calcext:value-type="float">
            <text:p>0.247459457333333</text:p>
          </table:table-cell>
          <table:table-cell table:formula="of:=([.B138]+[.E138]+[.H138])/3" office:value-type="float" office:value="0.1370828645" calcext:value-type="float">
            <text:p>0.1370828645</text:p>
          </table:table-cell>
        </table:table-row>
        <table:table-row table:style-name="ro1">
          <table:table-cell office:value-type="float" office:value="0.5687577" calcext:value-type="float">
            <text:p>0.5687577</text:p>
          </table:table-cell>
          <table:table-cell office:value-type="float" office:value="0.2878812" calcext:value-type="float">
            <text:p>0.2878812</text:p>
          </table:table-cell>
          <table:table-cell/>
          <table:table-cell office:value-type="float" office:value="0.05575221" calcext:value-type="float">
            <text:p>0.05575221</text:p>
          </table:table-cell>
          <table:table-cell office:value-type="float" office:value="0.096903436" calcext:value-type="float">
            <text:p>0.096903436</text:p>
          </table:table-cell>
          <table:table-cell/>
          <table:table-cell office:value-type="float" office:value="0.07021762" calcext:value-type="float">
            <text:p>0.07021762</text:p>
          </table:table-cell>
          <table:table-cell office:value-type="float" office:value="-0.011584731" calcext:value-type="float">
            <text:p>-0.011584731</text:p>
          </table:table-cell>
          <table:table-cell/>
          <table:table-cell table:formula="of:=([.A139]+[.D139]+[.G139])/3" office:value-type="float" office:value="0.231575843333333" calcext:value-type="float">
            <text:p>0.231575843333333</text:p>
          </table:table-cell>
          <table:table-cell table:formula="of:=([.B139]+[.E139]+[.H139])/3" office:value-type="float" office:value="0.124399968333333" calcext:value-type="float">
            <text:p>0.124399968333333</text:p>
          </table:table-cell>
        </table:table-row>
        <table:table-row table:style-name="ro1">
          <table:table-cell office:value-type="float" office:value="0.49100795" calcext:value-type="float">
            <text:p>0.49100795</text:p>
          </table:table-cell>
          <table:table-cell office:value-type="float" office:value="0.26480597" calcext:value-type="float">
            <text:p>0.26480597</text:p>
          </table:table-cell>
          <table:table-cell/>
          <table:table-cell office:value-type="float" office:value="-0.18207398" calcext:value-type="float">
            <text:p>-0.18207398</text:p>
          </table:table-cell>
          <table:table-cell office:value-type="float" office:value="0.056231644" calcext:value-type="float">
            <text:p>0.056231644</text:p>
          </table:table-cell>
          <table:table-cell/>
          <table:table-cell office:value-type="float" office:value="0.0842896" calcext:value-type="float">
            <text:p>0.0842896</text:p>
          </table:table-cell>
          <table:table-cell office:value-type="float" office:value="-0.020973124" calcext:value-type="float">
            <text:p>-0.020973124</text:p>
          </table:table-cell>
          <table:table-cell/>
          <table:table-cell table:formula="of:=([.A140]+[.D140]+[.G140])/3" office:value-type="float" office:value="0.131074523333333" calcext:value-type="float">
            <text:p>0.131074523333333</text:p>
          </table:table-cell>
          <table:table-cell table:formula="of:=([.B140]+[.E140]+[.H140])/3" office:value-type="float" office:value="0.100021496666667" calcext:value-type="float">
            <text:p>0.100021496666667</text:p>
          </table:table-cell>
        </table:table-row>
        <table:table-row table:style-name="ro1">
          <table:table-cell office:value-type="float" office:value="-0.62794155" calcext:value-type="float">
            <text:p>-0.62794155</text:p>
          </table:table-cell>
          <table:table-cell office:value-type="float" office:value="0.24469742" calcext:value-type="float">
            <text:p>0.24469742</text:p>
          </table:table-cell>
          <table:table-cell/>
          <table:table-cell office:value-type="float" office:value="-0.028075585" calcext:value-type="float">
            <text:p>-0.028075585</text:p>
          </table:table-cell>
          <table:table-cell office:value-type="float" office:value="0.0613751" calcext:value-type="float">
            <text:p>0.0613751</text:p>
          </table:table-cell>
          <table:table-cell/>
          <table:table-cell office:value-type="float" office:value="-0.23637083" calcext:value-type="float">
            <text:p>-0.23637083</text:p>
          </table:table-cell>
          <table:table-cell office:value-type="float" office:value="-0.037552595" calcext:value-type="float">
            <text:p>-0.037552595</text:p>
          </table:table-cell>
          <table:table-cell/>
          <table:table-cell table:formula="of:=([.A141]+[.D141]+[.G141])/3" office:value-type="float" office:value="-0.297462655" calcext:value-type="float">
            <text:p>-0.297462655</text:p>
          </table:table-cell>
          <table:table-cell table:formula="of:=([.B141]+[.E141]+[.H141])/3" office:value-type="float" office:value="0.0895066416666667" calcext:value-type="float">
            <text:p>0.089506641666667</text:p>
          </table:table-cell>
        </table:table-row>
        <table:table-row table:style-name="ro1">
          <table:table-cell office:value-type="float" office:value="-0.9615341" calcext:value-type="float">
            <text:p>-0.9615341</text:p>
          </table:table-cell>
          <table:table-cell office:value-type="float" office:value="0.21473452" calcext:value-type="float">
            <text:p>0.21473452</text:p>
          </table:table-cell>
          <table:table-cell/>
          <table:table-cell office:value-type="float" office:value="0.012085484" calcext:value-type="float">
            <text:p>0.012085484</text:p>
          </table:table-cell>
          <table:table-cell office:value-type="float" office:value="0.06380692" calcext:value-type="float">
            <text:p>0.06380692</text:p>
          </table:table-cell>
          <table:table-cell/>
          <table:table-cell office:value-type="float" office:value="-0.18724547" calcext:value-type="float">
            <text:p>-0.18724547</text:p>
          </table:table-cell>
          <table:table-cell office:value-type="float" office:value="-0.0028158561" calcext:value-type="float">
            <text:p>-0.0028158561</text:p>
          </table:table-cell>
          <table:table-cell/>
          <table:table-cell table:formula="of:=([.A142]+[.D142]+[.G142])/3" office:value-type="float" office:value="-0.378898028666667" calcext:value-type="float">
            <text:p>-0.378898028666667</text:p>
          </table:table-cell>
          <table:table-cell table:formula="of:=([.B142]+[.E142]+[.H142])/3" office:value-type="float" office:value="0.0919085279666667" calcext:value-type="float">
            <text:p>0.091908527966667</text:p>
          </table:table-cell>
        </table:table-row>
        <table:table-row table:style-name="ro1">
          <table:table-cell office:value-type="float" office:value="-0.7021238" calcext:value-type="float">
            <text:p>-0.7021238</text:p>
          </table:table-cell>
          <table:table-cell office:value-type="float" office:value="0.20051205" calcext:value-type="float">
            <text:p>0.20051205</text:p>
          </table:table-cell>
          <table:table-cell/>
          <table:table-cell office:value-type="float" office:value="-0.122057624" calcext:value-type="float">
            <text:p>-0.122057624</text:p>
          </table:table-cell>
          <table:table-cell office:value-type="float" office:value="0.06445746" calcext:value-type="float">
            <text:p>0.06445746</text:p>
          </table:table-cell>
          <table:table-cell/>
          <table:table-cell office:value-type="float" office:value="1.2792575" calcext:value-type="float">
            <text:p>1.2792575</text:p>
          </table:table-cell>
          <table:table-cell office:value-type="float" office:value="-0.013300861" calcext:value-type="float">
            <text:p>-0.013300861</text:p>
          </table:table-cell>
          <table:table-cell/>
          <table:table-cell table:formula="of:=([.A143]+[.D143]+[.G143])/3" office:value-type="float" office:value="0.151692025333333" calcext:value-type="float">
            <text:p>0.151692025333333</text:p>
          </table:table-cell>
          <table:table-cell table:formula="of:=([.B143]+[.E143]+[.H143])/3" office:value-type="float" office:value="0.0838895496666667" calcext:value-type="float">
            <text:p>0.083889549666667</text:p>
          </table:table-cell>
        </table:table-row>
        <table:table-row table:style-name="ro1">
          <table:table-cell office:value-type="float" office:value="0.08176044" calcext:value-type="float">
            <text:p>0.08176044</text:p>
          </table:table-cell>
          <table:table-cell office:value-type="float" office:value="0.17299017" calcext:value-type="float">
            <text:p>0.17299017</text:p>
          </table:table-cell>
          <table:table-cell/>
          <table:table-cell office:value-type="float" office:value="-0.30387044" calcext:value-type="float">
            <text:p>-0.30387044</text:p>
          </table:table-cell>
          <table:table-cell office:value-type="float" office:value="0.055375014" calcext:value-type="float">
            <text:p>0.055375014</text:p>
          </table:table-cell>
          <table:table-cell/>
          <table:table-cell office:value-type="float" office:value="0.13026235" calcext:value-type="float">
            <text:p>0.13026235</text:p>
          </table:table-cell>
          <table:table-cell office:value-type="float" office:value="-0.023176804" calcext:value-type="float">
            <text:p>-0.023176804</text:p>
          </table:table-cell>
          <table:table-cell/>
          <table:table-cell table:formula="of:=([.A144]+[.D144]+[.G144])/3" office:value-type="float" office:value="-0.0306158833333333" calcext:value-type="float">
            <text:p>-0.030615883333333</text:p>
          </table:table-cell>
          <table:table-cell table:formula="of:=([.B144]+[.E144]+[.H144])/3" office:value-type="float" office:value="0.0683961266666667" calcext:value-type="float">
            <text:p>0.068396126666667</text:p>
          </table:table-cell>
        </table:table-row>
        <table:table-row table:style-name="ro1">
          <table:table-cell office:value-type="float" office:value="-0.7646724" calcext:value-type="float">
            <text:p>-0.7646724</text:p>
          </table:table-cell>
          <table:table-cell office:value-type="float" office:value="0.15788843" calcext:value-type="float">
            <text:p>0.15788843</text:p>
          </table:table-cell>
          <table:table-cell/>
          <table:table-cell office:value-type="float" office:value="-0.060128894" calcext:value-type="float">
            <text:p>-0.060128894</text:p>
          </table:table-cell>
          <table:table-cell office:value-type="float" office:value="0.024788685" calcext:value-type="float">
            <text:p>0.024788685</text:p>
          </table:table-cell>
          <table:table-cell/>
          <table:table-cell office:value-type="float" office:value="-0.16313499" calcext:value-type="float">
            <text:p>-0.16313499</text:p>
          </table:table-cell>
          <table:table-cell office:value-type="float" office:value="-0.011410901" calcext:value-type="float">
            <text:p>-0.011410901</text:p>
          </table:table-cell>
          <table:table-cell/>
          <table:table-cell table:formula="of:=([.A145]+[.D145]+[.G145])/3" office:value-type="float" office:value="-0.329312094666667" calcext:value-type="float">
            <text:p>-0.329312094666667</text:p>
          </table:table-cell>
          <table:table-cell table:formula="of:=([.B145]+[.E145]+[.H145])/3" office:value-type="float" office:value="0.057088738" calcext:value-type="float">
            <text:p>0.057088738</text:p>
          </table:table-cell>
        </table:table-row>
        <table:table-row table:style-name="ro1">
          <table:table-cell office:value-type="float" office:value="-0.34960654" calcext:value-type="float">
            <text:p>-0.34960654</text:p>
          </table:table-cell>
          <table:table-cell office:value-type="float" office:value="0.14869137" calcext:value-type="float">
            <text:p>0.14869137</text:p>
          </table:table-cell>
          <table:table-cell/>
          <table:table-cell office:value-type="float" office:value="-0.082900204" calcext:value-type="float">
            <text:p>-0.082900204</text:p>
          </table:table-cell>
          <table:table-cell office:value-type="float" office:value="0.026484612" calcext:value-type="float">
            <text:p>0.026484612</text:p>
          </table:table-cell>
          <table:table-cell/>
          <table:table-cell office:value-type="float" office:value="-0.36786643" calcext:value-type="float">
            <text:p>-0.36786643</text:p>
          </table:table-cell>
          <table:table-cell office:value-type="float" office:value="-0.021915356" calcext:value-type="float">
            <text:p>-0.021915356</text:p>
          </table:table-cell>
          <table:table-cell/>
          <table:table-cell table:formula="of:=([.A146]+[.D146]+[.G146])/3" office:value-type="float" office:value="-0.266791058" calcext:value-type="float">
            <text:p>-0.266791058</text:p>
          </table:table-cell>
          <table:table-cell table:formula="of:=([.B146]+[.E146]+[.H146])/3" office:value-type="float" office:value="0.0510868753333333" calcext:value-type="float">
            <text:p>0.051086875333333</text:p>
          </table:table-cell>
        </table:table-row>
        <table:table-row table:style-name="ro1">
          <table:table-cell office:value-type="float" office:value="-0.55260974" calcext:value-type="float">
            <text:p>-0.55260974</text:p>
          </table:table-cell>
          <table:table-cell office:value-type="float" office:value="0.14876363" calcext:value-type="float">
            <text:p>0.14876363</text:p>
          </table:table-cell>
          <table:table-cell/>
          <table:table-cell office:value-type="float" office:value="0.25849533" calcext:value-type="float">
            <text:p>0.25849533</text:p>
          </table:table-cell>
          <table:table-cell office:value-type="float" office:value="0.033284415" calcext:value-type="float">
            <text:p>0.033284415</text:p>
          </table:table-cell>
          <table:table-cell/>
          <table:table-cell office:value-type="float" office:value="0.0070794392" calcext:value-type="float">
            <text:p>0.0070794392</text:p>
          </table:table-cell>
          <table:table-cell office:value-type="float" office:value="-0.024338089" calcext:value-type="float">
            <text:p>-0.024338089</text:p>
          </table:table-cell>
          <table:table-cell/>
          <table:table-cell table:formula="of:=([.A147]+[.D147]+[.G147])/3" office:value-type="float" office:value="-0.0956783236" calcext:value-type="float">
            <text:p>-0.0956783236</text:p>
          </table:table-cell>
          <table:table-cell table:formula="of:=([.B147]+[.E147]+[.H147])/3" office:value-type="float" office:value="0.0525699853333333" calcext:value-type="float">
            <text:p>0.052569985333333</text:p>
          </table:table-cell>
        </table:table-row>
        <table:table-row table:style-name="ro1">
          <table:table-cell office:value-type="float" office:value="0.8741844" calcext:value-type="float">
            <text:p>0.8741844</text:p>
          </table:table-cell>
          <table:table-cell office:value-type="float" office:value="0.1185064" calcext:value-type="float">
            <text:p>0.1185064</text:p>
          </table:table-cell>
          <table:table-cell/>
          <table:table-cell office:value-type="float" office:value="0.2262737" calcext:value-type="float">
            <text:p>0.2262737</text:p>
          </table:table-cell>
          <table:table-cell office:value-type="float" office:value="0.028637629" calcext:value-type="float">
            <text:p>0.028637629</text:p>
          </table:table-cell>
          <table:table-cell/>
          <table:table-cell office:value-type="float" office:value="0.007909594" calcext:value-type="float">
            <text:p>0.007909594</text:p>
          </table:table-cell>
          <table:table-cell office:value-type="float" office:value="-0.0005907799" calcext:value-type="float">
            <text:p>-0.0005907799</text:p>
          </table:table-cell>
          <table:table-cell/>
          <table:table-cell table:formula="of:=([.A148]+[.D148]+[.G148])/3" office:value-type="float" office:value="0.369455898" calcext:value-type="float">
            <text:p>0.369455898</text:p>
          </table:table-cell>
          <table:table-cell table:formula="of:=([.B148]+[.E148]+[.H148])/3" office:value-type="float" office:value="0.0488510830333333" calcext:value-type="float">
            <text:p>0.048851083033333</text:p>
          </table:table-cell>
        </table:table-row>
        <table:table-row table:style-name="ro1">
          <table:table-cell office:value-type="float" office:value="0.7801742" calcext:value-type="float">
            <text:p>0.7801742</text:p>
          </table:table-cell>
          <table:table-cell office:value-type="float" office:value="0.10006396" calcext:value-type="float">
            <text:p>0.10006396</text:p>
          </table:table-cell>
          <table:table-cell/>
          <table:table-cell office:value-type="float" office:value="0.19266" calcext:value-type="float">
            <text:p>0.19266</text:p>
          </table:table-cell>
          <table:table-cell office:value-type="float" office:value="0.042033624" calcext:value-type="float">
            <text:p>0.042033624</text:p>
          </table:table-cell>
          <table:table-cell/>
          <table:table-cell office:value-type="float" office:value="0.009755356" calcext:value-type="float">
            <text:p>0.009755356</text:p>
          </table:table-cell>
          <table:table-cell office:value-type="float" office:value="-0.011298288" calcext:value-type="float">
            <text:p>-0.011298288</text:p>
          </table:table-cell>
          <table:table-cell/>
          <table:table-cell table:formula="of:=([.A149]+[.D149]+[.G149])/3" office:value-type="float" office:value="0.327529852" calcext:value-type="float">
            <text:p>0.327529852</text:p>
          </table:table-cell>
          <table:table-cell table:formula="of:=([.B149]+[.E149]+[.H149])/3" office:value-type="float" office:value="0.0435997653333333" calcext:value-type="float">
            <text:p>0.043599765333333</text:p>
          </table:table-cell>
        </table:table-row>
        <table:table-row table:style-name="ro1">
          <table:table-cell office:value-type="float" office:value="0.6938072" calcext:value-type="float">
            <text:p>0.6938072</text:p>
          </table:table-cell>
          <table:table-cell office:value-type="float" office:value="0.09379289" calcext:value-type="float">
            <text:p>0.09379289</text:p>
          </table:table-cell>
          <table:table-cell/>
          <table:table-cell office:value-type="float" office:value="0.15625532" calcext:value-type="float">
            <text:p>0.15625532</text:p>
          </table:table-cell>
          <table:table-cell office:value-type="float" office:value="0.024207218" calcext:value-type="float">
            <text:p>0.024207218</text:p>
          </table:table-cell>
          <table:table-cell/>
          <table:table-cell office:value-type="float" office:value="-0.00857861" calcext:value-type="float">
            <text:p>-0.00857861</text:p>
          </table:table-cell>
          <table:table-cell office:value-type="float" office:value="-0.002258335" calcext:value-type="float">
            <text:p>-0.002258335</text:p>
          </table:table-cell>
          <table:table-cell/>
          <table:table-cell table:formula="of:=([.A150]+[.D150]+[.G150])/3" office:value-type="float" office:value="0.280494636666667" calcext:value-type="float">
            <text:p>0.280494636666667</text:p>
          </table:table-cell>
          <table:table-cell table:formula="of:=([.B150]+[.E150]+[.H150])/3" office:value-type="float" office:value="0.038580591" calcext:value-type="float">
            <text:p>0.038580591</text:p>
          </table:table-cell>
        </table:table-row>
        <table:table-row table:style-name="ro1">
          <table:table-cell office:value-type="float" office:value="0.63057876" calcext:value-type="float">
            <text:p>0.63057876</text:p>
          </table:table-cell>
          <table:table-cell office:value-type="float" office:value="0.087489784" calcext:value-type="float">
            <text:p>0.087489784</text:p>
          </table:table-cell>
          <table:table-cell/>
          <table:table-cell office:value-type="float" office:value="0.13711417" calcext:value-type="float">
            <text:p>0.13711417</text:p>
          </table:table-cell>
          <table:table-cell office:value-type="float" office:value="0.03189392" calcext:value-type="float">
            <text:p>0.03189392</text:p>
          </table:table-cell>
          <table:table-cell/>
          <table:table-cell office:value-type="float" office:value="-0.007501008" calcext:value-type="float">
            <text:p>-0.007501008</text:p>
          </table:table-cell>
          <table:table-cell office:value-type="float" office:value="-0.010601848" calcext:value-type="float">
            <text:p>-0.010601848</text:p>
          </table:table-cell>
          <table:table-cell/>
          <table:table-cell table:formula="of:=([.A151]+[.D151]+[.G151])/3" office:value-type="float" office:value="0.253397307333333" calcext:value-type="float">
            <text:p>0.253397307333333</text:p>
          </table:table-cell>
          <table:table-cell table:formula="of:=([.B151]+[.E151]+[.H151])/3" office:value-type="float" office:value="0.0362606186666667" calcext:value-type="float">
            <text:p>0.036260618666667</text:p>
          </table:table-cell>
        </table:table-row>
        <table:table-row table:style-name="ro1">
          <table:table-cell office:value-type="float" office:value="0.566642" calcext:value-type="float">
            <text:p>0.566642</text:p>
          </table:table-cell>
          <table:table-cell office:value-type="float" office:value="0.06819394" calcext:value-type="float">
            <text:p>0.06819394</text:p>
          </table:table-cell>
          <table:table-cell/>
          <table:table-cell office:value-type="float" office:value="0.12735783" calcext:value-type="float">
            <text:p>0.12735783</text:p>
          </table:table-cell>
          <table:table-cell office:value-type="float" office:value="0.00014008534" calcext:value-type="float">
            <text:p>0.00014008534</text:p>
          </table:table-cell>
          <table:table-cell/>
          <table:table-cell office:value-type="float" office:value="0.009948344" calcext:value-type="float">
            <text:p>0.009948344</text:p>
          </table:table-cell>
          <table:table-cell office:value-type="float" office:value="-0.008662778" calcext:value-type="float">
            <text:p>-0.008662778</text:p>
          </table:table-cell>
          <table:table-cell/>
          <table:table-cell table:formula="of:=([.A152]+[.D152]+[.G152])/3" office:value-type="float" office:value="0.234649391333333" calcext:value-type="float">
            <text:p>0.234649391333333</text:p>
          </table:table-cell>
          <table:table-cell table:formula="of:=([.B152]+[.E152]+[.H152])/3" office:value-type="float" office:value="0.01989041578" calcext:value-type="float">
            <text:p>0.01989041578</text:p>
          </table:table-cell>
        </table:table-row>
        <table:table-row table:style-name="ro1">
          <table:table-cell office:value-type="float" office:value="0.5271165" calcext:value-type="float">
            <text:p>0.5271165</text:p>
          </table:table-cell>
          <table:table-cell office:value-type="float" office:value="0.062253464" calcext:value-type="float">
            <text:p>0.062253464</text:p>
          </table:table-cell>
          <table:table-cell/>
          <table:table-cell office:value-type="float" office:value="0.10099898" calcext:value-type="float">
            <text:p>0.10099898</text:p>
          </table:table-cell>
          <table:table-cell office:value-type="float" office:value="0.017704213" calcext:value-type="float">
            <text:p>0.017704213</text:p>
          </table:table-cell>
          <table:table-cell/>
          <table:table-cell office:value-type="float" office:value="0.0060970914" calcext:value-type="float">
            <text:p>0.0060970914</text:p>
          </table:table-cell>
          <table:table-cell office:value-type="float" office:value="-0.015267259" calcext:value-type="float">
            <text:p>-0.015267259</text:p>
          </table:table-cell>
          <table:table-cell/>
          <table:table-cell table:formula="of:=([.A153]+[.D153]+[.G153])/3" office:value-type="float" office:value="0.211404190466667" calcext:value-type="float">
            <text:p>0.211404190466667</text:p>
          </table:table-cell>
          <table:table-cell table:formula="of:=([.B153]+[.E153]+[.H153])/3" office:value-type="float" office:value="0.0215634726666667" calcext:value-type="float">
            <text:p>0.021563472666667</text:p>
          </table:table-cell>
        </table:table-row>
        <table:table-row table:style-name="ro1">
          <table:table-cell office:value-type="float" office:value="0.4443023" calcext:value-type="float">
            <text:p>0.4443023</text:p>
          </table:table-cell>
          <table:table-cell office:value-type="float" office:value="0.058005635" calcext:value-type="float">
            <text:p>0.058005635</text:p>
          </table:table-cell>
          <table:table-cell/>
          <table:table-cell office:value-type="float" office:value="0.12803286" calcext:value-type="float">
            <text:p>0.12803286</text:p>
          </table:table-cell>
          <table:table-cell office:value-type="float" office:value="0.0027501897" calcext:value-type="float">
            <text:p>0.0027501897</text:p>
          </table:table-cell>
          <table:table-cell/>
          <table:table-cell office:value-type="float" office:value="0.046795942" calcext:value-type="float">
            <text:p>0.046795942</text:p>
          </table:table-cell>
          <table:table-cell office:value-type="float" office:value="-0.0064895344" calcext:value-type="float">
            <text:p>-0.0064895344</text:p>
          </table:table-cell>
          <table:table-cell/>
          <table:table-cell table:formula="of:=([.A154]+[.D154]+[.G154])/3" office:value-type="float" office:value="0.206377034" calcext:value-type="float">
            <text:p>0.206377034</text:p>
          </table:table-cell>
          <table:table-cell table:formula="of:=([.B154]+[.E154]+[.H154])/3" office:value-type="float" office:value="0.0180887634333333" calcext:value-type="float">
            <text:p>0.018088763433333</text:p>
          </table:table-cell>
        </table:table-row>
        <table:table-row table:style-name="ro1">
          <table:table-cell office:value-type="float" office:value="0.35834375" calcext:value-type="float">
            <text:p>0.35834375</text:p>
          </table:table-cell>
          <table:table-cell office:value-type="float" office:value="0.04868945" calcext:value-type="float">
            <text:p>0.04868945</text:p>
          </table:table-cell>
          <table:table-cell/>
          <table:table-cell office:value-type="float" office:value="0.095014736" calcext:value-type="float">
            <text:p>0.095014736</text:p>
          </table:table-cell>
          <table:table-cell office:value-type="float" office:value="-0.007851975" calcext:value-type="float">
            <text:p>-0.007851975</text:p>
          </table:table-cell>
          <table:table-cell/>
          <table:table-cell office:value-type="float" office:value="0.10825407" calcext:value-type="float">
            <text:p>0.10825407</text:p>
          </table:table-cell>
          <table:table-cell office:value-type="float" office:value="-0.0073786704" calcext:value-type="float">
            <text:p>-0.0073786704</text:p>
          </table:table-cell>
          <table:table-cell/>
          <table:table-cell table:formula="of:=([.A155]+[.D155]+[.G155])/3" office:value-type="float" office:value="0.187204185333333" calcext:value-type="float">
            <text:p>0.187204185333333</text:p>
          </table:table-cell>
          <table:table-cell table:formula="of:=([.B155]+[.E155]+[.H155])/3" office:value-type="float" office:value="0.0111529348666667" calcext:value-type="float">
            <text:p>0.011152934866667</text:p>
          </table:table-cell>
        </table:table-row>
        <table:table-row table:style-name="ro1">
          <table:table-cell office:value-type="float" office:value="0.31657672" calcext:value-type="float">
            <text:p>0.31657672</text:p>
          </table:table-cell>
          <table:table-cell office:value-type="float" office:value="0.053488478" calcext:value-type="float">
            <text:p>0.053488478</text:p>
          </table:table-cell>
          <table:table-cell/>
          <table:table-cell office:value-type="float" office:value="0.11869198" calcext:value-type="float">
            <text:p>0.11869198</text:p>
          </table:table-cell>
          <table:table-cell office:value-type="float" office:value="0.017542588" calcext:value-type="float">
            <text:p>0.017542588</text:p>
          </table:table-cell>
          <table:table-cell/>
          <table:table-cell office:value-type="float" office:value="0.0655683" calcext:value-type="float">
            <text:p>0.0655683</text:p>
          </table:table-cell>
          <table:table-cell office:value-type="float" office:value="-0.011694573" calcext:value-type="float">
            <text:p>-0.011694573</text:p>
          </table:table-cell>
          <table:table-cell/>
          <table:table-cell table:formula="of:=([.A156]+[.D156]+[.G156])/3" office:value-type="float" office:value="0.166945666666667" calcext:value-type="float">
            <text:p>0.166945666666667</text:p>
          </table:table-cell>
          <table:table-cell table:formula="of:=([.B156]+[.E156]+[.H156])/3" office:value-type="float" office:value="0.019778831" calcext:value-type="float">
            <text:p>0.019778831</text:p>
          </table:table-cell>
        </table:table-row>
        <table:table-row table:style-name="ro1">
          <table:table-cell office:value-type="float" office:value="0.3062325" calcext:value-type="float">
            <text:p>0.3062325</text:p>
          </table:table-cell>
          <table:table-cell office:value-type="float" office:value="0.048139613" calcext:value-type="float">
            <text:p>0.048139613</text:p>
          </table:table-cell>
          <table:table-cell/>
          <table:table-cell office:value-type="float" office:value="0.11451322" calcext:value-type="float">
            <text:p>0.11451322</text:p>
          </table:table-cell>
          <table:table-cell office:value-type="float" office:value="0.017106699" calcext:value-type="float">
            <text:p>0.017106699</text:p>
          </table:table-cell>
          <table:table-cell/>
          <table:table-cell office:value-type="float" office:value="0.02824978" calcext:value-type="float">
            <text:p>0.02824978</text:p>
          </table:table-cell>
          <table:table-cell office:value-type="float" office:value="0.004196579" calcext:value-type="float">
            <text:p>0.004196579</text:p>
          </table:table-cell>
          <table:table-cell/>
          <table:table-cell table:formula="of:=([.A157]+[.D157]+[.G157])/3" office:value-type="float" office:value="0.149665166666667" calcext:value-type="float">
            <text:p>0.149665166666667</text:p>
          </table:table-cell>
          <table:table-cell table:formula="of:=([.B157]+[.E157]+[.H157])/3" office:value-type="float" office:value="0.0231476303333333" calcext:value-type="float">
            <text:p>0.023147630333333</text:p>
          </table:table-cell>
        </table:table-row>
        <table:table-row table:style-name="ro1">
          <table:table-cell office:value-type="float" office:value="0.28044325" calcext:value-type="float">
            <text:p>0.28044325</text:p>
          </table:table-cell>
          <table:table-cell office:value-type="float" office:value="0.023110773" calcext:value-type="float">
            <text:p>0.023110773</text:p>
          </table:table-cell>
          <table:table-cell/>
          <table:table-cell office:value-type="float" office:value="0.1030619" calcext:value-type="float">
            <text:p>0.1030619</text:p>
          </table:table-cell>
          <table:table-cell office:value-type="float" office:value="-0.01734323" calcext:value-type="float">
            <text:p>-0.01734323</text:p>
          </table:table-cell>
          <table:table-cell/>
          <table:table-cell office:value-type="float" office:value="0.025424782" calcext:value-type="float">
            <text:p>0.025424782</text:p>
          </table:table-cell>
          <table:table-cell office:value-type="float" office:value="-0.014460395" calcext:value-type="float">
            <text:p>-0.014460395</text:p>
          </table:table-cell>
          <table:table-cell/>
          <table:table-cell table:formula="of:=([.A158]+[.D158]+[.G158])/3" office:value-type="float" office:value="0.136309977333333" calcext:value-type="float">
            <text:p>0.136309977333333</text:p>
          </table:table-cell>
          <table:table-cell table:formula="of:=([.B158]+[.E158]+[.H158])/3" office:value-type="float" office:value="-0.00289761733333333" calcext:value-type="float">
            <text:p>-0.002897617333333</text:p>
          </table:table-cell>
        </table:table-row>
        <table:table-row table:style-name="ro1">
          <table:table-cell office:value-type="float" office:value="0.2523989" calcext:value-type="float">
            <text:p>0.2523989</text:p>
          </table:table-cell>
          <table:table-cell office:value-type="float" office:value="0.030028246" calcext:value-type="float">
            <text:p>0.030028246</text:p>
          </table:table-cell>
          <table:table-cell/>
          <table:table-cell office:value-type="float" office:value="0.09275571" calcext:value-type="float">
            <text:p>0.09275571</text:p>
          </table:table-cell>
          <table:table-cell office:value-type="float" office:value="-0.02703467" calcext:value-type="float">
            <text:p>-0.02703467</text:p>
          </table:table-cell>
          <table:table-cell/>
          <table:table-cell office:value-type="float" office:value="0.02288229" calcext:value-type="float">
            <text:p>0.02288229</text:p>
          </table:table-cell>
          <table:table-cell office:value-type="float" office:value="0.0054427115" calcext:value-type="float">
            <text:p>0.0054427115</text:p>
          </table:table-cell>
          <table:table-cell/>
          <table:table-cell table:formula="of:=([.A159]+[.D159]+[.G159])/3" office:value-type="float" office:value="0.122678966666667" calcext:value-type="float">
            <text:p>0.122678966666667</text:p>
          </table:table-cell>
          <table:table-cell table:formula="of:=([.B159]+[.E159]+[.H159])/3" office:value-type="float" office:value="0.00281209583333333" calcext:value-type="float">
            <text:p>0.002812095833333</text:p>
          </table:table-cell>
        </table:table-row>
        <table:table-row table:style-name="ro1">
          <table:table-cell office:value-type="float" office:value="0.227159" calcext:value-type="float">
            <text:p>0.227159</text:p>
          </table:table-cell>
          <table:table-cell office:value-type="float" office:value="0.021092786" calcext:value-type="float">
            <text:p>0.021092786</text:p>
          </table:table-cell>
          <table:table-cell/>
          <table:table-cell office:value-type="float" office:value="0.061287757" calcext:value-type="float">
            <text:p>0.061287757</text:p>
          </table:table-cell>
          <table:table-cell office:value-type="float" office:value="-0.036635887" calcext:value-type="float">
            <text:p>-0.036635887</text:p>
          </table:table-cell>
          <table:table-cell/>
          <table:table-cell office:value-type="float" office:value="0.04981767" calcext:value-type="float">
            <text:p>0.04981767</text:p>
          </table:table-cell>
          <table:table-cell office:value-type="float" office:value="-0.0025722508" calcext:value-type="float">
            <text:p>-0.0025722508</text:p>
          </table:table-cell>
          <table:table-cell/>
          <table:table-cell table:formula="of:=([.A160]+[.D160]+[.G160])/3" office:value-type="float" office:value="0.112754809" calcext:value-type="float">
            <text:p>0.112754809</text:p>
          </table:table-cell>
          <table:table-cell table:formula="of:=([.B160]+[.E160]+[.H160])/3" office:value-type="float" office:value="-0.0060384506" calcext:value-type="float">
            <text:p>-0.0060384506</text:p>
          </table:table-cell>
        </table:table-row>
        <table:table-row table:style-name="ro1">
          <table:table-cell office:value-type="float" office:value="0.16708957" calcext:value-type="float">
            <text:p>0.16708957</text:p>
          </table:table-cell>
          <table:table-cell office:value-type="float" office:value="0.010633843" calcext:value-type="float">
            <text:p>0.010633843</text:p>
          </table:table-cell>
          <table:table-cell/>
          <table:table-cell office:value-type="float" office:value="0.07647247" calcext:value-type="float">
            <text:p>0.07647247</text:p>
          </table:table-cell>
          <table:table-cell office:value-type="float" office:value="-0.015174436" calcext:value-type="float">
            <text:p>-0.015174436</text:p>
          </table:table-cell>
          <table:table-cell/>
          <table:table-cell office:value-type="float" office:value="0.043517526" calcext:value-type="float">
            <text:p>0.043517526</text:p>
          </table:table-cell>
          <table:table-cell office:value-type="float" office:value="-0.022310182" calcext:value-type="float">
            <text:p>-0.022310182</text:p>
          </table:table-cell>
          <table:table-cell/>
          <table:table-cell table:formula="of:=([.A161]+[.D161]+[.G161])/3" office:value-type="float" office:value="0.0956931886666666" calcext:value-type="float">
            <text:p>0.095693188666667</text:p>
          </table:table-cell>
          <table:table-cell table:formula="of:=([.B161]+[.E161]+[.H161])/3" office:value-type="float" office:value="-0.00895025833333333" calcext:value-type="float">
            <text:p>-0.008950258333333</text:p>
          </table:table-cell>
        </table:table-row>
        <table:table-row table:style-name="ro1">
          <table:table-cell office:value-type="float" office:value="0.17894508" calcext:value-type="float">
            <text:p>0.17894508</text:p>
          </table:table-cell>
          <table:table-cell office:value-type="float" office:value="0.025171064" calcext:value-type="float">
            <text:p>0.025171064</text:p>
          </table:table-cell>
          <table:table-cell/>
          <table:table-cell office:value-type="float" office:value="0.086623065" calcext:value-type="float">
            <text:p>0.086623065</text:p>
          </table:table-cell>
          <table:table-cell office:value-type="float" office:value="0.009414308" calcext:value-type="float">
            <text:p>0.009414308</text:p>
          </table:table-cell>
          <table:table-cell/>
          <table:table-cell office:value-type="float" office:value="0.022246825" calcext:value-type="float">
            <text:p>0.022246825</text:p>
          </table:table-cell>
          <table:table-cell office:value-type="float" office:value="-0.019200249" calcext:value-type="float">
            <text:p>-0.019200249</text:p>
          </table:table-cell>
          <table:table-cell/>
          <table:table-cell table:formula="of:=([.A162]+[.D162]+[.G162])/3" office:value-type="float" office:value="0.0959383233333334" calcext:value-type="float">
            <text:p>0.095938323333333</text:p>
          </table:table-cell>
          <table:table-cell table:formula="of:=([.B162]+[.E162]+[.H162])/3" office:value-type="float" office:value="0.00512837433333333" calcext:value-type="float">
            <text:p>0.005128374333333</text:p>
          </table:table-cell>
        </table:table-row>
        <table:table-row table:style-name="ro1">
          <table:table-cell office:value-type="float" office:value="0.15094319" calcext:value-type="float">
            <text:p>0.15094319</text:p>
          </table:table-cell>
          <table:table-cell office:value-type="float" office:value="0.032541662" calcext:value-type="float">
            <text:p>0.032541662</text:p>
          </table:table-cell>
          <table:table-cell/>
          <table:table-cell office:value-type="float" office:value="0.055109203" calcext:value-type="float">
            <text:p>0.055109203</text:p>
          </table:table-cell>
          <table:table-cell office:value-type="float" office:value="-0.00053590786" calcext:value-type="float">
            <text:p>-0.00053590786</text:p>
          </table:table-cell>
          <table:table-cell/>
          <table:table-cell office:value-type="float" office:value="0.020681331" calcext:value-type="float">
            <text:p>0.020681331</text:p>
          </table:table-cell>
          <table:table-cell office:value-type="float" office:value="0.01370123" calcext:value-type="float">
            <text:p>0.01370123</text:p>
          </table:table-cell>
          <table:table-cell/>
          <table:table-cell table:formula="of:=([.A163]+[.D163]+[.G163])/3" office:value-type="float" office:value="0.075577908" calcext:value-type="float">
            <text:p>0.075577908</text:p>
          </table:table-cell>
          <table:table-cell table:formula="of:=([.B163]+[.E163]+[.H163])/3" office:value-type="float" office:value="0.01523566138" calcext:value-type="float">
            <text:p>0.01523566138</text:p>
          </table:table-cell>
        </table:table-row>
        <table:table-row table:style-name="ro1">
          <table:table-cell office:value-type="float" office:value="0.11849046" calcext:value-type="float">
            <text:p>0.11849046</text:p>
          </table:table-cell>
          <table:table-cell office:value-type="float" office:value="-0.0021334204" calcext:value-type="float">
            <text:p>-0.0021334204</text:p>
          </table:table-cell>
          <table:table-cell/>
          <table:table-cell office:value-type="float" office:value="0.062342428" calcext:value-type="float">
            <text:p>0.062342428</text:p>
          </table:table-cell>
          <table:table-cell office:value-type="float" office:value="0.0047911033" calcext:value-type="float">
            <text:p>0.0047911033</text:p>
          </table:table-cell>
          <table:table-cell/>
          <table:table-cell office:value-type="float" office:value="0.032236207" calcext:value-type="float">
            <text:p>0.032236207</text:p>
          </table:table-cell>
          <table:table-cell office:value-type="float" office:value="0.0035420535" calcext:value-type="float">
            <text:p>0.0035420535</text:p>
          </table:table-cell>
          <table:table-cell/>
          <table:table-cell table:formula="of:=([.A164]+[.D164]+[.G164])/3" office:value-type="float" office:value="0.0710230316666667" calcext:value-type="float">
            <text:p>0.071023031666667</text:p>
          </table:table-cell>
          <table:table-cell table:formula="of:=([.B164]+[.E164]+[.H164])/3" office:value-type="float" office:value="0.0020665788" calcext:value-type="float">
            <text:p>0.0020665788</text:p>
          </table:table-cell>
        </table:table-row>
        <table:table-row table:style-name="ro1">
          <table:table-cell office:value-type="float" office:value="0.14992753" calcext:value-type="float">
            <text:p>0.14992753</text:p>
          </table:table-cell>
          <table:table-cell office:value-type="float" office:value="0.021370964" calcext:value-type="float">
            <text:p>0.021370964</text:p>
          </table:table-cell>
          <table:table-cell/>
          <table:table-cell office:value-type="float" office:value="0.05566873" calcext:value-type="float">
            <text:p>0.05566873</text:p>
          </table:table-cell>
          <table:table-cell office:value-type="float" office:value="0.016177205" calcext:value-type="float">
            <text:p>0.016177205</text:p>
          </table:table-cell>
          <table:table-cell/>
          <table:table-cell office:value-type="float" office:value="0.0013270424" calcext:value-type="float">
            <text:p>0.0013270424</text:p>
          </table:table-cell>
          <table:table-cell office:value-type="float" office:value="0.027797189" calcext:value-type="float">
            <text:p>0.027797189</text:p>
          </table:table-cell>
          <table:table-cell/>
          <table:table-cell table:formula="of:=([.A165]+[.D165]+[.G165])/3" office:value-type="float" office:value="0.0689744341333333" calcext:value-type="float">
            <text:p>0.068974434133333</text:p>
          </table:table-cell>
          <table:table-cell table:formula="of:=([.B165]+[.E165]+[.H165])/3" office:value-type="float" office:value="0.021781786" calcext:value-type="float">
            <text:p>0.021781786</text:p>
          </table:table-cell>
        </table:table-row>
        <table:table-row table:style-name="ro1">
          <table:table-cell office:value-type="float" office:value="0.104173064" calcext:value-type="float">
            <text:p>0.104173064</text:p>
          </table:table-cell>
          <table:table-cell office:value-type="float" office:value="0.020991698" calcext:value-type="float">
            <text:p>0.020991698</text:p>
          </table:table-cell>
          <table:table-cell/>
          <table:table-cell office:value-type="float" office:value="0.044169243" calcext:value-type="float">
            <text:p>0.044169243</text:p>
          </table:table-cell>
          <table:table-cell office:value-type="float" office:value="-0.07355088" calcext:value-type="float">
            <text:p>-0.07355088</text:p>
          </table:table-cell>
          <table:table-cell/>
          <table:table-cell office:value-type="float" office:value="0.021628913" calcext:value-type="float">
            <text:p>0.021628913</text:p>
          </table:table-cell>
          <table:table-cell office:value-type="float" office:value="-0.013434675" calcext:value-type="float">
            <text:p>-0.013434675</text:p>
          </table:table-cell>
          <table:table-cell/>
          <table:table-cell table:formula="of:=([.A166]+[.D166]+[.G166])/3" office:value-type="float" office:value="0.0566570733333333" calcext:value-type="float">
            <text:p>0.056657073333333</text:p>
          </table:table-cell>
          <table:table-cell table:formula="of:=([.B166]+[.E166]+[.H166])/3" office:value-type="float" office:value="-0.0219979523333333" calcext:value-type="float">
            <text:p>-0.021997952333333</text:p>
          </table:table-cell>
        </table:table-row>
        <table:table-row table:style-name="ro1">
          <table:table-cell office:value-type="float" office:value="0.113750845" calcext:value-type="float">
            <text:p>0.113750845</text:p>
          </table:table-cell>
          <table:table-cell office:value-type="float" office:value="0.0043905396" calcext:value-type="float">
            <text:p>0.0043905396</text:p>
          </table:table-cell>
          <table:table-cell/>
          <table:table-cell office:value-type="float" office:value="0.030084345" calcext:value-type="float">
            <text:p>0.030084345</text:p>
          </table:table-cell>
          <table:table-cell office:value-type="float" office:value="-0.03411569" calcext:value-type="float">
            <text:p>-0.03411569</text:p>
          </table:table-cell>
          <table:table-cell/>
          <table:table-cell office:value-type="float" office:value="0.026936693" calcext:value-type="float">
            <text:p>0.026936693</text:p>
          </table:table-cell>
          <table:table-cell office:value-type="float" office:value="-0.022418322" calcext:value-type="float">
            <text:p>-0.022418322</text:p>
          </table:table-cell>
          <table:table-cell/>
          <table:table-cell table:formula="of:=([.A167]+[.D167]+[.G167])/3" office:value-type="float" office:value="0.056923961" calcext:value-type="float">
            <text:p>0.056923961</text:p>
          </table:table-cell>
          <table:table-cell table:formula="of:=([.B167]+[.E167]+[.H167])/3" office:value-type="float" office:value="-0.0173811574666667" calcext:value-type="float">
            <text:p>-0.017381157466667</text:p>
          </table:table-cell>
        </table:table-row>
        <table:table-row table:style-name="ro1">
          <table:table-cell office:value-type="float" office:value="0.087654084" calcext:value-type="float">
            <text:p>0.087654084</text:p>
          </table:table-cell>
          <table:table-cell office:value-type="float" office:value="-0.015604174" calcext:value-type="float">
            <text:p>-0.015604174</text:p>
          </table:table-cell>
          <table:table-cell/>
          <table:table-cell office:value-type="float" office:value="0.004663806" calcext:value-type="float">
            <text:p>0.004663806</text:p>
          </table:table-cell>
          <table:table-cell office:value-type="float" office:value="0.007088848" calcext:value-type="float">
            <text:p>0.007088848</text:p>
          </table:table-cell>
          <table:table-cell/>
          <table:table-cell office:value-type="float" office:value="0.0066649206" calcext:value-type="float">
            <text:p>0.0066649206</text:p>
          </table:table-cell>
          <table:table-cell office:value-type="float" office:value="0.007728811" calcext:value-type="float">
            <text:p>0.007728811</text:p>
          </table:table-cell>
          <table:table-cell/>
          <table:table-cell table:formula="of:=([.A168]+[.D168]+[.G168])/3" office:value-type="float" office:value="0.0329942702" calcext:value-type="float">
            <text:p>0.0329942702</text:p>
          </table:table-cell>
          <table:table-cell table:formula="of:=([.B168]+[.E168]+[.H168])/3" office:value-type="float" office:value="-0.000262171666666667" calcext:value-type="float">
            <text:p>-0.000262171666667</text:p>
          </table:table-cell>
        </table:table-row>
        <table:table-row table:style-name="ro1">
          <table:table-cell office:value-type="float" office:value="0.06570503" calcext:value-type="float">
            <text:p>0.06570503</text:p>
          </table:table-cell>
          <table:table-cell office:value-type="float" office:value="0.005511903" calcext:value-type="float">
            <text:p>0.005511903</text:p>
          </table:table-cell>
          <table:table-cell/>
          <table:table-cell office:value-type="float" office:value="0.010130045" calcext:value-type="float">
            <text:p>0.010130045</text:p>
          </table:table-cell>
          <table:table-cell office:value-type="float" office:value="0.0145098455" calcext:value-type="float">
            <text:p>0.0145098455</text:p>
          </table:table-cell>
          <table:table-cell/>
          <table:table-cell office:value-type="float" office:value="0.037639048" calcext:value-type="float">
            <text:p>0.037639048</text:p>
          </table:table-cell>
          <table:table-cell office:value-type="float" office:value="-0.010622222" calcext:value-type="float">
            <text:p>-0.010622222</text:p>
          </table:table-cell>
          <table:table-cell/>
          <table:table-cell table:formula="of:=([.A169]+[.D169]+[.G169])/3" office:value-type="float" office:value="0.0378247076666667" calcext:value-type="float">
            <text:p>0.037824707666667</text:p>
          </table:table-cell>
          <table:table-cell table:formula="of:=([.B169]+[.E169]+[.H169])/3" office:value-type="float" office:value="0.0031331755" calcext:value-type="float">
            <text:p>0.0031331755</text:p>
          </table:table-cell>
        </table:table-row>
        <table:table-row table:style-name="ro1">
          <table:table-cell office:value-type="float" office:value="0.06968144" calcext:value-type="float">
            <text:p>0.06968144</text:p>
          </table:table-cell>
          <table:table-cell office:value-type="float" office:value="-0.007563684" calcext:value-type="float">
            <text:p>-0.007563684</text:p>
          </table:table-cell>
          <table:table-cell/>
          <table:table-cell office:value-type="float" office:value="0.018345557" calcext:value-type="float">
            <text:p>0.018345557</text:p>
          </table:table-cell>
          <table:table-cell office:value-type="float" office:value="0.1589573" calcext:value-type="float">
            <text:p>0.1589573</text:p>
          </table:table-cell>
          <table:table-cell/>
          <table:table-cell office:value-type="float" office:value="0.016516747" calcext:value-type="float">
            <text:p>0.016516747</text:p>
          </table:table-cell>
          <table:table-cell office:value-type="float" office:value="0.20401423" calcext:value-type="float">
            <text:p>0.20401423</text:p>
          </table:table-cell>
          <table:table-cell/>
          <table:table-cell table:formula="of:=([.A170]+[.D170]+[.G170])/3" office:value-type="float" office:value="0.0348479146666667" calcext:value-type="float">
            <text:p>0.034847914666667</text:p>
          </table:table-cell>
          <table:table-cell table:formula="of:=([.B170]+[.E170]+[.H170])/3" office:value-type="float" office:value="0.118469282" calcext:value-type="float">
            <text:p>0.118469282</text:p>
          </table:table-cell>
        </table:table-row>
        <table:table-row table:style-name="ro1">
          <table:table-cell office:value-type="float" office:value="0.05524254" calcext:value-type="float">
            <text:p>0.05524254</text:p>
          </table:table-cell>
          <table:table-cell office:value-type="float" office:value="0.055155598" calcext:value-type="float">
            <text:p>0.055155598</text:p>
          </table:table-cell>
          <table:table-cell/>
          <table:table-cell office:value-type="float" office:value="0.014533452" calcext:value-type="float">
            <text:p>0.014533452</text:p>
          </table:table-cell>
          <table:table-cell office:value-type="float" office:value="0.24193853" calcext:value-type="float">
            <text:p>0.24193853</text:p>
          </table:table-cell>
          <table:table-cell/>
          <table:table-cell office:value-type="float" office:value="0.0104705645" calcext:value-type="float">
            <text:p>0.0104705645</text:p>
          </table:table-cell>
          <table:table-cell office:value-type="float" office:value="0.023432177" calcext:value-type="float">
            <text:p>0.023432177</text:p>
          </table:table-cell>
          <table:table-cell/>
          <table:table-cell table:formula="of:=([.A171]+[.D171]+[.G171])/3" office:value-type="float" office:value="0.0267488521666667" calcext:value-type="float">
            <text:p>0.026748852166667</text:p>
          </table:table-cell>
          <table:table-cell table:formula="of:=([.B171]+[.E171]+[.H171])/3" office:value-type="float" office:value="0.106842101666667" calcext:value-type="float">
            <text:p>0.106842101666667</text:p>
          </table:table-cell>
        </table:table-row>
        <table:table-row table:style-name="ro1">
          <table:table-cell office:value-type="float" office:value="0.074767105" calcext:value-type="float">
            <text:p>0.074767105</text:p>
          </table:table-cell>
          <table:table-cell office:value-type="float" office:value="0.004156659" calcext:value-type="float">
            <text:p>0.004156659</text:p>
          </table:table-cell>
          <table:table-cell/>
          <table:table-cell office:value-type="float" office:value="0.002533236" calcext:value-type="float">
            <text:p>0.002533236</text:p>
          </table:table-cell>
          <table:table-cell office:value-type="float" office:value="0.18170951" calcext:value-type="float">
            <text:p>0.18170951</text:p>
          </table:table-cell>
          <table:table-cell/>
          <table:table-cell office:value-type="float" office:value="0.025463536" calcext:value-type="float">
            <text:p>0.025463536</text:p>
          </table:table-cell>
          <table:table-cell office:value-type="float" office:value="0.12809576" calcext:value-type="float">
            <text:p>0.12809576</text:p>
          </table:table-cell>
          <table:table-cell/>
          <table:table-cell table:formula="of:=([.A172]+[.D172]+[.G172])/3" office:value-type="float" office:value="0.0342546256666667" calcext:value-type="float">
            <text:p>0.034254625666667</text:p>
          </table:table-cell>
          <table:table-cell table:formula="of:=([.B172]+[.E172]+[.H172])/3" office:value-type="float" office:value="0.104653976333333" calcext:value-type="float">
            <text:p>0.104653976333333</text:p>
          </table:table-cell>
        </table:table-row>
        <table:table-row table:style-name="ro1">
          <table:table-cell office:value-type="float" office:value="0.041362662" calcext:value-type="float">
            <text:p>0.041362662</text:p>
          </table:table-cell>
          <table:table-cell office:value-type="float" office:value="0.014068146" calcext:value-type="float">
            <text:p>0.014068146</text:p>
          </table:table-cell>
          <table:table-cell/>
          <table:table-cell office:value-type="float" office:value="0.025790652" calcext:value-type="float">
            <text:p>0.025790652</text:p>
          </table:table-cell>
          <table:table-cell office:value-type="float" office:value="0.18748876" calcext:value-type="float">
            <text:p>0.18748876</text:p>
          </table:table-cell>
          <table:table-cell/>
          <table:table-cell office:value-type="float" office:value="0.0066574328" calcext:value-type="float">
            <text:p>0.0066574328</text:p>
          </table:table-cell>
          <table:table-cell office:value-type="float" office:value="0.06672662" calcext:value-type="float">
            <text:p>0.06672662</text:p>
          </table:table-cell>
          <table:table-cell/>
          <table:table-cell table:formula="of:=([.A173]+[.D173]+[.G173])/3" office:value-type="float" office:value="0.0246035822666667" calcext:value-type="float">
            <text:p>0.024603582266667</text:p>
          </table:table-cell>
          <table:table-cell table:formula="of:=([.B173]+[.E173]+[.H173])/3" office:value-type="float" office:value="0.089427842" calcext:value-type="float">
            <text:p>0.089427842</text:p>
          </table:table-cell>
        </table:table-row>
        <table:table-row table:style-name="ro1">
          <table:table-cell office:value-type="float" office:value="0.03612777" calcext:value-type="float">
            <text:p>0.03612777</text:p>
          </table:table-cell>
          <table:table-cell office:value-type="float" office:value="0.012661312" calcext:value-type="float">
            <text:p>0.012661312</text:p>
          </table:table-cell>
          <table:table-cell/>
          <table:table-cell office:value-type="float" office:value="0.0060729133" calcext:value-type="float">
            <text:p>0.0060729133</text:p>
          </table:table-cell>
          <table:table-cell office:value-type="float" office:value="0.1687399" calcext:value-type="float">
            <text:p>0.1687399</text:p>
          </table:table-cell>
          <table:table-cell/>
          <table:table-cell office:value-type="float" office:value="0.009946788" calcext:value-type="float">
            <text:p>0.009946788</text:p>
          </table:table-cell>
          <table:table-cell office:value-type="float" office:value="0.060053963" calcext:value-type="float">
            <text:p>0.060053963</text:p>
          </table:table-cell>
          <table:table-cell/>
          <table:table-cell table:formula="of:=([.A174]+[.D174]+[.G174])/3" office:value-type="float" office:value="0.0173824904333333" calcext:value-type="float">
            <text:p>0.017382490433333</text:p>
          </table:table-cell>
          <table:table-cell table:formula="of:=([.B174]+[.E174]+[.H174])/3" office:value-type="float" office:value="0.0804850583333333" calcext:value-type="float">
            <text:p>0.080485058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09:34:09.856000000</meta:creation-date>
    <dc:date>2018-07-06T09:56:05.936000000</dc:date>
    <meta:editing-duration>PT1M35S</meta:editing-duration>
    <meta:editing-cycles>1</meta:editing-cycles>
    <meta:document-statistic meta:table-count="1" meta:cell-count="1392" meta:object-count="0"/>
    <meta:generator>LibreOffice/6.0.4.2$Windows_X86_64 LibreOffice_project/9b0d9b32d5dcda91d2f1a96dc04c645c450872bf</meta:generator>
  </office:meta>
</office:document-meta>
</file>